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2000000E000000DF000000DFDB16D684671DD303.svm" manifest:media-type="image/x-svm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2000000E000000DF000000DFDB16D684671DD303.svm" manifest:media-type="image/x-svm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9cm" svg:height="8.999cm" svg:x="9.049cm" svg:y="0.1cm">
            <draw:object draw:notify-on-update-of-ranges="Лист1.A1:Лист1.A101 Лист1.B1:Лист1.B101 Лист1.A1:Лист1.A101 Лист1.C1:Лист1.C101 Лист1.A1:Лист1.A101 Лист1.D1:Лист1.D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9.141cm" svg:y="9.403cm">
            <draw:object draw:notify-on-update-of-ranges="Лист1.L1:Лист1.L101 Лист1.M1:Лист1.M101 Лист1.L1:Лист1.L101 Лист1.N1:Лист1.N101 Лист1.L1:Лист1.L101 Лист1.O1:Лист1.O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4cm" svg:x="9.224cm" svg:y="18.753cm">
            <draw:object draw:notify-on-update-of-ranges="Лист1.A103:Лист1.A113 Лист1.B103:Лист1.B1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9.092cm" svg:y="27.883cm">
            <draw:object draw:notify-on-update-of-ranges="Лист1.L103:Лист1.L113 Лист1.M103:Лист1.M1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461848" calcext:value-type="float">
            <text:p>0,461848</text:p>
          </table:table-cell>
          <table:table-cell office:value-type="float" office:value="0.325102" calcext:value-type="float">
            <text:p>0,325102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265341" calcext:value-type="float">
            <text:p>0,265341</text:p>
          </table:table-cell>
          <table:table-cell office:value-type="float" office:value="0.255629" calcext:value-type="float">
            <text:p>0,255629</text:p>
          </table:table-cell>
        </table:table-row>
        <table:table-row table:style-name="ro1">
          <table:table-cell office:value-type="float" office:value="0.0314159" calcext:value-type="float">
            <text:p>0,0314159</text:p>
          </table:table-cell>
          <table:table-cell office:value-type="float" office:value="0.531411" calcext:value-type="float">
            <text:p>0,531411</text:p>
          </table:table-cell>
          <table:table-cell office:value-type="float" office:value="0.461293" calcext:value-type="float">
            <text:p>0,461293</text:p>
          </table:table-cell>
          <table:table-cell office:value-type="float" office:value="0.432139" calcext:value-type="float">
            <text:p>0,432139</text:p>
          </table:table-cell>
          <table:table-cell table:number-columns-repeated="7"/>
          <table:table-cell office:value-type="float" office:value="0.0314159" calcext:value-type="float">
            <text:p>0,0314159</text:p>
          </table:table-cell>
          <table:table-cell office:value-type="float" office:value="0.531411" calcext:value-type="float">
            <text:p>0,531411</text:p>
          </table:table-cell>
          <table:table-cell office:value-type="float" office:value="0.43678" calcext:value-type="float">
            <text:p>0,43678</text:p>
          </table:table-cell>
          <table:table-cell office:value-type="float" office:value="0.39635" calcext:value-type="float">
            <text:p>0,39635</text:p>
          </table:table-cell>
        </table:table-row>
        <table:table-row table:style-name="ro1">
          <table:table-cell office:value-type="float" office:value="0.0628319" calcext:value-type="float">
            <text:p>0,0628319</text:p>
          </table:table-cell>
          <table:table-cell office:value-type="float" office:value="0.562791" calcext:value-type="float">
            <text:p>0,562791</text:p>
          </table:table-cell>
          <table:table-cell office:value-type="float" office:value="0.362154" calcext:value-type="float">
            <text:p>0,362154</text:p>
          </table:table-cell>
          <table:table-cell office:value-type="float" office:value="0.457505" calcext:value-type="float">
            <text:p>0,457505</text:p>
          </table:table-cell>
          <table:table-cell table:number-columns-repeated="7"/>
          <table:table-cell office:value-type="float" office:value="0.0628319" calcext:value-type="float">
            <text:p>0,0628319</text:p>
          </table:table-cell>
          <table:table-cell office:value-type="float" office:value="0.562791" calcext:value-type="float">
            <text:p>0,562791</text:p>
          </table:table-cell>
          <table:table-cell office:value-type="float" office:value="0.617395" calcext:value-type="float">
            <text:p>0,617395</text:p>
          </table:table-cell>
          <table:table-cell office:value-type="float" office:value="0.493681" calcext:value-type="float">
            <text:p>0,493681</text:p>
          </table:table-cell>
        </table:table-row>
        <table:table-row table:style-name="ro1">
          <table:table-cell office:value-type="float" office:value="0.0942478" calcext:value-type="float">
            <text:p>0,0942478</text:p>
          </table:table-cell>
          <table:table-cell office:value-type="float" office:value="0.594108" calcext:value-type="float">
            <text:p>0,594108</text:p>
          </table:table-cell>
          <table:table-cell office:value-type="float" office:value="0.585444" calcext:value-type="float">
            <text:p>0,585444</text:p>
          </table:table-cell>
          <table:table-cell office:value-type="float" office:value="0.566045" calcext:value-type="float">
            <text:p>0,566045</text:p>
          </table:table-cell>
          <table:table-cell table:number-columns-repeated="7"/>
          <table:table-cell office:value-type="float" office:value="0.0942478" calcext:value-type="float">
            <text:p>0,0942478</text:p>
          </table:table-cell>
          <table:table-cell office:value-type="float" office:value="0.594108" calcext:value-type="float">
            <text:p>0,594108</text:p>
          </table:table-cell>
          <table:table-cell office:value-type="float" office:value="0.558582" calcext:value-type="float">
            <text:p>0,558582</text:p>
          </table:table-cell>
          <table:table-cell office:value-type="float" office:value="0.568635" calcext:value-type="float">
            <text:p>0,568635</text:p>
          </table:table-cell>
        </table:table-row>
        <table:table-row table:style-name="ro1">
          <table:table-cell office:value-type="float" office:value="0.125664" calcext:value-type="float">
            <text:p>0,125664</text:p>
          </table:table-cell>
          <table:table-cell office:value-type="float" office:value="0.625333" calcext:value-type="float">
            <text:p>0,625333</text:p>
          </table:table-cell>
          <table:table-cell office:value-type="float" office:value="0.743137" calcext:value-type="float">
            <text:p>0,743137</text:p>
          </table:table-cell>
          <table:table-cell office:value-type="float" office:value="0.718571" calcext:value-type="float">
            <text:p>0,718571</text:p>
          </table:table-cell>
          <table:table-cell table:number-columns-repeated="7"/>
          <table:table-cell office:value-type="float" office:value="0.125664" calcext:value-type="float">
            <text:p>0,125664</text:p>
          </table:table-cell>
          <table:table-cell office:value-type="float" office:value="0.625333" calcext:value-type="float">
            <text:p>0,625333</text:p>
          </table:table-cell>
          <table:table-cell office:value-type="float" office:value="0.457589" calcext:value-type="float">
            <text:p>0,457589</text:p>
          </table:table-cell>
          <table:table-cell office:value-type="float" office:value="0.588865" calcext:value-type="float">
            <text:p>0,588865</text:p>
          </table:table-cell>
        </table:table-row>
        <table:table-row table:style-name="ro1">
          <table:table-cell office:value-type="float" office:value="0.15708" calcext:value-type="float">
            <text:p>0,15708</text:p>
          </table:table-cell>
          <table:table-cell office:value-type="float" office:value="0.656434" calcext:value-type="float">
            <text:p>0,656434</text:p>
          </table:table-cell>
          <table:table-cell office:value-type="float" office:value="0.817758" calcext:value-type="float">
            <text:p>0,817758</text:p>
          </table:table-cell>
          <table:table-cell office:value-type="float" office:value="0.693446" calcext:value-type="float">
            <text:p>0,693446</text:p>
          </table:table-cell>
          <table:table-cell table:number-columns-repeated="7"/>
          <table:table-cell office:value-type="float" office:value="0.15708" calcext:value-type="float">
            <text:p>0,15708</text:p>
          </table:table-cell>
          <table:table-cell office:value-type="float" office:value="0.656434" calcext:value-type="float">
            <text:p>0,656434</text:p>
          </table:table-cell>
          <table:table-cell office:value-type="float" office:value="0.826113" calcext:value-type="float">
            <text:p>0,826113</text:p>
          </table:table-cell>
          <table:table-cell office:value-type="float" office:value="0.609061" calcext:value-type="float">
            <text:p>0,609061</text:p>
          </table:table-cell>
        </table:table-row>
        <table:table-row table:style-name="ro1">
          <table:table-cell office:value-type="float" office:value="0.188496" calcext:value-type="float">
            <text:p>0,188496</text:p>
          </table:table-cell>
          <table:table-cell office:value-type="float" office:value="0.687381" calcext:value-type="float">
            <text:p>0,687381</text:p>
          </table:table-cell>
          <table:table-cell office:value-type="float" office:value="0.472019" calcext:value-type="float">
            <text:p>0,472019</text:p>
          </table:table-cell>
          <table:table-cell office:value-type="float" office:value="0.662831" calcext:value-type="float">
            <text:p>0,662831</text:p>
          </table:table-cell>
          <table:table-cell table:number-columns-repeated="7"/>
          <table:table-cell office:value-type="float" office:value="0.188496" calcext:value-type="float">
            <text:p>0,188496</text:p>
          </table:table-cell>
          <table:table-cell office:value-type="float" office:value="0.687381" calcext:value-type="float">
            <text:p>0,687381</text:p>
          </table:table-cell>
          <table:table-cell office:value-type="float" office:value="0.476917" calcext:value-type="float">
            <text:p>0,476917</text:p>
          </table:table-cell>
          <table:table-cell office:value-type="float" office:value="0.657021" calcext:value-type="float">
            <text:p>0,657021</text:p>
          </table:table-cell>
        </table:table-row>
        <table:table-row table:style-name="ro1">
          <table:table-cell office:value-type="float" office:value="0.219911" calcext:value-type="float">
            <text:p>0,219911</text:p>
          </table:table-cell>
          <table:table-cell office:value-type="float" office:value="0.718143" calcext:value-type="float">
            <text:p>0,718143</text:p>
          </table:table-cell>
          <table:table-cell office:value-type="float" office:value="0.771506" calcext:value-type="float">
            <text:p>0,771506</text:p>
          </table:table-cell>
          <table:table-cell office:value-type="float" office:value="0.670853" calcext:value-type="float">
            <text:p>0,670853</text:p>
          </table:table-cell>
          <table:table-cell table:number-columns-repeated="7"/>
          <table:table-cell office:value-type="float" office:value="0.219911" calcext:value-type="float">
            <text:p>0,219911</text:p>
          </table:table-cell>
          <table:table-cell office:value-type="float" office:value="0.718143" calcext:value-type="float">
            <text:p>0,718143</text:p>
          </table:table-cell>
          <table:table-cell office:value-type="float" office:value="0.698483" calcext:value-type="float">
            <text:p>0,698483</text:p>
          </table:table-cell>
          <table:table-cell office:value-type="float" office:value="0.71451" calcext:value-type="float">
            <text:p>0,71451</text:p>
          </table:table-cell>
        </table:table-row>
        <table:table-row table:style-name="ro1">
          <table:table-cell office:value-type="float" office:value="0.251327" calcext:value-type="float">
            <text:p>0,251327</text:p>
          </table:table-cell>
          <table:table-cell office:value-type="float" office:value="0.74869" calcext:value-type="float">
            <text:p>0,74869</text:p>
          </table:table-cell>
          <table:table-cell office:value-type="float" office:value="0.730637" calcext:value-type="float">
            <text:p>0,730637</text:p>
          </table:table-cell>
          <table:table-cell office:value-type="float" office:value="0.74349" calcext:value-type="float">
            <text:p>0,74349</text:p>
          </table:table-cell>
          <table:table-cell table:number-columns-repeated="7"/>
          <table:table-cell office:value-type="float" office:value="0.251327" calcext:value-type="float">
            <text:p>0,251327</text:p>
          </table:table-cell>
          <table:table-cell office:value-type="float" office:value="0.74869" calcext:value-type="float">
            <text:p>0,74869</text:p>
          </table:table-cell>
          <table:table-cell office:value-type="float" office:value="0.866005" calcext:value-type="float">
            <text:p>0,866005</text:p>
          </table:table-cell>
          <table:table-cell office:value-type="float" office:value="0.781746" calcext:value-type="float">
            <text:p>0,781746</text:p>
          </table:table-cell>
        </table:table-row>
        <table:table-row table:style-name="ro1">
          <table:table-cell office:value-type="float" office:value="0.282743" calcext:value-type="float">
            <text:p>0,282743</text:p>
          </table:table-cell>
          <table:table-cell office:value-type="float" office:value="0.778991" calcext:value-type="float">
            <text:p>0,778991</text:p>
          </table:table-cell>
          <table:table-cell office:value-type="float" office:value="0.733229" calcext:value-type="float">
            <text:p>0,733229</text:p>
          </table:table-cell>
          <table:table-cell office:value-type="float" office:value="0.690451" calcext:value-type="float">
            <text:p>0,690451</text:p>
          </table:table-cell>
          <table:table-cell table:number-columns-repeated="7"/>
          <table:table-cell office:value-type="float" office:value="0.282743" calcext:value-type="float">
            <text:p>0,282743</text:p>
          </table:table-cell>
          <table:table-cell office:value-type="float" office:value="0.778991" calcext:value-type="float">
            <text:p>0,778991</text:p>
          </table:table-cell>
          <table:table-cell office:value-type="float" office:value="0.780876" calcext:value-type="float">
            <text:p>0,780876</text:p>
          </table:table-cell>
          <table:table-cell office:value-type="float" office:value="0.841586" calcext:value-type="float">
            <text:p>0,841586</text:p>
          </table:table-cell>
        </table:table-row>
        <table:table-row table:style-name="ro1">
          <table:table-cell office:value-type="float" office:value="0.314159" calcext:value-type="float">
            <text:p>0,314159</text:p>
          </table:table-cell>
          <table:table-cell office:value-type="float" office:value="0.809017" calcext:value-type="float">
            <text:p>0,809017</text:p>
          </table:table-cell>
          <table:table-cell office:value-type="float" office:value="0.591167" calcext:value-type="float">
            <text:p>0,591167</text:p>
          </table:table-cell>
          <table:table-cell office:value-type="float" office:value="0.639481" calcext:value-type="float">
            <text:p>0,639481</text:p>
          </table:table-cell>
          <table:table-cell table:number-columns-repeated="7"/>
          <table:table-cell office:value-type="float" office:value="0.314159" calcext:value-type="float">
            <text:p>0,314159</text:p>
          </table:table-cell>
          <table:table-cell office:value-type="float" office:value="0.809017" calcext:value-type="float">
            <text:p>0,809017</text:p>
          </table:table-cell>
          <table:table-cell office:value-type="float" office:value="1.05782" calcext:value-type="float">
            <text:p>1,05782</text:p>
          </table:table-cell>
          <table:table-cell office:value-type="float" office:value="0.873652" calcext:value-type="float">
            <text:p>0,873652</text:p>
          </table:table-cell>
        </table:table-row>
        <table:table-row table:style-name="ro1">
          <table:table-cell office:value-type="float" office:value="0.345575" calcext:value-type="float">
            <text:p>0,345575</text:p>
          </table:table-cell>
          <table:table-cell office:value-type="float" office:value="0.838738" calcext:value-type="float">
            <text:p>0,838738</text:p>
          </table:table-cell>
          <table:table-cell office:value-type="float" office:value="0.612476" calcext:value-type="float">
            <text:p>0,612476</text:p>
          </table:table-cell>
          <table:table-cell office:value-type="float" office:value="0.634492" calcext:value-type="float">
            <text:p>0,634492</text:p>
          </table:table-cell>
          <table:table-cell table:number-columns-repeated="7"/>
          <table:table-cell office:value-type="float" office:value="0.345575" calcext:value-type="float">
            <text:p>0,345575</text:p>
          </table:table-cell>
          <table:table-cell office:value-type="float" office:value="0.838738" calcext:value-type="float">
            <text:p>0,838738</text:p>
          </table:table-cell>
          <table:table-cell office:value-type="float" office:value="0.701227" calcext:value-type="float">
            <text:p>0,701227</text:p>
          </table:table-cell>
          <table:table-cell office:value-type="float" office:value="0.878372" calcext:value-type="float">
            <text:p>0,878372</text:p>
          </table:table-cell>
        </table:table-row>
        <table:table-row table:style-name="ro1">
          <table:table-cell office:value-type="float" office:value="0.376991" calcext:value-type="float">
            <text:p>0,376991</text:p>
          </table:table-cell>
          <table:table-cell office:value-type="float" office:value="0.868125" calcext:value-type="float">
            <text:p>0,868125</text:p>
          </table:table-cell>
          <table:table-cell office:value-type="float" office:value="0.708233" calcext:value-type="float">
            <text:p>0,708233</text:p>
          </table:table-cell>
          <table:table-cell office:value-type="float" office:value="0.713823" calcext:value-type="float">
            <text:p>0,713823</text:p>
          </table:table-cell>
          <table:table-cell table:number-columns-repeated="7"/>
          <table:table-cell office:value-type="float" office:value="0.376991" calcext:value-type="float">
            <text:p>0,376991</text:p>
          </table:table-cell>
          <table:table-cell office:value-type="float" office:value="0.868125" calcext:value-type="float">
            <text:p>0,868125</text:p>
          </table:table-cell>
          <table:table-cell office:value-type="float" office:value="0.955818" calcext:value-type="float">
            <text:p>0,955818</text:p>
          </table:table-cell>
          <table:table-cell office:value-type="float" office:value="0.870936" calcext:value-type="float">
            <text:p>0,870936</text:p>
          </table:table-cell>
        </table:table-row>
        <table:table-row table:style-name="ro1">
          <table:table-cell office:value-type="float" office:value="0.408407" calcext:value-type="float">
            <text:p>0,408407</text:p>
          </table:table-cell>
          <table:table-cell office:value-type="float" office:value="0.897148" calcext:value-type="float">
            <text:p>0,897148</text:p>
          </table:table-cell>
          <table:table-cell office:value-type="float" office:value="0.822892" calcext:value-type="float">
            <text:p>0,822892</text:p>
          </table:table-cell>
          <table:table-cell office:value-type="float" office:value="0.826127" calcext:value-type="float">
            <text:p>0,826127</text:p>
          </table:table-cell>
          <table:table-cell table:number-columns-repeated="7"/>
          <table:table-cell office:value-type="float" office:value="0.408407" calcext:value-type="float">
            <text:p>0,408407</text:p>
          </table:table-cell>
          <table:table-cell office:value-type="float" office:value="0.897148" calcext:value-type="float">
            <text:p>0,897148</text:p>
          </table:table-cell>
          <table:table-cell office:value-type="float" office:value="0.901123" calcext:value-type="float">
            <text:p>0,901123</text:p>
          </table:table-cell>
          <table:table-cell office:value-type="float" office:value="0.869925" calcext:value-type="float">
            <text:p>0,869925</text:p>
          </table:table-cell>
        </table:table-row>
        <table:table-row table:style-name="ro1">
          <table:table-cell office:value-type="float" office:value="0.439823" calcext:value-type="float">
            <text:p>0,439823</text:p>
          </table:table-cell>
          <table:table-cell office:value-type="float" office:value="0.925779" calcext:value-type="float">
            <text:p>0,925779</text:p>
          </table:table-cell>
          <table:table-cell office:value-type="float" office:value="0.948489" calcext:value-type="float">
            <text:p>0,948489</text:p>
          </table:table-cell>
          <table:table-cell office:value-type="float" office:value="0.94275" calcext:value-type="float">
            <text:p>0,94275</text:p>
          </table:table-cell>
          <table:table-cell table:number-columns-repeated="7"/>
          <table:table-cell office:value-type="float" office:value="0.439823" calcext:value-type="float">
            <text:p>0,439823</text:p>
          </table:table-cell>
          <table:table-cell office:value-type="float" office:value="0.925779" calcext:value-type="float">
            <text:p>0,925779</text:p>
          </table:table-cell>
          <table:table-cell office:value-type="float" office:value="0.747612" calcext:value-type="float">
            <text:p>0,747612</text:p>
          </table:table-cell>
          <table:table-cell office:value-type="float" office:value="0.901981" calcext:value-type="float">
            <text:p>0,901981</text:p>
          </table:table-cell>
        </table:table-row>
        <table:table-row table:style-name="ro1">
          <table:table-cell office:value-type="float" office:value="0.471239" calcext:value-type="float">
            <text:p>0,471239</text:p>
          </table:table-cell>
          <table:table-cell office:value-type="float" office:value="0.95399" calcext:value-type="float">
            <text:p>0,95399</text:p>
          </table:table-cell>
          <table:table-cell office:value-type="float" office:value="1.05468" calcext:value-type="float">
            <text:p>1,05468</text:p>
          </table:table-cell>
          <table:table-cell office:value-type="float" office:value="1.03785" calcext:value-type="float">
            <text:p>1,03785</text:p>
          </table:table-cell>
          <table:table-cell table:number-columns-repeated="7"/>
          <table:table-cell office:value-type="float" office:value="0.471239" calcext:value-type="float">
            <text:p>0,471239</text:p>
          </table:table-cell>
          <table:table-cell office:value-type="float" office:value="0.95399" calcext:value-type="float">
            <text:p>0,95399</text:p>
          </table:table-cell>
          <table:table-cell office:value-type="float" office:value="1.03688" calcext:value-type="float">
            <text:p>1,03688</text:p>
          </table:table-cell>
          <table:table-cell office:value-type="float" office:value="0.925307" calcext:value-type="float">
            <text:p>0,925307</text:p>
          </table:table-cell>
        </table:table-row>
        <table:table-row table:style-name="ro1">
          <table:table-cell office:value-type="float" office:value="0.502655" calcext:value-type="float">
            <text:p>0,502655</text:p>
          </table:table-cell>
          <table:table-cell office:value-type="float" office:value="0.981754" calcext:value-type="float">
            <text:p>0,981754</text:p>
          </table:table-cell>
          <table:table-cell office:value-type="float" office:value="1.10398" calcext:value-type="float">
            <text:p>1,10398</text:p>
          </table:table-cell>
          <table:table-cell office:value-type="float" office:value="1.10683" calcext:value-type="float">
            <text:p>1,10683</text:p>
          </table:table-cell>
          <table:table-cell table:number-columns-repeated="7"/>
          <table:table-cell office:value-type="float" office:value="0.502655" calcext:value-type="float">
            <text:p>0,502655</text:p>
          </table:table-cell>
          <table:table-cell office:value-type="float" office:value="0.981754" calcext:value-type="float">
            <text:p>0,981754</text:p>
          </table:table-cell>
          <table:table-cell office:value-type="float" office:value="0.934783" calcext:value-type="float">
            <text:p>0,934783</text:p>
          </table:table-cell>
          <table:table-cell office:value-type="float" office:value="0.941858" calcext:value-type="float">
            <text:p>0,941858</text:p>
          </table:table-cell>
        </table:table-row>
        <table:table-row table:style-name="ro1">
          <table:table-cell office:value-type="float" office:value="0.534071" calcext:value-type="float">
            <text:p>0,534071</text:p>
          </table:table-cell>
          <table:table-cell office:value-type="float" office:value="1.00904" calcext:value-type="float">
            <text:p>1,00904</text:p>
          </table:table-cell>
          <table:table-cell office:value-type="float" office:value="1.16291" calcext:value-type="float">
            <text:p>1,16291</text:p>
          </table:table-cell>
          <table:table-cell office:value-type="float" office:value="1.16079" calcext:value-type="float">
            <text:p>1,16079</text:p>
          </table:table-cell>
          <table:table-cell table:number-columns-repeated="7"/>
          <table:table-cell office:value-type="float" office:value="0.534071" calcext:value-type="float">
            <text:p>0,534071</text:p>
          </table:table-cell>
          <table:table-cell office:value-type="float" office:value="1.00904" calcext:value-type="float">
            <text:p>1,00904</text:p>
          </table:table-cell>
          <table:table-cell office:value-type="float" office:value="1.00741" calcext:value-type="float">
            <text:p>1,00741</text:p>
          </table:table-cell>
          <table:table-cell office:value-type="float" office:value="0.93964" calcext:value-type="float">
            <text:p>0,93964</text:p>
          </table:table-cell>
        </table:table-row>
        <table:table-row table:style-name="ro1">
          <table:table-cell office:value-type="float" office:value="0.565487" calcext:value-type="float">
            <text:p>0,565487</text:p>
          </table:table-cell>
          <table:table-cell office:value-type="float" office:value="1.03583" calcext:value-type="float">
            <text:p>1,03583</text:p>
          </table:table-cell>
          <table:table-cell office:value-type="float" office:value="1.21465" calcext:value-type="float">
            <text:p>1,21465</text:p>
          </table:table-cell>
          <table:table-cell office:value-type="float" office:value="1.14891" calcext:value-type="float">
            <text:p>1,14891</text:p>
          </table:table-cell>
          <table:table-cell table:number-columns-repeated="7"/>
          <table:table-cell office:value-type="float" office:value="0.565487" calcext:value-type="float">
            <text:p>0,565487</text:p>
          </table:table-cell>
          <table:table-cell office:value-type="float" office:value="1.03583" calcext:value-type="float">
            <text:p>1,03583</text:p>
          </table:table-cell>
          <table:table-cell office:value-type="float" office:value="0.879175" calcext:value-type="float">
            <text:p>0,879175</text:p>
          </table:table-cell>
          <table:table-cell office:value-type="float" office:value="0.953415" calcext:value-type="float">
            <text:p>0,953415</text:p>
          </table:table-cell>
        </table:table-row>
        <table:table-row table:style-name="ro1">
          <table:table-cell office:value-type="float" office:value="0.596903" calcext:value-type="float">
            <text:p>0,596903</text:p>
          </table:table-cell>
          <table:table-cell office:value-type="float" office:value="1.06208" calcext:value-type="float">
            <text:p>1,06208</text:p>
          </table:table-cell>
          <table:table-cell office:value-type="float" office:value="1.04407" calcext:value-type="float">
            <text:p>1,04407</text:p>
          </table:table-cell>
          <table:table-cell office:value-type="float" office:value="1.11241" calcext:value-type="float">
            <text:p>1,11241</text:p>
          </table:table-cell>
          <table:table-cell table:number-columns-repeated="7"/>
          <table:table-cell office:value-type="float" office:value="0.596903" calcext:value-type="float">
            <text:p>0,596903</text:p>
          </table:table-cell>
          <table:table-cell office:value-type="float" office:value="1.06208" calcext:value-type="float">
            <text:p>1,06208</text:p>
          </table:table-cell>
          <table:table-cell office:value-type="float" office:value="0.815321" calcext:value-type="float">
            <text:p>0,815321</text:p>
          </table:table-cell>
          <table:table-cell office:value-type="float" office:value="0.998133" calcext:value-type="float">
            <text:p>0,998133</text:p>
          </table:table-cell>
        </table:table-row>
        <table:table-row table:style-name="ro1">
          <table:table-cell office:value-type="float" office:value="0.628319" calcext:value-type="float">
            <text:p>0,628319</text:p>
          </table:table-cell>
          <table:table-cell office:value-type="float" office:value="1.08779" calcext:value-type="float">
            <text:p>1,08779</text:p>
          </table:table-cell>
          <table:table-cell office:value-type="float" office:value="1.10458" calcext:value-type="float">
            <text:p>1,10458</text:p>
          </table:table-cell>
          <table:table-cell office:value-type="float" office:value="1.04433" calcext:value-type="float">
            <text:p>1,04433</text:p>
          </table:table-cell>
          <table:table-cell table:number-columns-repeated="7"/>
          <table:table-cell office:value-type="float" office:value="0.628319" calcext:value-type="float">
            <text:p>0,628319</text:p>
          </table:table-cell>
          <table:table-cell office:value-type="float" office:value="1.08779" calcext:value-type="float">
            <text:p>1,08779</text:p>
          </table:table-cell>
          <table:table-cell office:value-type="float" office:value="1.26471" calcext:value-type="float">
            <text:p>1,26471</text:p>
          </table:table-cell>
          <table:table-cell office:value-type="float" office:value="1.08824" calcext:value-type="float">
            <text:p>1,08824</text:p>
          </table:table-cell>
        </table:table-row>
        <table:table-row table:style-name="ro1">
          <table:table-cell office:value-type="float" office:value="0.659734" calcext:value-type="float">
            <text:p>0,659734</text:p>
          </table:table-cell>
          <table:table-cell office:value-type="float" office:value="1.11291" calcext:value-type="float">
            <text:p>1,11291</text:p>
          </table:table-cell>
          <table:table-cell office:value-type="float" office:value="0.961352" calcext:value-type="float">
            <text:p>0,961352</text:p>
          </table:table-cell>
          <table:table-cell office:value-type="float" office:value="1.05936" calcext:value-type="float">
            <text:p>1,05936</text:p>
          </table:table-cell>
          <table:table-cell table:number-columns-repeated="7"/>
          <table:table-cell office:value-type="float" office:value="0.659734" calcext:value-type="float">
            <text:p>0,659734</text:p>
          </table:table-cell>
          <table:table-cell office:value-type="float" office:value="1.11291" calcext:value-type="float">
            <text:p>1,11291</text:p>
          </table:table-cell>
          <table:table-cell office:value-type="float" office:value="1.11024" calcext:value-type="float">
            <text:p>1,11024</text:p>
          </table:table-cell>
          <table:table-cell office:value-type="float" office:value="1.17975" calcext:value-type="float">
            <text:p>1,17975</text:p>
          </table:table-cell>
        </table:table-row>
        <table:table-row table:style-name="ro1">
          <table:table-cell office:value-type="float" office:value="0.69115" calcext:value-type="float">
            <text:p>0,69115</text:p>
          </table:table-cell>
          <table:table-cell office:value-type="float" office:value="1.13742" calcext:value-type="float">
            <text:p>1,13742</text:p>
          </table:table-cell>
          <table:table-cell office:value-type="float" office:value="1.14954" calcext:value-type="float">
            <text:p>1,14954</text:p>
          </table:table-cell>
          <table:table-cell office:value-type="float" office:value="1.06077" calcext:value-type="float">
            <text:p>1,06077</text:p>
          </table:table-cell>
          <table:table-cell table:number-columns-repeated="7"/>
          <table:table-cell office:value-type="float" office:value="0.69115" calcext:value-type="float">
            <text:p>0,69115</text:p>
          </table:table-cell>
          <table:table-cell office:value-type="float" office:value="1.13742" calcext:value-type="float">
            <text:p>1,13742</text:p>
          </table:table-cell>
          <table:table-cell office:value-type="float" office:value="1.36328" calcext:value-type="float">
            <text:p>1,36328</text:p>
          </table:table-cell>
          <table:table-cell office:value-type="float" office:value="1.24343" calcext:value-type="float">
            <text:p>1,24343</text:p>
          </table:table-cell>
        </table:table-row>
        <table:table-row table:style-name="ro1">
          <table:table-cell office:value-type="float" office:value="0.722566" calcext:value-type="float">
            <text:p>0,722566</text:p>
          </table:table-cell>
          <table:table-cell office:value-type="float" office:value="1.16131" calcext:value-type="float">
            <text:p>1,16131</text:p>
          </table:table-cell>
          <table:table-cell office:value-type="float" office:value="1.03755" calcext:value-type="float">
            <text:p>1,03755</text:p>
          </table:table-cell>
          <table:table-cell office:value-type="float" office:value="1.06533" calcext:value-type="float">
            <text:p>1,06533</text:p>
          </table:table-cell>
          <table:table-cell table:number-columns-repeated="7"/>
          <table:table-cell office:value-type="float" office:value="0.722566" calcext:value-type="float">
            <text:p>0,722566</text:p>
          </table:table-cell>
          <table:table-cell office:value-type="float" office:value="1.16131" calcext:value-type="float">
            <text:p>1,16131</text:p>
          </table:table-cell>
          <table:table-cell office:value-type="float" office:value="1.23154" calcext:value-type="float">
            <text:p>1,23154</text:p>
          </table:table-cell>
          <table:table-cell office:value-type="float" office:value="1.21652" calcext:value-type="float">
            <text:p>1,21652</text:p>
          </table:table-cell>
        </table:table-row>
        <table:table-row table:style-name="ro1">
          <table:table-cell office:value-type="float" office:value="0.753982" calcext:value-type="float">
            <text:p>0,753982</text:p>
          </table:table-cell>
          <table:table-cell office:value-type="float" office:value="1.18455" calcext:value-type="float">
            <text:p>1,18455</text:p>
          </table:table-cell>
          <table:table-cell office:value-type="float" office:value="1.01948" calcext:value-type="float">
            <text:p>1,01948</text:p>
          </table:table-cell>
          <table:table-cell office:value-type="float" office:value="1.13741" calcext:value-type="float">
            <text:p>1,13741</text:p>
          </table:table-cell>
          <table:table-cell table:number-columns-repeated="7"/>
          <table:table-cell office:value-type="float" office:value="0.753982" calcext:value-type="float">
            <text:p>0,753982</text:p>
          </table:table-cell>
          <table:table-cell office:value-type="float" office:value="1.18455" calcext:value-type="float">
            <text:p>1,18455</text:p>
          </table:table-cell>
          <table:table-cell office:value-type="float" office:value="1.2242" calcext:value-type="float">
            <text:p>1,2242</text:p>
          </table:table-cell>
          <table:table-cell office:value-type="float" office:value="1.22858" calcext:value-type="float">
            <text:p>1,22858</text:p>
          </table:table-cell>
        </table:table-row>
        <table:table-row table:style-name="ro1">
          <table:table-cell office:value-type="float" office:value="0.785398" calcext:value-type="float">
            <text:p>0,785398</text:p>
          </table:table-cell>
          <table:table-cell office:value-type="float" office:value="1.20711" calcext:value-type="float">
            <text:p>1,20711</text:p>
          </table:table-cell>
          <table:table-cell office:value-type="float" office:value="1.40019" calcext:value-type="float">
            <text:p>1,40019</text:p>
          </table:table-cell>
          <table:table-cell office:value-type="float" office:value="1.30457" calcext:value-type="float">
            <text:p>1,30457</text:p>
          </table:table-cell>
          <table:table-cell table:number-columns-repeated="7"/>
          <table:table-cell office:value-type="float" office:value="0.785398" calcext:value-type="float">
            <text:p>0,785398</text:p>
          </table:table-cell>
          <table:table-cell office:value-type="float" office:value="1.20711" calcext:value-type="float">
            <text:p>1,20711</text:p>
          </table:table-cell>
          <table:table-cell office:value-type="float" office:value="1.03141" calcext:value-type="float">
            <text:p>1,03141</text:p>
          </table:table-cell>
          <table:table-cell office:value-type="float" office:value="1.24041" calcext:value-type="float">
            <text:p>1,24041</text:p>
          </table:table-cell>
        </table:table-row>
        <table:table-row table:style-name="ro1">
          <table:table-cell office:value-type="float" office:value="0.816814" calcext:value-type="float">
            <text:p>0,816814</text:p>
          </table:table-cell>
          <table:table-cell office:value-type="float" office:value="1.22897" calcext:value-type="float">
            <text:p>1,22897</text:p>
          </table:table-cell>
          <table:table-cell office:value-type="float" office:value="1.45755" calcext:value-type="float">
            <text:p>1,45755</text:p>
          </table:table-cell>
          <table:table-cell office:value-type="float" office:value="1.43289" calcext:value-type="float">
            <text:p>1,43289</text:p>
          </table:table-cell>
          <table:table-cell table:number-columns-repeated="7"/>
          <table:table-cell office:value-type="float" office:value="0.816814" calcext:value-type="float">
            <text:p>0,816814</text:p>
          </table:table-cell>
          <table:table-cell office:value-type="float" office:value="1.22897" calcext:value-type="float">
            <text:p>1,22897</text:p>
          </table:table-cell>
          <table:table-cell office:value-type="float" office:value="1.43092" calcext:value-type="float">
            <text:p>1,43092</text:p>
          </table:table-cell>
          <table:table-cell office:value-type="float" office:value="1.29998" calcext:value-type="float">
            <text:p>1,29998</text:p>
          </table:table-cell>
        </table:table-row>
        <table:table-row table:style-name="ro1">
          <table:table-cell office:value-type="float" office:value="0.84823" calcext:value-type="float">
            <text:p>0,84823</text:p>
          </table:table-cell>
          <table:table-cell office:value-type="float" office:value="1.25011" calcext:value-type="float">
            <text:p>1,25011</text:p>
          </table:table-cell>
          <table:table-cell office:value-type="float" office:value="1.43151" calcext:value-type="float">
            <text:p>1,43151</text:p>
          </table:table-cell>
          <table:table-cell office:value-type="float" office:value="1.34786" calcext:value-type="float">
            <text:p>1,34786</text:p>
          </table:table-cell>
          <table:table-cell table:number-columns-repeated="7"/>
          <table:table-cell office:value-type="float" office:value="0.84823" calcext:value-type="float">
            <text:p>0,84823</text:p>
          </table:table-cell>
          <table:table-cell office:value-type="float" office:value="1.25011" calcext:value-type="float">
            <text:p>1,25011</text:p>
          </table:table-cell>
          <table:table-cell office:value-type="float" office:value="1.37869" calcext:value-type="float">
            <text:p>1,37869</text:p>
          </table:table-cell>
          <table:table-cell office:value-type="float" office:value="1.32833" calcext:value-type="float">
            <text:p>1,32833</text:p>
          </table:table-cell>
        </table:table-row>
        <table:table-row table:style-name="ro1">
          <table:table-cell office:value-type="float" office:value="0.879646" calcext:value-type="float">
            <text:p>0,879646</text:p>
          </table:table-cell>
          <table:table-cell office:value-type="float" office:value="1.27051" calcext:value-type="float">
            <text:p>1,27051</text:p>
          </table:table-cell>
          <table:table-cell office:value-type="float" office:value="1.1226" calcext:value-type="float">
            <text:p>1,1226</text:p>
          </table:table-cell>
          <table:table-cell office:value-type="float" office:value="1.21804" calcext:value-type="float">
            <text:p>1,21804</text:p>
          </table:table-cell>
          <table:table-cell table:number-columns-repeated="7"/>
          <table:table-cell office:value-type="float" office:value="0.879646" calcext:value-type="float">
            <text:p>0,879646</text:p>
          </table:table-cell>
          <table:table-cell office:value-type="float" office:value="1.27051" calcext:value-type="float">
            <text:p>1,27051</text:p>
          </table:table-cell>
          <table:table-cell office:value-type="float" office:value="1.43095" calcext:value-type="float">
            <text:p>1,43095</text:p>
          </table:table-cell>
          <table:table-cell office:value-type="float" office:value="1.36403" calcext:value-type="float">
            <text:p>1,36403</text:p>
          </table:table-cell>
        </table:table-row>
        <table:table-row table:style-name="ro1">
          <table:table-cell office:value-type="float" office:value="0.911062" calcext:value-type="float">
            <text:p>0,911062</text:p>
          </table:table-cell>
          <table:table-cell office:value-type="float" office:value="1.29016" calcext:value-type="float">
            <text:p>1,29016</text:p>
          </table:table-cell>
          <table:table-cell office:value-type="float" office:value="1.13642" calcext:value-type="float">
            <text:p>1,13642</text:p>
          </table:table-cell>
          <table:table-cell office:value-type="float" office:value="1.21387" calcext:value-type="float">
            <text:p>1,21387</text:p>
          </table:table-cell>
          <table:table-cell table:number-columns-repeated="7"/>
          <table:table-cell office:value-type="float" office:value="0.911062" calcext:value-type="float">
            <text:p>0,911062</text:p>
          </table:table-cell>
          <table:table-cell office:value-type="float" office:value="1.29016" calcext:value-type="float">
            <text:p>1,29016</text:p>
          </table:table-cell>
          <table:table-cell office:value-type="float" office:value="1.17636" calcext:value-type="float">
            <text:p>1,17636</text:p>
          </table:table-cell>
          <table:table-cell office:value-type="float" office:value="1.37129" calcext:value-type="float">
            <text:p>1,37129</text:p>
          </table:table-cell>
        </table:table-row>
        <table:table-row table:style-name="ro1">
          <table:table-cell office:value-type="float" office:value="0.942478" calcext:value-type="float">
            <text:p>0,942478</text:p>
          </table:table-cell>
          <table:table-cell office:value-type="float" office:value="1.30902" calcext:value-type="float">
            <text:p>1,30902</text:p>
          </table:table-cell>
          <table:table-cell office:value-type="float" office:value="1.41213" calcext:value-type="float">
            <text:p>1,41213</text:p>
          </table:table-cell>
          <table:table-cell office:value-type="float" office:value="1.32435" calcext:value-type="float">
            <text:p>1,32435</text:p>
          </table:table-cell>
          <table:table-cell table:number-columns-repeated="7"/>
          <table:table-cell office:value-type="float" office:value="0.942478" calcext:value-type="float">
            <text:p>0,942478</text:p>
          </table:table-cell>
          <table:table-cell office:value-type="float" office:value="1.30902" calcext:value-type="float">
            <text:p>1,30902</text:p>
          </table:table-cell>
          <table:table-cell office:value-type="float" office:value="1.45369" calcext:value-type="float">
            <text:p>1,45369</text:p>
          </table:table-cell>
          <table:table-cell office:value-type="float" office:value="1.39316" calcext:value-type="float">
            <text:p>1,39316</text:p>
          </table:table-cell>
        </table:table-row>
        <table:table-row table:style-name="ro1">
          <table:table-cell office:value-type="float" office:value="0.973894" calcext:value-type="float">
            <text:p>0,973894</text:p>
          </table:table-cell>
          <table:table-cell office:value-type="float" office:value="1.32708" calcext:value-type="float">
            <text:p>1,32708</text:p>
          </table:table-cell>
          <table:table-cell office:value-type="float" office:value="1.39101" calcext:value-type="float">
            <text:p>1,39101</text:p>
          </table:table-cell>
          <table:table-cell office:value-type="float" office:value="1.39119" calcext:value-type="float">
            <text:p>1,39119</text:p>
          </table:table-cell>
          <table:table-cell table:number-columns-repeated="7"/>
          <table:table-cell office:value-type="float" office:value="0.973894" calcext:value-type="float">
            <text:p>0,973894</text:p>
          </table:table-cell>
          <table:table-cell office:value-type="float" office:value="1.32708" calcext:value-type="float">
            <text:p>1,32708</text:p>
          </table:table-cell>
          <table:table-cell office:value-type="float" office:value="1.51921" calcext:value-type="float">
            <text:p>1,51921</text:p>
          </table:table-cell>
          <table:table-cell office:value-type="float" office:value="1.39933" calcext:value-type="float">
            <text:p>1,39933</text:p>
          </table:table-cell>
        </table:table-row>
        <table:table-row table:style-name="ro1">
          <table:table-cell office:value-type="float" office:value="1.00531" calcext:value-type="float">
            <text:p>1,00531</text:p>
          </table:table-cell>
          <table:table-cell office:value-type="float" office:value="1.34433" calcext:value-type="float">
            <text:p>1,34433</text:p>
          </table:table-cell>
          <table:table-cell office:value-type="float" office:value="1.37048" calcext:value-type="float">
            <text:p>1,37048</text:p>
          </table:table-cell>
          <table:table-cell office:value-type="float" office:value="1.4236" calcext:value-type="float">
            <text:p>1,4236</text:p>
          </table:table-cell>
          <table:table-cell table:number-columns-repeated="7"/>
          <table:table-cell office:value-type="float" office:value="1.00531" calcext:value-type="float">
            <text:p>1,00531</text:p>
          </table:table-cell>
          <table:table-cell office:value-type="float" office:value="1.34433" calcext:value-type="float">
            <text:p>1,34433</text:p>
          </table:table-cell>
          <table:table-cell office:value-type="float" office:value="1.3859" calcext:value-type="float">
            <text:p>1,3859</text:p>
          </table:table-cell>
          <table:table-cell office:value-type="float" office:value="1.39425" calcext:value-type="float">
            <text:p>1,39425</text:p>
          </table:table-cell>
        </table:table-row>
        <table:table-row table:style-name="ro1">
          <table:table-cell office:value-type="float" office:value="1.03673" calcext:value-type="float">
            <text:p>1,03673</text:p>
          </table:table-cell>
          <table:table-cell office:value-type="float" office:value="1.36074" calcext:value-type="float">
            <text:p>1,36074</text:p>
          </table:table-cell>
          <table:table-cell office:value-type="float" office:value="1.52958" calcext:value-type="float">
            <text:p>1,52958</text:p>
          </table:table-cell>
          <table:table-cell office:value-type="float" office:value="1.38445" calcext:value-type="float">
            <text:p>1,38445</text:p>
          </table:table-cell>
          <table:table-cell table:number-columns-repeated="7"/>
          <table:table-cell office:value-type="float" office:value="1.03673" calcext:value-type="float">
            <text:p>1,03673</text:p>
          </table:table-cell>
          <table:table-cell office:value-type="float" office:value="1.36074" calcext:value-type="float">
            <text:p>1,36074</text:p>
          </table:table-cell>
          <table:table-cell office:value-type="float" office:value="1.31002" calcext:value-type="float">
            <text:p>1,31002</text:p>
          </table:table-cell>
          <table:table-cell office:value-type="float" office:value="1.37925" calcext:value-type="float">
            <text:p>1,37925</text:p>
          </table:table-cell>
        </table:table-row>
        <table:table-row table:style-name="ro1">
          <table:table-cell office:value-type="float" office:value="1.06814" calcext:value-type="float">
            <text:p>1,06814</text:p>
          </table:table-cell>
          <table:table-cell office:value-type="float" office:value="1.37631" calcext:value-type="float">
            <text:p>1,37631</text:p>
          </table:table-cell>
          <table:table-cell office:value-type="float" office:value="1.19793" calcext:value-type="float">
            <text:p>1,19793</text:p>
          </table:table-cell>
          <table:table-cell office:value-type="float" office:value="1.32174" calcext:value-type="float">
            <text:p>1,32174</text:p>
          </table:table-cell>
          <table:table-cell table:number-columns-repeated="7"/>
          <table:table-cell office:value-type="float" office:value="1.06814" calcext:value-type="float">
            <text:p>1,06814</text:p>
          </table:table-cell>
          <table:table-cell office:value-type="float" office:value="1.37631" calcext:value-type="float">
            <text:p>1,37631</text:p>
          </table:table-cell>
          <table:table-cell office:value-type="float" office:value="1.28291" calcext:value-type="float">
            <text:p>1,28291</text:p>
          </table:table-cell>
          <table:table-cell office:value-type="float" office:value="1.3606" calcext:value-type="float">
            <text:p>1,3606</text:p>
          </table:table-cell>
        </table:table-row>
        <table:table-row table:style-name="ro1">
          <table:table-cell office:value-type="float" office:value="1.09956" calcext:value-type="float">
            <text:p>1,09956</text:p>
          </table:table-cell>
          <table:table-cell office:value-type="float" office:value="1.39101" calcext:value-type="float">
            <text:p>1,39101</text:p>
          </table:table-cell>
          <table:table-cell office:value-type="float" office:value="1.28496" calcext:value-type="float">
            <text:p>1,28496</text:p>
          </table:table-cell>
          <table:table-cell office:value-type="float" office:value="1.31838" calcext:value-type="float">
            <text:p>1,31838</text:p>
          </table:table-cell>
          <table:table-cell table:number-columns-repeated="7"/>
          <table:table-cell office:value-type="float" office:value="1.09956" calcext:value-type="float">
            <text:p>1,09956</text:p>
          </table:table-cell>
          <table:table-cell office:value-type="float" office:value="1.39101" calcext:value-type="float">
            <text:p>1,39101</text:p>
          </table:table-cell>
          <table:table-cell office:value-type="float" office:value="1.53119" calcext:value-type="float">
            <text:p>1,53119</text:p>
          </table:table-cell>
          <table:table-cell office:value-type="float" office:value="1.36934" calcext:value-type="float">
            <text:p>1,36934</text:p>
          </table:table-cell>
        </table:table-row>
        <table:table-row table:style-name="ro1">
          <table:table-cell office:value-type="float" office:value="1.13097" calcext:value-type="float">
            <text:p>1,13097</text:p>
          </table:table-cell>
          <table:table-cell office:value-type="float" office:value="1.40483" calcext:value-type="float">
            <text:p>1,40483</text:p>
          </table:table-cell>
          <table:table-cell office:value-type="float" office:value="1.48499" calcext:value-type="float">
            <text:p>1,48499</text:p>
          </table:table-cell>
          <table:table-cell office:value-type="float" office:value="1.36828" calcext:value-type="float">
            <text:p>1,36828</text:p>
          </table:table-cell>
          <table:table-cell table:number-columns-repeated="7"/>
          <table:table-cell office:value-type="float" office:value="1.13097" calcext:value-type="float">
            <text:p>1,13097</text:p>
          </table:table-cell>
          <table:table-cell office:value-type="float" office:value="1.40483" calcext:value-type="float">
            <text:p>1,40483</text:p>
          </table:table-cell>
          <table:table-cell office:value-type="float" office:value="1.29013" calcext:value-type="float">
            <text:p>1,29013</text:p>
          </table:table-cell>
          <table:table-cell office:value-type="float" office:value="1.36607" calcext:value-type="float">
            <text:p>1,36607</text:p>
          </table:table-cell>
        </table:table-row>
        <table:table-row table:style-name="ro1">
          <table:table-cell office:value-type="float" office:value="1.16239" calcext:value-type="float">
            <text:p>1,16239</text:p>
          </table:table-cell>
          <table:table-cell office:value-type="float" office:value="1.41775" calcext:value-type="float">
            <text:p>1,41775</text:p>
          </table:table-cell>
          <table:table-cell office:value-type="float" office:value="1.29037" calcext:value-type="float">
            <text:p>1,29037</text:p>
          </table:table-cell>
          <table:table-cell office:value-type="float" office:value="1.4475" calcext:value-type="float">
            <text:p>1,4475</text:p>
          </table:table-cell>
          <table:table-cell table:number-columns-repeated="7"/>
          <table:table-cell office:value-type="float" office:value="1.16239" calcext:value-type="float">
            <text:p>1,16239</text:p>
          </table:table-cell>
          <table:table-cell office:value-type="float" office:value="1.41775" calcext:value-type="float">
            <text:p>1,41775</text:p>
          </table:table-cell>
          <table:table-cell office:value-type="float" office:value="1.38025" calcext:value-type="float">
            <text:p>1,38025</text:p>
          </table:table-cell>
          <table:table-cell office:value-type="float" office:value="1.33883" calcext:value-type="float">
            <text:p>1,33883</text:p>
          </table:table-cell>
        </table:table-row>
        <table:table-row table:style-name="ro1">
          <table:table-cell office:value-type="float" office:value="1.19381" calcext:value-type="float">
            <text:p>1,19381</text:p>
          </table:table-cell>
          <table:table-cell office:value-type="float" office:value="1.42978" calcext:value-type="float">
            <text:p>1,42978</text:p>
          </table:table-cell>
          <table:table-cell office:value-type="float" office:value="1.62709" calcext:value-type="float">
            <text:p>1,62709</text:p>
          </table:table-cell>
          <table:table-cell office:value-type="float" office:value="1.42172" calcext:value-type="float">
            <text:p>1,42172</text:p>
          </table:table-cell>
          <table:table-cell table:number-columns-repeated="7"/>
          <table:table-cell office:value-type="float" office:value="1.19381" calcext:value-type="float">
            <text:p>1,19381</text:p>
          </table:table-cell>
          <table:table-cell office:value-type="float" office:value="1.42978" calcext:value-type="float">
            <text:p>1,42978</text:p>
          </table:table-cell>
          <table:table-cell office:value-type="float" office:value="1.3003" calcext:value-type="float">
            <text:p>1,3003</text:p>
          </table:table-cell>
          <table:table-cell office:value-type="float" office:value="1.34583" calcext:value-type="float">
            <text:p>1,34583</text:p>
          </table:table-cell>
        </table:table-row>
        <table:table-row table:style-name="ro1">
          <table:table-cell office:value-type="float" office:value="1.22522" calcext:value-type="float">
            <text:p>1,22522</text:p>
          </table:table-cell>
          <table:table-cell office:value-type="float" office:value="1.44088" calcext:value-type="float">
            <text:p>1,44088</text:p>
          </table:table-cell>
          <table:table-cell office:value-type="float" office:value="1.26934" calcext:value-type="float">
            <text:p>1,26934</text:p>
          </table:table-cell>
          <table:table-cell office:value-type="float" office:value="1.45644" calcext:value-type="float">
            <text:p>1,45644</text:p>
          </table:table-cell>
          <table:table-cell table:number-columns-repeated="7"/>
          <table:table-cell office:value-type="float" office:value="1.22522" calcext:value-type="float">
            <text:p>1,22522</text:p>
          </table:table-cell>
          <table:table-cell office:value-type="float" office:value="1.44088" calcext:value-type="float">
            <text:p>1,44088</text:p>
          </table:table-cell>
          <table:table-cell office:value-type="float" office:value="1.20985" calcext:value-type="float">
            <text:p>1,20985</text:p>
          </table:table-cell>
          <table:table-cell office:value-type="float" office:value="1.37578" calcext:value-type="float">
            <text:p>1,37578</text:p>
          </table:table-cell>
        </table:table-row>
        <table:table-row table:style-name="ro1">
          <table:table-cell office:value-type="float" office:value="1.25664" calcext:value-type="float">
            <text:p>1,25664</text:p>
          </table:table-cell>
          <table:table-cell office:value-type="float" office:value="1.45106" calcext:value-type="float">
            <text:p>1,45106</text:p>
          </table:table-cell>
          <table:table-cell office:value-type="float" office:value="1.54426" calcext:value-type="float">
            <text:p>1,54426</text:p>
          </table:table-cell>
          <table:table-cell office:value-type="float" office:value="1.51082" calcext:value-type="float">
            <text:p>1,51082</text:p>
          </table:table-cell>
          <table:table-cell table:number-columns-repeated="7"/>
          <table:table-cell office:value-type="float" office:value="1.25664" calcext:value-type="float">
            <text:p>1,25664</text:p>
          </table:table-cell>
          <table:table-cell office:value-type="float" office:value="1.45106" calcext:value-type="float">
            <text:p>1,45106</text:p>
          </table:table-cell>
          <table:table-cell office:value-type="float" office:value="1.66544" calcext:value-type="float">
            <text:p>1,66544</text:p>
          </table:table-cell>
          <table:table-cell office:value-type="float" office:value="1.39679" calcext:value-type="float">
            <text:p>1,39679</text:p>
          </table:table-cell>
        </table:table-row>
        <table:table-row table:style-name="ro1">
          <table:table-cell office:value-type="float" office:value="1.28805" calcext:value-type="float">
            <text:p>1,28805</text:p>
          </table:table-cell>
          <table:table-cell office:value-type="float" office:value="1.46029" calcext:value-type="float">
            <text:p>1,46029</text:p>
          </table:table-cell>
          <table:table-cell office:value-type="float" office:value="1.70611" calcext:value-type="float">
            <text:p>1,70611</text:p>
          </table:table-cell>
          <table:table-cell office:value-type="float" office:value="1.54913" calcext:value-type="float">
            <text:p>1,54913</text:p>
          </table:table-cell>
          <table:table-cell table:number-columns-repeated="7"/>
          <table:table-cell office:value-type="float" office:value="1.28805" calcext:value-type="float">
            <text:p>1,28805</text:p>
          </table:table-cell>
          <table:table-cell office:value-type="float" office:value="1.46029" calcext:value-type="float">
            <text:p>1,46029</text:p>
          </table:table-cell>
          <table:table-cell office:value-type="float" office:value="1.34598" calcext:value-type="float">
            <text:p>1,34598</text:p>
          </table:table-cell>
          <table:table-cell office:value-type="float" office:value="1.42817" calcext:value-type="float">
            <text:p>1,42817</text:p>
          </table:table-cell>
        </table:table-row>
        <table:table-row table:style-name="ro1">
          <table:table-cell office:value-type="float" office:value="1.31947" calcext:value-type="float">
            <text:p>1,31947</text:p>
          </table:table-cell>
          <table:table-cell office:value-type="float" office:value="1.46858" calcext:value-type="float">
            <text:p>1,46858</text:p>
          </table:table-cell>
          <table:table-cell office:value-type="float" office:value="1.33713" calcext:value-type="float">
            <text:p>1,33713</text:p>
          </table:table-cell>
          <table:table-cell office:value-type="float" office:value="1.5415" calcext:value-type="float">
            <text:p>1,5415</text:p>
          </table:table-cell>
          <table:table-cell table:number-columns-repeated="7"/>
          <table:table-cell office:value-type="float" office:value="1.31947" calcext:value-type="float">
            <text:p>1,31947</text:p>
          </table:table-cell>
          <table:table-cell office:value-type="float" office:value="1.46858" calcext:value-type="float">
            <text:p>1,46858</text:p>
          </table:table-cell>
          <table:table-cell office:value-type="float" office:value="1.35005" calcext:value-type="float">
            <text:p>1,35005</text:p>
          </table:table-cell>
          <table:table-cell office:value-type="float" office:value="1.47272" calcext:value-type="float">
            <text:p>1,47272</text:p>
          </table:table-cell>
        </table:table-row>
        <table:table-row table:style-name="ro1">
          <table:table-cell office:value-type="float" office:value="1.35088" calcext:value-type="float">
            <text:p>1,35088</text:p>
          </table:table-cell>
          <table:table-cell office:value-type="float" office:value="1.47592" calcext:value-type="float">
            <text:p>1,47592</text:p>
          </table:table-cell>
          <table:table-cell office:value-type="float" office:value="1.65923" calcext:value-type="float">
            <text:p>1,65923</text:p>
          </table:table-cell>
          <table:table-cell office:value-type="float" office:value="1.48845" calcext:value-type="float">
            <text:p>1,48845</text:p>
          </table:table-cell>
          <table:table-cell table:number-columns-repeated="7"/>
          <table:table-cell office:value-type="float" office:value="1.35088" calcext:value-type="float">
            <text:p>1,35088</text:p>
          </table:table-cell>
          <table:table-cell office:value-type="float" office:value="1.47592" calcext:value-type="float">
            <text:p>1,47592</text:p>
          </table:table-cell>
          <table:table-cell office:value-type="float" office:value="1.54434" calcext:value-type="float">
            <text:p>1,54434</text:p>
          </table:table-cell>
          <table:table-cell office:value-type="float" office:value="1.4792" calcext:value-type="float">
            <text:p>1,4792</text:p>
          </table:table-cell>
        </table:table-row>
        <table:table-row table:style-name="ro1">
          <table:table-cell office:value-type="float" office:value="1.3823" calcext:value-type="float">
            <text:p>1,3823</text:p>
          </table:table-cell>
          <table:table-cell office:value-type="float" office:value="1.48229" calcext:value-type="float">
            <text:p>1,48229</text:p>
          </table:table-cell>
          <table:table-cell office:value-type="float" office:value="1.40385" calcext:value-type="float">
            <text:p>1,40385</text:p>
          </table:table-cell>
          <table:table-cell office:value-type="float" office:value="1.54594" calcext:value-type="float">
            <text:p>1,54594</text:p>
          </table:table-cell>
          <table:table-cell table:number-columns-repeated="7"/>
          <table:table-cell office:value-type="float" office:value="1.3823" calcext:value-type="float">
            <text:p>1,3823</text:p>
          </table:table-cell>
          <table:table-cell office:value-type="float" office:value="1.48229" calcext:value-type="float">
            <text:p>1,48229</text:p>
          </table:table-cell>
          <table:table-cell office:value-type="float" office:value="1.62195" calcext:value-type="float">
            <text:p>1,62195</text:p>
          </table:table-cell>
          <table:table-cell office:value-type="float" office:value="1.49914" calcext:value-type="float">
            <text:p>1,49914</text:p>
          </table:table-cell>
        </table:table-row>
        <table:table-row table:style-name="ro1">
          <table:table-cell office:value-type="float" office:value="1.41372" calcext:value-type="float">
            <text:p>1,41372</text:p>
          </table:table-cell>
          <table:table-cell office:value-type="float" office:value="1.48769" calcext:value-type="float">
            <text:p>1,48769</text:p>
          </table:table-cell>
          <table:table-cell office:value-type="float" office:value="1.62895" calcext:value-type="float">
            <text:p>1,62895</text:p>
          </table:table-cell>
          <table:table-cell office:value-type="float" office:value="1.53197" calcext:value-type="float">
            <text:p>1,53197</text:p>
          </table:table-cell>
          <table:table-cell table:number-columns-repeated="7"/>
          <table:table-cell office:value-type="float" office:value="1.41372" calcext:value-type="float">
            <text:p>1,41372</text:p>
          </table:table-cell>
          <table:table-cell office:value-type="float" office:value="1.48769" calcext:value-type="float">
            <text:p>1,48769</text:p>
          </table:table-cell>
          <table:table-cell office:value-type="float" office:value="1.45734" calcext:value-type="float">
            <text:p>1,45734</text:p>
          </table:table-cell>
          <table:table-cell office:value-type="float" office:value="1.47597" calcext:value-type="float">
            <text:p>1,47597</text:p>
          </table:table-cell>
        </table:table-row>
        <table:table-row table:style-name="ro1">
          <table:table-cell office:value-type="float" office:value="1.44513" calcext:value-type="float">
            <text:p>1,44513</text:p>
          </table:table-cell>
          <table:table-cell office:value-type="float" office:value="1.49211" calcext:value-type="float">
            <text:p>1,49211</text:p>
          </table:table-cell>
          <table:table-cell office:value-type="float" office:value="1.52612" calcext:value-type="float">
            <text:p>1,52612</text:p>
          </table:table-cell>
          <table:table-cell office:value-type="float" office:value="1.49134" calcext:value-type="float">
            <text:p>1,49134</text:p>
          </table:table-cell>
          <table:table-cell table:number-columns-repeated="7"/>
          <table:table-cell office:value-type="float" office:value="1.44513" calcext:value-type="float">
            <text:p>1,44513</text:p>
          </table:table-cell>
          <table:table-cell office:value-type="float" office:value="1.49211" calcext:value-type="float">
            <text:p>1,49211</text:p>
          </table:table-cell>
          <table:table-cell office:value-type="float" office:value="1.39343" calcext:value-type="float">
            <text:p>1,39343</text:p>
          </table:table-cell>
          <table:table-cell office:value-type="float" office:value="1.46982" calcext:value-type="float">
            <text:p>1,46982</text:p>
          </table:table-cell>
        </table:table-row>
        <table:table-row table:style-name="ro1">
          <table:table-cell office:value-type="float" office:value="1.47655" calcext:value-type="float">
            <text:p>1,47655</text:p>
          </table:table-cell>
          <table:table-cell office:value-type="float" office:value="1.49556" calcext:value-type="float">
            <text:p>1,49556</text:p>
          </table:table-cell>
          <table:table-cell office:value-type="float" office:value="1.3057" calcext:value-type="float">
            <text:p>1,3057</text:p>
          </table:table-cell>
          <table:table-cell office:value-type="float" office:value="1.44594" calcext:value-type="float">
            <text:p>1,44594</text:p>
          </table:table-cell>
          <table:table-cell table:number-columns-repeated="7"/>
          <table:table-cell office:value-type="float" office:value="1.47655" calcext:value-type="float">
            <text:p>1,47655</text:p>
          </table:table-cell>
          <table:table-cell office:value-type="float" office:value="1.49556" calcext:value-type="float">
            <text:p>1,49556</text:p>
          </table:table-cell>
          <table:table-cell office:value-type="float" office:value="1.33825" calcext:value-type="float">
            <text:p>1,33825</text:p>
          </table:table-cell>
          <table:table-cell office:value-type="float" office:value="1.47413" calcext:value-type="float">
            <text:p>1,47413</text:p>
          </table:table-cell>
        </table:table-row>
        <table:table-row table:style-name="ro1">
          <table:table-cell office:value-type="float" office:value="1.50796" calcext:value-type="float">
            <text:p>1,50796</text:p>
          </table:table-cell>
          <table:table-cell office:value-type="float" office:value="1.49803" calcext:value-type="float">
            <text:p>1,49803</text:p>
          </table:table-cell>
          <table:table-cell office:value-type="float" office:value="1.55951" calcext:value-type="float">
            <text:p>1,55951</text:p>
          </table:table-cell>
          <table:table-cell office:value-type="float" office:value="1.45571" calcext:value-type="float">
            <text:p>1,45571</text:p>
          </table:table-cell>
          <table:table-cell table:number-columns-repeated="7"/>
          <table:table-cell office:value-type="float" office:value="1.50796" calcext:value-type="float">
            <text:p>1,50796</text:p>
          </table:table-cell>
          <table:table-cell office:value-type="float" office:value="1.49803" calcext:value-type="float">
            <text:p>1,49803</text:p>
          </table:table-cell>
          <table:table-cell office:value-type="float" office:value="1.71604" calcext:value-type="float">
            <text:p>1,71604</text:p>
          </table:table-cell>
          <table:table-cell office:value-type="float" office:value="1.48795" calcext:value-type="float">
            <text:p>1,48795</text:p>
          </table:table-cell>
        </table:table-row>
        <table:table-row table:style-name="ro1">
          <table:table-cell office:value-type="float" office:value="1.53938" calcext:value-type="float">
            <text:p>1,53938</text:p>
          </table:table-cell>
          <table:table-cell office:value-type="float" office:value="1.49951" calcext:value-type="float">
            <text:p>1,49951</text:p>
          </table:table-cell>
          <table:table-cell office:value-type="float" office:value="1.46233" calcext:value-type="float">
            <text:p>1,46233</text:p>
          </table:table-cell>
          <table:table-cell office:value-type="float" office:value="1.51467" calcext:value-type="float">
            <text:p>1,51467</text:p>
          </table:table-cell>
          <table:table-cell table:number-columns-repeated="7"/>
          <table:table-cell office:value-type="float" office:value="1.53938" calcext:value-type="float">
            <text:p>1,53938</text:p>
          </table:table-cell>
          <table:table-cell office:value-type="float" office:value="1.49951" calcext:value-type="float">
            <text:p>1,49951</text:p>
          </table:table-cell>
          <table:table-cell office:value-type="float" office:value="1.49417" calcext:value-type="float">
            <text:p>1,49417</text:p>
          </table:table-cell>
          <table:table-cell office:value-type="float" office:value="1.51393" calcext:value-type="float">
            <text:p>1,51393</text:p>
          </table:table-cell>
        </table:table-row>
        <table:table-row table:style-name="ro1">
          <table:table-cell office:value-type="float" office:value="1.5708" calcext:value-type="float">
            <text:p>1,5708</text:p>
          </table:table-cell>
          <table:table-cell office:value-type="float" office:value="1.5" calcext:value-type="float">
            <text:p>1,5</text:p>
          </table:table-cell>
          <table:table-cell office:value-type="float" office:value="1.54213" calcext:value-type="float">
            <text:p>1,54213</text:p>
          </table:table-cell>
          <table:table-cell office:value-type="float" office:value="1.45998" calcext:value-type="float">
            <text:p>1,45998</text:p>
          </table:table-cell>
          <table:table-cell table:number-columns-repeated="7"/>
          <table:table-cell office:value-type="float" office:value="1.5708" calcext:value-type="float">
            <text:p>1,5708</text:p>
          </table:table-cell>
          <table:table-cell office:value-type="float" office:value="1.5" calcext:value-type="float">
            <text:p>1,5</text:p>
          </table:table-cell>
          <table:table-cell office:value-type="float" office:value="1.36228" calcext:value-type="float">
            <text:p>1,36228</text:p>
          </table:table-cell>
          <table:table-cell office:value-type="float" office:value="1.49018" calcext:value-type="float">
            <text:p>1,49018</text:p>
          </table:table-cell>
        </table:table-row>
        <table:table-row table:style-name="ro1">
          <table:table-cell office:value-type="float" office:value="1.60221" calcext:value-type="float">
            <text:p>1,60221</text:p>
          </table:table-cell>
          <table:table-cell office:value-type="float" office:value="1.49951" calcext:value-type="float">
            <text:p>1,49951</text:p>
          </table:table-cell>
          <table:table-cell office:value-type="float" office:value="1.34414" calcext:value-type="float">
            <text:p>1,34414</text:p>
          </table:table-cell>
          <table:table-cell office:value-type="float" office:value="1.46632" calcext:value-type="float">
            <text:p>1,46632</text:p>
          </table:table-cell>
          <table:table-cell table:number-columns-repeated="7"/>
          <table:table-cell office:value-type="float" office:value="1.60221" calcext:value-type="float">
            <text:p>1,60221</text:p>
          </table:table-cell>
          <table:table-cell office:value-type="float" office:value="1.49951" calcext:value-type="float">
            <text:p>1,49951</text:p>
          </table:table-cell>
          <table:table-cell office:value-type="float" office:value="1.64445" calcext:value-type="float">
            <text:p>1,64445</text:p>
          </table:table-cell>
          <table:table-cell office:value-type="float" office:value="1.42933" calcext:value-type="float">
            <text:p>1,42933</text:p>
          </table:table-cell>
        </table:table-row>
        <table:table-row table:style-name="ro1">
          <table:table-cell office:value-type="float" office:value="1.63363" calcext:value-type="float">
            <text:p>1,63363</text:p>
          </table:table-cell>
          <table:table-cell office:value-type="float" office:value="1.49803" calcext:value-type="float">
            <text:p>1,49803</text:p>
          </table:table-cell>
          <table:table-cell office:value-type="float" office:value="1.5593" calcext:value-type="float">
            <text:p>1,5593</text:p>
          </table:table-cell>
          <table:table-cell office:value-type="float" office:value="1.42377" calcext:value-type="float">
            <text:p>1,42377</text:p>
          </table:table-cell>
          <table:table-cell table:number-columns-repeated="7"/>
          <table:table-cell office:value-type="float" office:value="1.63363" calcext:value-type="float">
            <text:p>1,63363</text:p>
          </table:table-cell>
          <table:table-cell office:value-type="float" office:value="1.49803" calcext:value-type="float">
            <text:p>1,49803</text:p>
          </table:table-cell>
          <table:table-cell office:value-type="float" office:value="1.25637" calcext:value-type="float">
            <text:p>1,25637</text:p>
          </table:table-cell>
          <table:table-cell office:value-type="float" office:value="1.40395" calcext:value-type="float">
            <text:p>1,40395</text:p>
          </table:table-cell>
        </table:table-row>
        <table:table-row table:style-name="ro1">
          <table:table-cell office:value-type="float" office:value="1.66504" calcext:value-type="float">
            <text:p>1,66504</text:p>
          </table:table-cell>
          <table:table-cell office:value-type="float" office:value="1.49556" calcext:value-type="float">
            <text:p>1,49556</text:p>
          </table:table-cell>
          <table:table-cell office:value-type="float" office:value="1.31616" calcext:value-type="float">
            <text:p>1,31616</text:p>
          </table:table-cell>
          <table:table-cell office:value-type="float" office:value="1.43149" calcext:value-type="float">
            <text:p>1,43149</text:p>
          </table:table-cell>
          <table:table-cell table:number-columns-repeated="7"/>
          <table:table-cell office:value-type="float" office:value="1.66504" calcext:value-type="float">
            <text:p>1,66504</text:p>
          </table:table-cell>
          <table:table-cell office:value-type="float" office:value="1.49556" calcext:value-type="float">
            <text:p>1,49556</text:p>
          </table:table-cell>
          <table:table-cell office:value-type="float" office:value="1.3337" calcext:value-type="float">
            <text:p>1,3337</text:p>
          </table:table-cell>
          <table:table-cell office:value-type="float" office:value="1.41347" calcext:value-type="float">
            <text:p>1,41347</text:p>
          </table:table-cell>
        </table:table-row>
        <table:table-row table:style-name="ro1">
          <table:table-cell office:value-type="float" office:value="1.69646" calcext:value-type="float">
            <text:p>1,69646</text:p>
          </table:table-cell>
          <table:table-cell office:value-type="float" office:value="1.49211" calcext:value-type="float">
            <text:p>1,49211</text:p>
          </table:table-cell>
          <table:table-cell office:value-type="float" office:value="1.46298" calcext:value-type="float">
            <text:p>1,46298</text:p>
          </table:table-cell>
          <table:table-cell office:value-type="float" office:value="1.47494" calcext:value-type="float">
            <text:p>1,47494</text:p>
          </table:table-cell>
          <table:table-cell table:number-columns-repeated="7"/>
          <table:table-cell office:value-type="float" office:value="1.69646" calcext:value-type="float">
            <text:p>1,69646</text:p>
          </table:table-cell>
          <table:table-cell office:value-type="float" office:value="1.49211" calcext:value-type="float">
            <text:p>1,49211</text:p>
          </table:table-cell>
          <table:table-cell office:value-type="float" office:value="1.45728" calcext:value-type="float">
            <text:p>1,45728</text:p>
          </table:table-cell>
          <table:table-cell office:value-type="float" office:value="1.41362" calcext:value-type="float">
            <text:p>1,41362</text:p>
          </table:table-cell>
        </table:table-row>
        <table:table-row table:style-name="ro1">
          <table:table-cell office:value-type="float" office:value="1.72788" calcext:value-type="float">
            <text:p>1,72788</text:p>
          </table:table-cell>
          <table:table-cell office:value-type="float" office:value="1.48769" calcext:value-type="float">
            <text:p>1,48769</text:p>
          </table:table-cell>
          <table:table-cell office:value-type="float" office:value="1.65025" calcext:value-type="float">
            <text:p>1,65025</text:p>
          </table:table-cell>
          <table:table-cell office:value-type="float" office:value="1.47531" calcext:value-type="float">
            <text:p>1,47531</text:p>
          </table:table-cell>
          <table:table-cell table:number-columns-repeated="7"/>
          <table:table-cell office:value-type="float" office:value="1.72788" calcext:value-type="float">
            <text:p>1,72788</text:p>
          </table:table-cell>
          <table:table-cell office:value-type="float" office:value="1.48769" calcext:value-type="float">
            <text:p>1,48769</text:p>
          </table:table-cell>
          <table:table-cell office:value-type="float" office:value="1.53569" calcext:value-type="float">
            <text:p>1,53569</text:p>
          </table:table-cell>
          <table:table-cell office:value-type="float" office:value="1.44506" calcext:value-type="float">
            <text:p>1,44506</text:p>
          </table:table-cell>
        </table:table-row>
        <table:table-row table:style-name="ro1">
          <table:table-cell office:value-type="float" office:value="1.75929" calcext:value-type="float">
            <text:p>1,75929</text:p>
          </table:table-cell>
          <table:table-cell office:value-type="float" office:value="1.48229" calcext:value-type="float">
            <text:p>1,48229</text:p>
          </table:table-cell>
          <table:table-cell office:value-type="float" office:value="1.24597" calcext:value-type="float">
            <text:p>1,24597</text:p>
          </table:table-cell>
          <table:table-cell office:value-type="float" office:value="1.42342" calcext:value-type="float">
            <text:p>1,42342</text:p>
          </table:table-cell>
          <table:table-cell table:number-columns-repeated="7"/>
          <table:table-cell office:value-type="float" office:value="1.75929" calcext:value-type="float">
            <text:p>1,75929</text:p>
          </table:table-cell>
          <table:table-cell office:value-type="float" office:value="1.48229" calcext:value-type="float">
            <text:p>1,48229</text:p>
          </table:table-cell>
          <table:table-cell office:value-type="float" office:value="1.41107" calcext:value-type="float">
            <text:p>1,41107</text:p>
          </table:table-cell>
          <table:table-cell office:value-type="float" office:value="1.44541" calcext:value-type="float">
            <text:p>1,44541</text:p>
          </table:table-cell>
        </table:table-row>
        <table:table-row table:style-name="ro1">
          <table:table-cell office:value-type="float" office:value="1.79071" calcext:value-type="float">
            <text:p>1,79071</text:p>
          </table:table-cell>
          <table:table-cell office:value-type="float" office:value="1.47592" calcext:value-type="float">
            <text:p>1,47592</text:p>
          </table:table-cell>
          <table:table-cell office:value-type="float" office:value="1.44172" calcext:value-type="float">
            <text:p>1,44172</text:p>
          </table:table-cell>
          <table:table-cell office:value-type="float" office:value="1.41956" calcext:value-type="float">
            <text:p>1,41956</text:p>
          </table:table-cell>
          <table:table-cell table:number-columns-repeated="7"/>
          <table:table-cell office:value-type="float" office:value="1.79071" calcext:value-type="float">
            <text:p>1,79071</text:p>
          </table:table-cell>
          <table:table-cell office:value-type="float" office:value="1.47592" calcext:value-type="float">
            <text:p>1,47592</text:p>
          </table:table-cell>
          <table:table-cell office:value-type="float" office:value="1.40939" calcext:value-type="float">
            <text:p>1,40939</text:p>
          </table:table-cell>
          <table:table-cell office:value-type="float" office:value="1.41468" calcext:value-type="float">
            <text:p>1,41468</text:p>
          </table:table-cell>
        </table:table-row>
        <table:table-row table:style-name="ro1">
          <table:table-cell office:value-type="float" office:value="1.82212" calcext:value-type="float">
            <text:p>1,82212</text:p>
          </table:table-cell>
          <table:table-cell office:value-type="float" office:value="1.46858" calcext:value-type="float">
            <text:p>1,46858</text:p>
          </table:table-cell>
          <table:table-cell office:value-type="float" office:value="1.56254" calcext:value-type="float">
            <text:p>1,56254</text:p>
          </table:table-cell>
          <table:table-cell office:value-type="float" office:value="1.45688" calcext:value-type="float">
            <text:p>1,45688</text:p>
          </table:table-cell>
          <table:table-cell table:number-columns-repeated="7"/>
          <table:table-cell office:value-type="float" office:value="1.82212" calcext:value-type="float">
            <text:p>1,82212</text:p>
          </table:table-cell>
          <table:table-cell office:value-type="float" office:value="1.46858" calcext:value-type="float">
            <text:p>1,46858</text:p>
          </table:table-cell>
          <table:table-cell office:value-type="float" office:value="1.41152" calcext:value-type="float">
            <text:p>1,41152</text:p>
          </table:table-cell>
          <table:table-cell office:value-type="float" office:value="1.4039" calcext:value-type="float">
            <text:p>1,4039</text:p>
          </table:table-cell>
        </table:table-row>
        <table:table-row table:style-name="ro1">
          <table:table-cell office:value-type="float" office:value="1.85354" calcext:value-type="float">
            <text:p>1,85354</text:p>
          </table:table-cell>
          <table:table-cell office:value-type="float" office:value="1.46029" calcext:value-type="float">
            <text:p>1,46029</text:p>
          </table:table-cell>
          <table:table-cell office:value-type="float" office:value="1.32606" calcext:value-type="float">
            <text:p>1,32606</text:p>
          </table:table-cell>
          <table:table-cell office:value-type="float" office:value="1.45132" calcext:value-type="float">
            <text:p>1,45132</text:p>
          </table:table-cell>
          <table:table-cell table:number-columns-repeated="7"/>
          <table:table-cell office:value-type="float" office:value="1.85354" calcext:value-type="float">
            <text:p>1,85354</text:p>
          </table:table-cell>
          <table:table-cell office:value-type="float" office:value="1.46029" calcext:value-type="float">
            <text:p>1,46029</text:p>
          </table:table-cell>
          <table:table-cell office:value-type="float" office:value="1.31587" calcext:value-type="float">
            <text:p>1,31587</text:p>
          </table:table-cell>
          <table:table-cell office:value-type="float" office:value="1.3942" calcext:value-type="float">
            <text:p>1,3942</text:p>
          </table:table-cell>
        </table:table-row>
        <table:table-row table:style-name="ro1">
          <table:table-cell office:value-type="float" office:value="1.88496" calcext:value-type="float">
            <text:p>1,88496</text:p>
          </table:table-cell>
          <table:table-cell office:value-type="float" office:value="1.45106" calcext:value-type="float">
            <text:p>1,45106</text:p>
          </table:table-cell>
          <table:table-cell office:value-type="float" office:value="1.51313" calcext:value-type="float">
            <text:p>1,51313</text:p>
          </table:table-cell>
          <table:table-cell office:value-type="float" office:value="1.42563" calcext:value-type="float">
            <text:p>1,42563</text:p>
          </table:table-cell>
          <table:table-cell table:number-columns-repeated="7"/>
          <table:table-cell office:value-type="float" office:value="1.88496" calcext:value-type="float">
            <text:p>1,88496</text:p>
          </table:table-cell>
          <table:table-cell office:value-type="float" office:value="1.45106" calcext:value-type="float">
            <text:p>1,45106</text:p>
          </table:table-cell>
          <table:table-cell office:value-type="float" office:value="1.52074" calcext:value-type="float">
            <text:p>1,52074</text:p>
          </table:table-cell>
          <table:table-cell office:value-type="float" office:value="1.36815" calcext:value-type="float">
            <text:p>1,36815</text:p>
          </table:table-cell>
        </table:table-row>
        <table:table-row table:style-name="ro1">
          <table:table-cell office:value-type="float" office:value="1.91637" calcext:value-type="float">
            <text:p>1,91637</text:p>
          </table:table-cell>
          <table:table-cell office:value-type="float" office:value="1.44088" calcext:value-type="float">
            <text:p>1,44088</text:p>
          </table:table-cell>
          <table:table-cell office:value-type="float" office:value="1.40431" calcext:value-type="float">
            <text:p>1,40431</text:p>
          </table:table-cell>
          <table:table-cell office:value-type="float" office:value="1.502" calcext:value-type="float">
            <text:p>1,502</text:p>
          </table:table-cell>
          <table:table-cell table:number-columns-repeated="7"/>
          <table:table-cell office:value-type="float" office:value="1.91637" calcext:value-type="float">
            <text:p>1,91637</text:p>
          </table:table-cell>
          <table:table-cell office:value-type="float" office:value="1.44088" calcext:value-type="float">
            <text:p>1,44088</text:p>
          </table:table-cell>
          <table:table-cell office:value-type="float" office:value="1.29484" calcext:value-type="float">
            <text:p>1,29484</text:p>
          </table:table-cell>
          <table:table-cell office:value-type="float" office:value="1.33391" calcext:value-type="float">
            <text:p>1,33391</text:p>
          </table:table-cell>
        </table:table-row>
        <table:table-row table:style-name="ro1">
          <table:table-cell office:value-type="float" office:value="1.94779" calcext:value-type="float">
            <text:p>1,94779</text:p>
          </table:table-cell>
          <table:table-cell office:value-type="float" office:value="1.42978" calcext:value-type="float">
            <text:p>1,42978</text:p>
          </table:table-cell>
          <table:table-cell office:value-type="float" office:value="1.62583" calcext:value-type="float">
            <text:p>1,62583</text:p>
          </table:table-cell>
          <table:table-cell office:value-type="float" office:value="1.45095" calcext:value-type="float">
            <text:p>1,45095</text:p>
          </table:table-cell>
          <table:table-cell table:number-columns-repeated="7"/>
          <table:table-cell office:value-type="float" office:value="1.94779" calcext:value-type="float">
            <text:p>1,94779</text:p>
          </table:table-cell>
          <table:table-cell office:value-type="float" office:value="1.42978" calcext:value-type="float">
            <text:p>1,42978</text:p>
          </table:table-cell>
          <table:table-cell office:value-type="float" office:value="1.22749" calcext:value-type="float">
            <text:p>1,22749</text:p>
          </table:table-cell>
          <table:table-cell office:value-type="float" office:value="1.33126" calcext:value-type="float">
            <text:p>1,33126</text:p>
          </table:table-cell>
        </table:table-row>
        <table:table-row table:style-name="ro1">
          <table:table-cell office:value-type="float" office:value="1.9792" calcext:value-type="float">
            <text:p>1,9792</text:p>
          </table:table-cell>
          <table:table-cell office:value-type="float" office:value="1.41775" calcext:value-type="float">
            <text:p>1,41775</text:p>
          </table:table-cell>
          <table:table-cell office:value-type="float" office:value="1.25598" calcext:value-type="float">
            <text:p>1,25598</text:p>
          </table:table-cell>
          <table:table-cell office:value-type="float" office:value="1.37456" calcext:value-type="float">
            <text:p>1,37456</text:p>
          </table:table-cell>
          <table:table-cell table:number-columns-repeated="7"/>
          <table:table-cell office:value-type="float" office:value="1.9792" calcext:value-type="float">
            <text:p>1,9792</text:p>
          </table:table-cell>
          <table:table-cell office:value-type="float" office:value="1.41775" calcext:value-type="float">
            <text:p>1,41775</text:p>
          </table:table-cell>
          <table:table-cell office:value-type="float" office:value="1.29536" calcext:value-type="float">
            <text:p>1,29536</text:p>
          </table:table-cell>
          <table:table-cell office:value-type="float" office:value="1.3296" calcext:value-type="float">
            <text:p>1,3296</text:p>
          </table:table-cell>
        </table:table-row>
        <table:table-row table:style-name="ro1">
          <table:table-cell office:value-type="float" office:value="2.01062" calcext:value-type="float">
            <text:p>2,01062</text:p>
          </table:table-cell>
          <table:table-cell office:value-type="float" office:value="1.40483" calcext:value-type="float">
            <text:p>1,40483</text:p>
          </table:table-cell>
          <table:table-cell office:value-type="float" office:value="1.28709" calcext:value-type="float">
            <text:p>1,28709</text:p>
          </table:table-cell>
          <table:table-cell office:value-type="float" office:value="1.23992" calcext:value-type="float">
            <text:p>1,23992</text:p>
          </table:table-cell>
          <table:table-cell table:number-columns-repeated="7"/>
          <table:table-cell office:value-type="float" office:value="2.01062" calcext:value-type="float">
            <text:p>2,01062</text:p>
          </table:table-cell>
          <table:table-cell office:value-type="float" office:value="1.40483" calcext:value-type="float">
            <text:p>1,40483</text:p>
          </table:table-cell>
          <table:table-cell office:value-type="float" office:value="1.47441" calcext:value-type="float">
            <text:p>1,47441</text:p>
          </table:table-cell>
          <table:table-cell office:value-type="float" office:value="1.33214" calcext:value-type="float">
            <text:p>1,33214</text:p>
          </table:table-cell>
        </table:table-row>
        <table:table-row table:style-name="ro1">
          <table:table-cell office:value-type="float" office:value="2.04204" calcext:value-type="float">
            <text:p>2,04204</text:p>
          </table:table-cell>
          <table:table-cell office:value-type="float" office:value="1.39101" calcext:value-type="float">
            <text:p>1,39101</text:p>
          </table:table-cell>
          <table:table-cell office:value-type="float" office:value="1.15869" calcext:value-type="float">
            <text:p>1,15869</text:p>
          </table:table-cell>
          <table:table-cell office:value-type="float" office:value="1.25574" calcext:value-type="float">
            <text:p>1,25574</text:p>
          </table:table-cell>
          <table:table-cell table:number-columns-repeated="7"/>
          <table:table-cell office:value-type="float" office:value="2.04204" calcext:value-type="float">
            <text:p>2,04204</text:p>
          </table:table-cell>
          <table:table-cell office:value-type="float" office:value="1.39101" calcext:value-type="float">
            <text:p>1,39101</text:p>
          </table:table-cell>
          <table:table-cell office:value-type="float" office:value="1.36168" calcext:value-type="float">
            <text:p>1,36168</text:p>
          </table:table-cell>
          <table:table-cell office:value-type="float" office:value="1.36008" calcext:value-type="float">
            <text:p>1,36008</text:p>
          </table:table-cell>
        </table:table-row>
        <table:table-row table:style-name="ro1">
          <table:table-cell office:value-type="float" office:value="2.07345" calcext:value-type="float">
            <text:p>2,07345</text:p>
          </table:table-cell>
          <table:table-cell office:value-type="float" office:value="1.37631" calcext:value-type="float">
            <text:p>1,37631</text:p>
          </table:table-cell>
          <table:table-cell office:value-type="float" office:value="1.35848" calcext:value-type="float">
            <text:p>1,35848</text:p>
          </table:table-cell>
          <table:table-cell office:value-type="float" office:value="1.36772" calcext:value-type="float">
            <text:p>1,36772</text:p>
          </table:table-cell>
          <table:table-cell table:number-columns-repeated="7"/>
          <table:table-cell office:value-type="float" office:value="2.07345" calcext:value-type="float">
            <text:p>2,07345</text:p>
          </table:table-cell>
          <table:table-cell office:value-type="float" office:value="1.37631" calcext:value-type="float">
            <text:p>1,37631</text:p>
          </table:table-cell>
          <table:table-cell office:value-type="float" office:value="1.16045" calcext:value-type="float">
            <text:p>1,16045</text:p>
          </table:table-cell>
          <table:table-cell office:value-type="float" office:value="1.39291" calcext:value-type="float">
            <text:p>1,39291</text:p>
          </table:table-cell>
        </table:table-row>
        <table:table-row table:style-name="ro1">
          <table:table-cell office:value-type="float" office:value="2.10487" calcext:value-type="float">
            <text:p>2,10487</text:p>
          </table:table-cell>
          <table:table-cell office:value-type="float" office:value="1.36074" calcext:value-type="float">
            <text:p>1,36074</text:p>
          </table:table-cell>
          <table:table-cell office:value-type="float" office:value="1.58951" calcext:value-type="float">
            <text:p>1,58951</text:p>
          </table:table-cell>
          <table:table-cell office:value-type="float" office:value="1.42108" calcext:value-type="float">
            <text:p>1,42108</text:p>
          </table:table-cell>
          <table:table-cell table:number-columns-repeated="7"/>
          <table:table-cell office:value-type="float" office:value="2.10487" calcext:value-type="float">
            <text:p>2,10487</text:p>
          </table:table-cell>
          <table:table-cell office:value-type="float" office:value="1.36074" calcext:value-type="float">
            <text:p>1,36074</text:p>
          </table:table-cell>
          <table:table-cell office:value-type="float" office:value="1.56563" calcext:value-type="float">
            <text:p>1,56563</text:p>
          </table:table-cell>
          <table:table-cell office:value-type="float" office:value="1.39564" calcext:value-type="float">
            <text:p>1,39564</text:p>
          </table:table-cell>
        </table:table-row>
        <table:table-row table:style-name="ro1">
          <table:table-cell office:value-type="float" office:value="2.13628" calcext:value-type="float">
            <text:p>2,13628</text:p>
          </table:table-cell>
          <table:table-cell office:value-type="float" office:value="1.34433" calcext:value-type="float">
            <text:p>1,34433</text:p>
          </table:table-cell>
          <table:table-cell office:value-type="float" office:value="1.25097" calcext:value-type="float">
            <text:p>1,25097</text:p>
          </table:table-cell>
          <table:table-cell office:value-type="float" office:value="1.35758" calcext:value-type="float">
            <text:p>1,35758</text:p>
          </table:table-cell>
          <table:table-cell table:number-columns-repeated="7"/>
          <table:table-cell office:value-type="float" office:value="2.13628" calcext:value-type="float">
            <text:p>2,13628</text:p>
          </table:table-cell>
          <table:table-cell office:value-type="float" office:value="1.34433" calcext:value-type="float">
            <text:p>1,34433</text:p>
          </table:table-cell>
          <table:table-cell office:value-type="float" office:value="1.54385" calcext:value-type="float">
            <text:p>1,54385</text:p>
          </table:table-cell>
          <table:table-cell office:value-type="float" office:value="1.42439" calcext:value-type="float">
            <text:p>1,42439</text:p>
          </table:table-cell>
        </table:table-row>
        <table:table-row table:style-name="ro1">
          <table:table-cell office:value-type="float" office:value="2.1677" calcext:value-type="float">
            <text:p>2,1677</text:p>
          </table:table-cell>
          <table:table-cell office:value-type="float" office:value="1.32708" calcext:value-type="float">
            <text:p>1,32708</text:p>
          </table:table-cell>
          <table:table-cell office:value-type="float" office:value="1.27293" calcext:value-type="float">
            <text:p>1,27293</text:p>
          </table:table-cell>
          <table:table-cell office:value-type="float" office:value="1.22494" calcext:value-type="float">
            <text:p>1,22494</text:p>
          </table:table-cell>
          <table:table-cell table:number-columns-repeated="7"/>
          <table:table-cell office:value-type="float" office:value="2.1677" calcext:value-type="float">
            <text:p>2,1677</text:p>
          </table:table-cell>
          <table:table-cell office:value-type="float" office:value="1.32708" calcext:value-type="float">
            <text:p>1,32708</text:p>
          </table:table-cell>
          <table:table-cell office:value-type="float" office:value="1.23175" calcext:value-type="float">
            <text:p>1,23175</text:p>
          </table:table-cell>
          <table:table-cell office:value-type="float" office:value="1.44892" calcext:value-type="float">
            <text:p>1,44892</text:p>
          </table:table-cell>
        </table:table-row>
        <table:table-row table:style-name="ro1">
          <table:table-cell office:value-type="float" office:value="2.19911" calcext:value-type="float">
            <text:p>2,19911</text:p>
          </table:table-cell>
          <table:table-cell office:value-type="float" office:value="1.30902" calcext:value-type="float">
            <text:p>1,30902</text:p>
          </table:table-cell>
          <table:table-cell office:value-type="float" office:value="1.1326" calcext:value-type="float">
            <text:p>1,1326</text:p>
          </table:table-cell>
          <table:table-cell office:value-type="float" office:value="1.29458" calcext:value-type="float">
            <text:p>1,29458</text:p>
          </table:table-cell>
          <table:table-cell table:number-columns-repeated="7"/>
          <table:table-cell office:value-type="float" office:value="2.19911" calcext:value-type="float">
            <text:p>2,19911</text:p>
          </table:table-cell>
          <table:table-cell office:value-type="float" office:value="1.30902" calcext:value-type="float">
            <text:p>1,30902</text:p>
          </table:table-cell>
          <table:table-cell office:value-type="float" office:value="1.53288" calcext:value-type="float">
            <text:p>1,53288</text:p>
          </table:table-cell>
          <table:table-cell office:value-type="float" office:value="1.42366" calcext:value-type="float">
            <text:p>1,42366</text:p>
          </table:table-cell>
        </table:table-row>
        <table:table-row table:style-name="ro1">
          <table:table-cell office:value-type="float" office:value="2.23053" calcext:value-type="float">
            <text:p>2,23053</text:p>
          </table:table-cell>
          <table:table-cell office:value-type="float" office:value="1.29016" calcext:value-type="float">
            <text:p>1,29016</text:p>
          </table:table-cell>
          <table:table-cell office:value-type="float" office:value="1.54" calcext:value-type="float">
            <text:p>1,54</text:p>
          </table:table-cell>
          <table:table-cell office:value-type="float" office:value="1.32258" calcext:value-type="float">
            <text:p>1,32258</text:p>
          </table:table-cell>
          <table:table-cell table:number-columns-repeated="7"/>
          <table:table-cell office:value-type="float" office:value="2.23053" calcext:value-type="float">
            <text:p>2,23053</text:p>
          </table:table-cell>
          <table:table-cell office:value-type="float" office:value="1.29016" calcext:value-type="float">
            <text:p>1,29016</text:p>
          </table:table-cell>
          <table:table-cell office:value-type="float" office:value="1.47041" calcext:value-type="float">
            <text:p>1,47041</text:p>
          </table:table-cell>
          <table:table-cell office:value-type="float" office:value="1.37272" calcext:value-type="float">
            <text:p>1,37272</text:p>
          </table:table-cell>
        </table:table-row>
        <table:table-row table:style-name="ro1">
          <table:table-cell office:value-type="float" office:value="2.26195" calcext:value-type="float">
            <text:p>2,26195</text:p>
          </table:table-cell>
          <table:table-cell office:value-type="float" office:value="1.27051" calcext:value-type="float">
            <text:p>1,27051</text:p>
          </table:table-cell>
          <table:table-cell office:value-type="float" office:value="1.21218" calcext:value-type="float">
            <text:p>1,21218</text:p>
          </table:table-cell>
          <table:table-cell office:value-type="float" office:value="1.30323" calcext:value-type="float">
            <text:p>1,30323</text:p>
          </table:table-cell>
          <table:table-cell table:number-columns-repeated="7"/>
          <table:table-cell office:value-type="float" office:value="2.26195" calcext:value-type="float">
            <text:p>2,26195</text:p>
          </table:table-cell>
          <table:table-cell office:value-type="float" office:value="1.27051" calcext:value-type="float">
            <text:p>1,27051</text:p>
          </table:table-cell>
          <table:table-cell office:value-type="float" office:value="1.32722" calcext:value-type="float">
            <text:p>1,32722</text:p>
          </table:table-cell>
          <table:table-cell office:value-type="float" office:value="1.32735" calcext:value-type="float">
            <text:p>1,32735</text:p>
          </table:table-cell>
        </table:table-row>
        <table:table-row table:style-name="ro1">
          <table:table-cell office:value-type="float" office:value="2.29336" calcext:value-type="float">
            <text:p>2,29336</text:p>
          </table:table-cell>
          <table:table-cell office:value-type="float" office:value="1.25011" calcext:value-type="float">
            <text:p>1,25011</text:p>
          </table:table-cell>
          <table:table-cell office:value-type="float" office:value="1.19224" calcext:value-type="float">
            <text:p>1,19224</text:p>
          </table:table-cell>
          <table:table-cell office:value-type="float" office:value="1.26316" calcext:value-type="float">
            <text:p>1,26316</text:p>
          </table:table-cell>
          <table:table-cell table:number-columns-repeated="7"/>
          <table:table-cell office:value-type="float" office:value="2.29336" calcext:value-type="float">
            <text:p>2,29336</text:p>
          </table:table-cell>
          <table:table-cell office:value-type="float" office:value="1.25011" calcext:value-type="float">
            <text:p>1,25011</text:p>
          </table:table-cell>
          <table:table-cell office:value-type="float" office:value="1.12179" calcext:value-type="float">
            <text:p>1,12179</text:p>
          </table:table-cell>
          <table:table-cell office:value-type="float" office:value="1.24414" calcext:value-type="float">
            <text:p>1,24414</text:p>
          </table:table-cell>
        </table:table-row>
        <table:table-row table:style-name="ro1">
          <table:table-cell office:value-type="float" office:value="2.32478" calcext:value-type="float">
            <text:p>2,32478</text:p>
          </table:table-cell>
          <table:table-cell office:value-type="float" office:value="1.22897" calcext:value-type="float">
            <text:p>1,22897</text:p>
          </table:table-cell>
          <table:table-cell office:value-type="float" office:value="1.41213" calcext:value-type="float">
            <text:p>1,41213</text:p>
          </table:table-cell>
          <table:table-cell office:value-type="float" office:value="1.32479" calcext:value-type="float">
            <text:p>1,32479</text:p>
          </table:table-cell>
          <table:table-cell table:number-columns-repeated="7"/>
          <table:table-cell office:value-type="float" office:value="2.32478" calcext:value-type="float">
            <text:p>2,32478</text:p>
          </table:table-cell>
          <table:table-cell office:value-type="float" office:value="1.22897" calcext:value-type="float">
            <text:p>1,22897</text:p>
          </table:table-cell>
          <table:table-cell office:value-type="float" office:value="1.22765" calcext:value-type="float">
            <text:p>1,22765</text:p>
          </table:table-cell>
          <table:table-cell office:value-type="float" office:value="1.20654" calcext:value-type="float">
            <text:p>1,20654</text:p>
          </table:table-cell>
        </table:table-row>
        <table:table-row table:style-name="ro1">
          <table:table-cell office:value-type="float" office:value="2.35619" calcext:value-type="float">
            <text:p>2,35619</text:p>
          </table:table-cell>
          <table:table-cell office:value-type="float" office:value="1.20711" calcext:value-type="float">
            <text:p>1,20711</text:p>
          </table:table-cell>
          <table:table-cell office:value-type="float" office:value="1.33669" calcext:value-type="float">
            <text:p>1,33669</text:p>
          </table:table-cell>
          <table:table-cell office:value-type="float" office:value="1.26957" calcext:value-type="float">
            <text:p>1,26957</text:p>
          </table:table-cell>
          <table:table-cell table:number-columns-repeated="7"/>
          <table:table-cell office:value-type="float" office:value="2.35619" calcext:value-type="float">
            <text:p>2,35619</text:p>
          </table:table-cell>
          <table:table-cell office:value-type="float" office:value="1.20711" calcext:value-type="float">
            <text:p>1,20711</text:p>
          </table:table-cell>
          <table:table-cell office:value-type="float" office:value="1.15348" calcext:value-type="float">
            <text:p>1,15348</text:p>
          </table:table-cell>
          <table:table-cell office:value-type="float" office:value="1.21755" calcext:value-type="float">
            <text:p>1,21755</text:p>
          </table:table-cell>
        </table:table-row>
        <table:table-row table:style-name="ro1">
          <table:table-cell office:value-type="float" office:value="2.38761" calcext:value-type="float">
            <text:p>2,38761</text:p>
          </table:table-cell>
          <table:table-cell office:value-type="float" office:value="1.18455" calcext:value-type="float">
            <text:p>1,18455</text:p>
          </table:table-cell>
          <table:table-cell office:value-type="float" office:value="1.03429" calcext:value-type="float">
            <text:p>1,03429</text:p>
          </table:table-cell>
          <table:table-cell office:value-type="float" office:value="1.15157" calcext:value-type="float">
            <text:p>1,15157</text:p>
          </table:table-cell>
          <table:table-cell table:number-columns-repeated="7"/>
          <table:table-cell office:value-type="float" office:value="2.38761" calcext:value-type="float">
            <text:p>2,38761</text:p>
          </table:table-cell>
          <table:table-cell office:value-type="float" office:value="1.18455" calcext:value-type="float">
            <text:p>1,18455</text:p>
          </table:table-cell>
          <table:table-cell office:value-type="float" office:value="1.27587" calcext:value-type="float">
            <text:p>1,27587</text:p>
          </table:table-cell>
          <table:table-cell office:value-type="float" office:value="1.24205" calcext:value-type="float">
            <text:p>1,24205</text:p>
          </table:table-cell>
        </table:table-row>
        <table:table-row table:style-name="ro1">
          <table:table-cell office:value-type="float" office:value="2.41903" calcext:value-type="float">
            <text:p>2,41903</text:p>
          </table:table-cell>
          <table:table-cell office:value-type="float" office:value="1.16131" calcext:value-type="float">
            <text:p>1,16131</text:p>
          </table:table-cell>
          <table:table-cell office:value-type="float" office:value="1.12847" calcext:value-type="float">
            <text:p>1,12847</text:p>
          </table:table-cell>
          <table:table-cell office:value-type="float" office:value="1.15937" calcext:value-type="float">
            <text:p>1,15937</text:p>
          </table:table-cell>
          <table:table-cell table:number-columns-repeated="7"/>
          <table:table-cell office:value-type="float" office:value="2.41903" calcext:value-type="float">
            <text:p>2,41903</text:p>
          </table:table-cell>
          <table:table-cell office:value-type="float" office:value="1.16131" calcext:value-type="float">
            <text:p>1,16131</text:p>
          </table:table-cell>
          <table:table-cell office:value-type="float" office:value="1.32766" calcext:value-type="float">
            <text:p>1,32766</text:p>
          </table:table-cell>
          <table:table-cell office:value-type="float" office:value="1.2406" calcext:value-type="float">
            <text:p>1,2406</text:p>
          </table:table-cell>
        </table:table-row>
        <table:table-row table:style-name="ro1">
          <table:table-cell office:value-type="float" office:value="2.45044" calcext:value-type="float">
            <text:p>2,45044</text:p>
          </table:table-cell>
          <table:table-cell office:value-type="float" office:value="1.13742" calcext:value-type="float">
            <text:p>1,13742</text:p>
          </table:table-cell>
          <table:table-cell office:value-type="float" office:value="1.32715" calcext:value-type="float">
            <text:p>1,32715</text:p>
          </table:table-cell>
          <table:table-cell office:value-type="float" office:value="1.25755" calcext:value-type="float">
            <text:p>1,25755</text:p>
          </table:table-cell>
          <table:table-cell table:number-columns-repeated="7"/>
          <table:table-cell office:value-type="float" office:value="2.45044" calcext:value-type="float">
            <text:p>2,45044</text:p>
          </table:table-cell>
          <table:table-cell office:value-type="float" office:value="1.13742" calcext:value-type="float">
            <text:p>1,13742</text:p>
          </table:table-cell>
          <table:table-cell office:value-type="float" office:value="1.19284" calcext:value-type="float">
            <text:p>1,19284</text:p>
          </table:table-cell>
          <table:table-cell office:value-type="float" office:value="1.20611" calcext:value-type="float">
            <text:p>1,20611</text:p>
          </table:table-cell>
        </table:table-row>
        <table:table-row table:style-name="ro1">
          <table:table-cell office:value-type="float" office:value="2.48186" calcext:value-type="float">
            <text:p>2,48186</text:p>
          </table:table-cell>
          <table:table-cell office:value-type="float" office:value="1.11291" calcext:value-type="float">
            <text:p>1,11291</text:p>
          </table:table-cell>
          <table:table-cell office:value-type="float" office:value="1.29048" calcext:value-type="float">
            <text:p>1,29048</text:p>
          </table:table-cell>
          <table:table-cell office:value-type="float" office:value="1.29944" calcext:value-type="float">
            <text:p>1,29944</text:p>
          </table:table-cell>
          <table:table-cell table:number-columns-repeated="7"/>
          <table:table-cell office:value-type="float" office:value="2.48186" calcext:value-type="float">
            <text:p>2,48186</text:p>
          </table:table-cell>
          <table:table-cell office:value-type="float" office:value="1.11291" calcext:value-type="float">
            <text:p>1,11291</text:p>
          </table:table-cell>
          <table:table-cell office:value-type="float" office:value="1.17224" calcext:value-type="float">
            <text:p>1,17224</text:p>
          </table:table-cell>
          <table:table-cell office:value-type="float" office:value="1.16986" calcext:value-type="float">
            <text:p>1,16986</text:p>
          </table:table-cell>
        </table:table-row>
        <table:table-row table:style-name="ro1">
          <table:table-cell office:value-type="float" office:value="2.51327" calcext:value-type="float">
            <text:p>2,51327</text:p>
          </table:table-cell>
          <table:table-cell office:value-type="float" office:value="1.08779" calcext:value-type="float">
            <text:p>1,08779</text:p>
          </table:table-cell>
          <table:table-cell office:value-type="float" office:value="1.28413" calcext:value-type="float">
            <text:p>1,28413</text:p>
          </table:table-cell>
          <table:table-cell office:value-type="float" office:value="1.21981" calcext:value-type="float">
            <text:p>1,21981</text:p>
          </table:table-cell>
          <table:table-cell table:number-columns-repeated="7"/>
          <table:table-cell office:value-type="float" office:value="2.51327" calcext:value-type="float">
            <text:p>2,51327</text:p>
          </table:table-cell>
          <table:table-cell office:value-type="float" office:value="1.08779" calcext:value-type="float">
            <text:p>1,08779</text:p>
          </table:table-cell>
          <table:table-cell office:value-type="float" office:value="1.01515" calcext:value-type="float">
            <text:p>1,01515</text:p>
          </table:table-cell>
          <table:table-cell office:value-type="float" office:value="1.12054" calcext:value-type="float">
            <text:p>1,12054</text:p>
          </table:table-cell>
        </table:table-row>
        <table:table-row table:style-name="ro1">
          <table:table-cell office:value-type="float" office:value="2.54469" calcext:value-type="float">
            <text:p>2,54469</text:p>
          </table:table-cell>
          <table:table-cell office:value-type="float" office:value="1.06208" calcext:value-type="float">
            <text:p>1,06208</text:p>
          </table:table-cell>
          <table:table-cell office:value-type="float" office:value="1.06029" calcext:value-type="float">
            <text:p>1,06029</text:p>
          </table:table-cell>
          <table:table-cell office:value-type="float" office:value="1.05188" calcext:value-type="float">
            <text:p>1,05188</text:p>
          </table:table-cell>
          <table:table-cell table:number-columns-repeated="7"/>
          <table:table-cell office:value-type="float" office:value="2.54469" calcext:value-type="float">
            <text:p>2,54469</text:p>
          </table:table-cell>
          <table:table-cell office:value-type="float" office:value="1.06208" calcext:value-type="float">
            <text:p>1,06208</text:p>
          </table:table-cell>
          <table:table-cell office:value-type="float" office:value="1.22978" calcext:value-type="float">
            <text:p>1,22978</text:p>
          </table:table-cell>
          <table:table-cell office:value-type="float" office:value="1.08212" calcext:value-type="float">
            <text:p>1,08212</text:p>
          </table:table-cell>
        </table:table-row>
        <table:table-row table:style-name="ro1">
          <table:table-cell office:value-type="float" office:value="2.57611" calcext:value-type="float">
            <text:p>2,57611</text:p>
          </table:table-cell>
          <table:table-cell office:value-type="float" office:value="1.03583" calcext:value-type="float">
            <text:p>1,03583</text:p>
          </table:table-cell>
          <table:table-cell office:value-type="float" office:value="0.808027" calcext:value-type="float">
            <text:p>0,808027</text:p>
          </table:table-cell>
          <table:table-cell office:value-type="float" office:value="0.949161" calcext:value-type="float">
            <text:p>0,949161</text:p>
          </table:table-cell>
          <table:table-cell table:number-columns-repeated="7"/>
          <table:table-cell office:value-type="float" office:value="2.57611" calcext:value-type="float">
            <text:p>2,57611</text:p>
          </table:table-cell>
          <table:table-cell office:value-type="float" office:value="1.03583" calcext:value-type="float">
            <text:p>1,03583</text:p>
          </table:table-cell>
          <table:table-cell office:value-type="float" office:value="0.990103" calcext:value-type="float">
            <text:p>0,990103</text:p>
          </table:table-cell>
          <table:table-cell office:value-type="float" office:value="1.00965" calcext:value-type="float">
            <text:p>1,00965</text:p>
          </table:table-cell>
        </table:table-row>
        <table:table-row table:style-name="ro1">
          <table:table-cell office:value-type="float" office:value="2.60752" calcext:value-type="float">
            <text:p>2,60752</text:p>
          </table:table-cell>
          <table:table-cell office:value-type="float" office:value="1.00904" calcext:value-type="float">
            <text:p>1,00904</text:p>
          </table:table-cell>
          <table:table-cell office:value-type="float" office:value="1.03301" calcext:value-type="float">
            <text:p>1,03301</text:p>
          </table:table-cell>
          <table:table-cell office:value-type="float" office:value="0.971665" calcext:value-type="float">
            <text:p>0,971665</text:p>
          </table:table-cell>
          <table:table-cell table:number-columns-repeated="7"/>
          <table:table-cell office:value-type="float" office:value="2.60752" calcext:value-type="float">
            <text:p>2,60752</text:p>
          </table:table-cell>
          <table:table-cell office:value-type="float" office:value="1.00904" calcext:value-type="float">
            <text:p>1,00904</text:p>
          </table:table-cell>
          <table:table-cell office:value-type="float" office:value="0.961104" calcext:value-type="float">
            <text:p>0,961104</text:p>
          </table:table-cell>
          <table:table-cell office:value-type="float" office:value="0.98086" calcext:value-type="float">
            <text:p>0,98086</text:p>
          </table:table-cell>
        </table:table-row>
        <table:table-row table:style-name="ro1">
          <table:table-cell office:value-type="float" office:value="2.63894" calcext:value-type="float">
            <text:p>2,63894</text:p>
          </table:table-cell>
          <table:table-cell office:value-type="float" office:value="0.981754" calcext:value-type="float">
            <text:p>0,981754</text:p>
          </table:table-cell>
          <table:table-cell office:value-type="float" office:value="1.05056" calcext:value-type="float">
            <text:p>1,05056</text:p>
          </table:table-cell>
          <table:table-cell office:value-type="float" office:value="1.0196" calcext:value-type="float">
            <text:p>1,0196</text:p>
          </table:table-cell>
          <table:table-cell table:number-columns-repeated="7"/>
          <table:table-cell office:value-type="float" office:value="2.63894" calcext:value-type="float">
            <text:p>2,63894</text:p>
          </table:table-cell>
          <table:table-cell office:value-type="float" office:value="0.981754" calcext:value-type="float">
            <text:p>0,981754</text:p>
          </table:table-cell>
          <table:table-cell office:value-type="float" office:value="0.753936" calcext:value-type="float">
            <text:p>0,753936</text:p>
          </table:table-cell>
          <table:table-cell office:value-type="float" office:value="0.910537" calcext:value-type="float">
            <text:p>0,910537</text:p>
          </table:table-cell>
        </table:table-row>
        <table:table-row table:style-name="ro1">
          <table:table-cell office:value-type="float" office:value="2.67035" calcext:value-type="float">
            <text:p>2,67035</text:p>
          </table:table-cell>
          <table:table-cell office:value-type="float" office:value="0.95399" calcext:value-type="float">
            <text:p>0,95399</text:p>
          </table:table-cell>
          <table:table-cell office:value-type="float" office:value="0.963413" calcext:value-type="float">
            <text:p>0,963413</text:p>
          </table:table-cell>
          <table:table-cell office:value-type="float" office:value="0.959284" calcext:value-type="float">
            <text:p>0,959284</text:p>
          </table:table-cell>
          <table:table-cell table:number-columns-repeated="7"/>
          <table:table-cell office:value-type="float" office:value="2.67035" calcext:value-type="float">
            <text:p>2,67035</text:p>
          </table:table-cell>
          <table:table-cell office:value-type="float" office:value="0.95399" calcext:value-type="float">
            <text:p>0,95399</text:p>
          </table:table-cell>
          <table:table-cell office:value-type="float" office:value="1.13978" calcext:value-type="float">
            <text:p>1,13978</text:p>
          </table:table-cell>
          <table:table-cell office:value-type="float" office:value="0.884666" calcext:value-type="float">
            <text:p>0,884666</text:p>
          </table:table-cell>
        </table:table-row>
        <table:table-row table:style-name="ro1">
          <table:table-cell office:value-type="float" office:value="2.70177" calcext:value-type="float">
            <text:p>2,70177</text:p>
          </table:table-cell>
          <table:table-cell office:value-type="float" office:value="0.925779" calcext:value-type="float">
            <text:p>0,925779</text:p>
          </table:table-cell>
          <table:table-cell office:value-type="float" office:value="0.862304" calcext:value-type="float">
            <text:p>0,862304</text:p>
          </table:table-cell>
          <table:table-cell office:value-type="float" office:value="0.93174" calcext:value-type="float">
            <text:p>0,93174</text:p>
          </table:table-cell>
          <table:table-cell table:number-columns-repeated="7"/>
          <table:table-cell office:value-type="float" office:value="2.70177" calcext:value-type="float">
            <text:p>2,70177</text:p>
          </table:table-cell>
          <table:table-cell office:value-type="float" office:value="0.925779" calcext:value-type="float">
            <text:p>0,925779</text:p>
          </table:table-cell>
          <table:table-cell office:value-type="float" office:value="0.675844" calcext:value-type="float">
            <text:p>0,675844</text:p>
          </table:table-cell>
          <table:table-cell office:value-type="float" office:value="0.843539" calcext:value-type="float">
            <text:p>0,843539</text:p>
          </table:table-cell>
        </table:table-row>
        <table:table-row table:style-name="ro1">
          <table:table-cell office:value-type="float" office:value="2.73319" calcext:value-type="float">
            <text:p>2,73319</text:p>
          </table:table-cell>
          <table:table-cell office:value-type="float" office:value="0.897148" calcext:value-type="float">
            <text:p>0,897148</text:p>
          </table:table-cell>
          <table:table-cell office:value-type="float" office:value="0.995991" calcext:value-type="float">
            <text:p>0,995991</text:p>
          </table:table-cell>
          <table:table-cell office:value-type="float" office:value="0.985249" calcext:value-type="float">
            <text:p>0,985249</text:p>
          </table:table-cell>
          <table:table-cell table:number-columns-repeated="7"/>
          <table:table-cell office:value-type="float" office:value="2.73319" calcext:value-type="float">
            <text:p>2,73319</text:p>
          </table:table-cell>
          <table:table-cell office:value-type="float" office:value="0.897148" calcext:value-type="float">
            <text:p>0,897148</text:p>
          </table:table-cell>
          <table:table-cell office:value-type="float" office:value="0.864469" calcext:value-type="float">
            <text:p>0,864469</text:p>
          </table:table-cell>
          <table:table-cell office:value-type="float" office:value="0.820667" calcext:value-type="float">
            <text:p>0,820667</text:p>
          </table:table-cell>
        </table:table-row>
        <table:table-row table:style-name="ro1">
          <table:table-cell office:value-type="float" office:value="2.7646" calcext:value-type="float">
            <text:p>2,7646</text:p>
          </table:table-cell>
          <table:table-cell office:value-type="float" office:value="0.868125" calcext:value-type="float">
            <text:p>0,868125</text:p>
          </table:table-cell>
          <table:table-cell office:value-type="float" office:value="1.09335" calcext:value-type="float">
            <text:p>1,09335</text:p>
          </table:table-cell>
          <table:table-cell office:value-type="float" office:value="0.929181" calcext:value-type="float">
            <text:p>0,929181</text:p>
          </table:table-cell>
          <table:table-cell table:number-columns-repeated="7"/>
          <table:table-cell office:value-type="float" office:value="2.7646" calcext:value-type="float">
            <text:p>2,7646</text:p>
          </table:table-cell>
          <table:table-cell office:value-type="float" office:value="0.868125" calcext:value-type="float">
            <text:p>0,868125</text:p>
          </table:table-cell>
          <table:table-cell office:value-type="float" office:value="0.737391" calcext:value-type="float">
            <text:p>0,737391</text:p>
          </table:table-cell>
          <table:table-cell office:value-type="float" office:value="0.791423" calcext:value-type="float">
            <text:p>0,791423</text:p>
          </table:table-cell>
        </table:table-row>
        <table:table-row table:style-name="ro1">
          <table:table-cell office:value-type="float" office:value="2.79602" calcext:value-type="float">
            <text:p>2,79602</text:p>
          </table:table-cell>
          <table:table-cell office:value-type="float" office:value="0.838738" calcext:value-type="float">
            <text:p>0,838738</text:p>
          </table:table-cell>
          <table:table-cell office:value-type="float" office:value="0.635573" calcext:value-type="float">
            <text:p>0,635573</text:p>
          </table:table-cell>
          <table:table-cell office:value-type="float" office:value="0.885711" calcext:value-type="float">
            <text:p>0,885711</text:p>
          </table:table-cell>
          <table:table-cell table:number-columns-repeated="7"/>
          <table:table-cell office:value-type="float" office:value="2.79602" calcext:value-type="float">
            <text:p>2,79602</text:p>
          </table:table-cell>
          <table:table-cell office:value-type="float" office:value="0.838738" calcext:value-type="float">
            <text:p>0,838738</text:p>
          </table:table-cell>
          <table:table-cell office:value-type="float" office:value="0.798089" calcext:value-type="float">
            <text:p>0,798089</text:p>
          </table:table-cell>
          <table:table-cell office:value-type="float" office:value="0.837464" calcext:value-type="float">
            <text:p>0,837464</text:p>
          </table:table-cell>
        </table:table-row>
        <table:table-row table:style-name="ro1">
          <table:table-cell office:value-type="float" office:value="2.82743" calcext:value-type="float">
            <text:p>2,82743</text:p>
          </table:table-cell>
          <table:table-cell office:value-type="float" office:value="0.809017" calcext:value-type="float">
            <text:p>0,809017</text:p>
          </table:table-cell>
          <table:table-cell office:value-type="float" office:value="1.02363" calcext:value-type="float">
            <text:p>1,02363</text:p>
          </table:table-cell>
          <table:table-cell office:value-type="float" office:value="0.847554" calcext:value-type="float">
            <text:p>0,847554</text:p>
          </table:table-cell>
          <table:table-cell table:number-columns-repeated="7"/>
          <table:table-cell office:value-type="float" office:value="2.82743" calcext:value-type="float">
            <text:p>2,82743</text:p>
          </table:table-cell>
          <table:table-cell office:value-type="float" office:value="0.809017" calcext:value-type="float">
            <text:p>0,809017</text:p>
          </table:table-cell>
          <table:table-cell office:value-type="float" office:value="0.881918" calcext:value-type="float">
            <text:p>0,881918</text:p>
          </table:table-cell>
          <table:table-cell office:value-type="float" office:value="0.857196" calcext:value-type="float">
            <text:p>0,857196</text:p>
          </table:table-cell>
        </table:table-row>
        <table:table-row table:style-name="ro1">
          <table:table-cell office:value-type="float" office:value="2.85885" calcext:value-type="float">
            <text:p>2,85885</text:p>
          </table:table-cell>
          <table:table-cell office:value-type="float" office:value="0.778991" calcext:value-type="float">
            <text:p>0,778991</text:p>
          </table:table-cell>
          <table:table-cell office:value-type="float" office:value="0.816292" calcext:value-type="float">
            <text:p>0,816292</text:p>
          </table:table-cell>
          <table:table-cell office:value-type="float" office:value="0.865487" calcext:value-type="float">
            <text:p>0,865487</text:p>
          </table:table-cell>
          <table:table-cell table:number-columns-repeated="7"/>
          <table:table-cell office:value-type="float" office:value="2.85885" calcext:value-type="float">
            <text:p>2,85885</text:p>
          </table:table-cell>
          <table:table-cell office:value-type="float" office:value="0.778991" calcext:value-type="float">
            <text:p>0,778991</text:p>
          </table:table-cell>
          <table:table-cell office:value-type="float" office:value="0.984289" calcext:value-type="float">
            <text:p>0,984289</text:p>
          </table:table-cell>
          <table:table-cell office:value-type="float" office:value="0.879064" calcext:value-type="float">
            <text:p>0,879064</text:p>
          </table:table-cell>
        </table:table-row>
        <table:table-row table:style-name="ro1">
          <table:table-cell office:value-type="float" office:value="2.89027" calcext:value-type="float">
            <text:p>2,89027</text:p>
          </table:table-cell>
          <table:table-cell office:value-type="float" office:value="0.74869" calcext:value-type="float">
            <text:p>0,74869</text:p>
          </table:table-cell>
          <table:table-cell office:value-type="float" office:value="0.775306" calcext:value-type="float">
            <text:p>0,775306</text:p>
          </table:table-cell>
          <table:table-cell office:value-type="float" office:value="0.818037" calcext:value-type="float">
            <text:p>0,818037</text:p>
          </table:table-cell>
          <table:table-cell table:number-columns-repeated="7"/>
          <table:table-cell office:value-type="float" office:value="2.89027" calcext:value-type="float">
            <text:p>2,89027</text:p>
          </table:table-cell>
          <table:table-cell office:value-type="float" office:value="0.74869" calcext:value-type="float">
            <text:p>0,74869</text:p>
          </table:table-cell>
          <table:table-cell office:value-type="float" office:value="0.811997" calcext:value-type="float">
            <text:p>0,811997</text:p>
          </table:table-cell>
          <table:table-cell office:value-type="float" office:value="0.831187" calcext:value-type="float">
            <text:p>0,831187</text:p>
          </table:table-cell>
        </table:table-row>
        <table:table-row table:style-name="ro1">
          <table:table-cell office:value-type="float" office:value="2.92168" calcext:value-type="float">
            <text:p>2,92168</text:p>
          </table:table-cell>
          <table:table-cell office:value-type="float" office:value="0.718143" calcext:value-type="float">
            <text:p>0,718143</text:p>
          </table:table-cell>
          <table:table-cell office:value-type="float" office:value="0.878813" calcext:value-type="float">
            <text:p>0,878813</text:p>
          </table:table-cell>
          <table:table-cell office:value-type="float" office:value="0.828712" calcext:value-type="float">
            <text:p>0,828712</text:p>
          </table:table-cell>
          <table:table-cell table:number-columns-repeated="7"/>
          <table:table-cell office:value-type="float" office:value="2.92168" calcext:value-type="float">
            <text:p>2,92168</text:p>
          </table:table-cell>
          <table:table-cell office:value-type="float" office:value="0.718143" calcext:value-type="float">
            <text:p>0,718143</text:p>
          </table:table-cell>
          <table:table-cell office:value-type="float" office:value="0.85511" calcext:value-type="float">
            <text:p>0,85511</text:p>
          </table:table-cell>
          <table:table-cell office:value-type="float" office:value="0.745923" calcext:value-type="float">
            <text:p>0,745923</text:p>
          </table:table-cell>
        </table:table-row>
        <table:table-row table:style-name="ro1">
          <table:table-cell office:value-type="float" office:value="2.9531" calcext:value-type="float">
            <text:p>2,9531</text:p>
          </table:table-cell>
          <table:table-cell office:value-type="float" office:value="0.687381" calcext:value-type="float">
            <text:p>0,687381</text:p>
          </table:table-cell>
          <table:table-cell office:value-type="float" office:value="0.812905" calcext:value-type="float">
            <text:p>0,812905</text:p>
          </table:table-cell>
          <table:table-cell office:value-type="float" office:value="0.833108" calcext:value-type="float">
            <text:p>0,833108</text:p>
          </table:table-cell>
          <table:table-cell table:number-columns-repeated="7"/>
          <table:table-cell office:value-type="float" office:value="2.9531" calcext:value-type="float">
            <text:p>2,9531</text:p>
          </table:table-cell>
          <table:table-cell office:value-type="float" office:value="0.687381" calcext:value-type="float">
            <text:p>0,687381</text:p>
          </table:table-cell>
          <table:table-cell office:value-type="float" office:value="0.520289" calcext:value-type="float">
            <text:p>0,520289</text:p>
          </table:table-cell>
          <table:table-cell office:value-type="float" office:value="0.641281" calcext:value-type="float">
            <text:p>0,641281</text:p>
          </table:table-cell>
        </table:table-row>
        <table:table-row table:style-name="ro1">
          <table:table-cell office:value-type="float" office:value="2.98451" calcext:value-type="float">
            <text:p>2,98451</text:p>
          </table:table-cell>
          <table:table-cell office:value-type="float" office:value="0.656434" calcext:value-type="float">
            <text:p>0,656434</text:p>
          </table:table-cell>
          <table:table-cell office:value-type="float" office:value="0.815312" calcext:value-type="float">
            <text:p>0,815312</text:p>
          </table:table-cell>
          <table:table-cell office:value-type="float" office:value="0.815997" calcext:value-type="float">
            <text:p>0,815997</text:p>
          </table:table-cell>
          <table:table-cell table:number-columns-repeated="7"/>
          <table:table-cell office:value-type="float" office:value="2.98451" calcext:value-type="float">
            <text:p>2,98451</text:p>
          </table:table-cell>
          <table:table-cell office:value-type="float" office:value="0.656434" calcext:value-type="float">
            <text:p>0,656434</text:p>
          </table:table-cell>
          <table:table-cell office:value-type="float" office:value="0.555675" calcext:value-type="float">
            <text:p>0,555675</text:p>
          </table:table-cell>
          <table:table-cell office:value-type="float" office:value="0.562417" calcext:value-type="float">
            <text:p>0,562417</text:p>
          </table:table-cell>
        </table:table-row>
        <table:table-row table:style-name="ro1">
          <table:table-cell office:value-type="float" office:value="3.01593" calcext:value-type="float">
            <text:p>3,01593</text:p>
          </table:table-cell>
          <table:table-cell office:value-type="float" office:value="0.625333" calcext:value-type="float">
            <text:p>0,625333</text:p>
          </table:table-cell>
          <table:table-cell office:value-type="float" office:value="0.820035" calcext:value-type="float">
            <text:p>0,820035</text:p>
          </table:table-cell>
          <table:table-cell office:value-type="float" office:value="0.71458" calcext:value-type="float">
            <text:p>0,71458</text:p>
          </table:table-cell>
          <table:table-cell table:number-columns-repeated="7"/>
          <table:table-cell office:value-type="float" office:value="3.01593" calcext:value-type="float">
            <text:p>3,01593</text:p>
          </table:table-cell>
          <table:table-cell office:value-type="float" office:value="0.625333" calcext:value-type="float">
            <text:p>0,625333</text:p>
          </table:table-cell>
          <table:table-cell office:value-type="float" office:value="0.499327" calcext:value-type="float">
            <text:p>0,499327</text:p>
          </table:table-cell>
          <table:table-cell office:value-type="float" office:value="0.49518" calcext:value-type="float">
            <text:p>0,49518</text:p>
          </table:table-cell>
        </table:table-row>
        <table:table-row table:style-name="ro1">
          <table:table-cell office:value-type="float" office:value="3.04734" calcext:value-type="float">
            <text:p>3,04734</text:p>
          </table:table-cell>
          <table:table-cell office:value-type="float" office:value="0.594108" calcext:value-type="float">
            <text:p>0,594108</text:p>
          </table:table-cell>
          <table:table-cell office:value-type="float" office:value="0.468162" calcext:value-type="float">
            <text:p>0,468162</text:p>
          </table:table-cell>
          <table:table-cell office:value-type="float" office:value="0.645749" calcext:value-type="float">
            <text:p>0,645749</text:p>
          </table:table-cell>
          <table:table-cell table:number-columns-repeated="7"/>
          <table:table-cell office:value-type="float" office:value="3.04734" calcext:value-type="float">
            <text:p>3,04734</text:p>
          </table:table-cell>
          <table:table-cell office:value-type="float" office:value="0.594108" calcext:value-type="float">
            <text:p>0,594108</text:p>
          </table:table-cell>
          <table:table-cell office:value-type="float" office:value="0.461163" calcext:value-type="float">
            <text:p>0,461163</text:p>
          </table:table-cell>
          <table:table-cell office:value-type="float" office:value="0.458194" calcext:value-type="float">
            <text:p>0,458194</text:p>
          </table:table-cell>
        </table:table-row>
        <table:table-row table:style-name="ro1">
          <table:table-cell office:value-type="float" office:value="3.07876" calcext:value-type="float">
            <text:p>3,07876</text:p>
          </table:table-cell>
          <table:table-cell office:value-type="float" office:value="0.562791" calcext:value-type="float">
            <text:p>0,562791</text:p>
          </table:table-cell>
          <table:table-cell office:value-type="float" office:value="0.716794" calcext:value-type="float">
            <text:p>0,716794</text:p>
          </table:table-cell>
          <table:table-cell office:value-type="float" office:value="0.549318" calcext:value-type="float">
            <text:p>0,549318</text:p>
          </table:table-cell>
          <table:table-cell table:number-columns-repeated="7"/>
          <table:table-cell office:value-type="float" office:value="3.07876" calcext:value-type="float">
            <text:p>3,07876</text:p>
          </table:table-cell>
          <table:table-cell office:value-type="float" office:value="0.562791" calcext:value-type="float">
            <text:p>0,562791</text:p>
          </table:table-cell>
          <table:table-cell office:value-type="float" office:value="0.416921" calcext:value-type="float">
            <text:p>0,416921</text:p>
          </table:table-cell>
          <table:table-cell office:value-type="float" office:value="0.440354" calcext:value-type="float">
            <text:p>0,440354</text:p>
          </table:table-cell>
        </table:table-row>
        <table:table-row table:style-name="ro1">
          <table:table-cell office:value-type="float" office:value="3.11018" calcext:value-type="float">
            <text:p>3,11018</text:p>
          </table:table-cell>
          <table:table-cell office:value-type="float" office:value="0.531411" calcext:value-type="float">
            <text:p>0,531411</text:p>
          </table:table-cell>
          <table:table-cell office:value-type="float" office:value="0.399111" calcext:value-type="float">
            <text:p>0,399111</text:p>
          </table:table-cell>
          <table:table-cell office:value-type="float" office:value="0.543566" calcext:value-type="float">
            <text:p>0,543566</text:p>
          </table:table-cell>
          <table:table-cell table:number-columns-repeated="7"/>
          <table:table-cell office:value-type="float" office:value="3.11018" calcext:value-type="float">
            <text:p>3,11018</text:p>
          </table:table-cell>
          <table:table-cell office:value-type="float" office:value="0.531411" calcext:value-type="float">
            <text:p>0,531411</text:p>
          </table:table-cell>
          <table:table-cell office:value-type="float" office:value="0.354928" calcext:value-type="float">
            <text:p>0,354928</text:p>
          </table:table-cell>
          <table:table-cell office:value-type="float" office:value="0.44053" calcext:value-type="float">
            <text:p>0,44053</text:p>
          </table:table-cell>
        </table:table-row>
        <table:table-row table:style-name="ro1">
          <table:table-cell office:value-type="float" office:value="3.14159" calcext:value-type="float">
            <text:p>3,14159</text:p>
          </table:table-cell>
          <table:table-cell office:value-type="float" office:value="0.5" calcext:value-type="float">
            <text:p>0,5</text:p>
          </table:table-cell>
          <table:table-cell office:value-type="float" office:value="0.569901" calcext:value-type="float">
            <text:p>0,569901</text:p>
          </table:table-cell>
          <table:table-cell office:value-type="float" office:value="0.489433" calcext:value-type="float">
            <text:p>0,489433</text:p>
          </table:table-cell>
          <table:table-cell table:number-columns-repeated="7"/>
          <table:table-cell office:value-type="float" office:value="3.14159" calcext:value-type="float">
            <text:p>3,14159</text:p>
          </table:table-cell>
          <table:table-cell office:value-type="float" office:value="0.5" calcext:value-type="float">
            <text:p>0,5</text:p>
          </table:table-cell>
          <table:table-cell office:value-type="float" office:value="0.538081" calcext:value-type="float">
            <text:p>0,538081</text:p>
          </table:table-cell>
          <table:table-cell office:value-type="float" office:value="0.450489" calcext:value-type="float">
            <text:p>0,45048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.04871" calcext:value-type="float">
            <text:p>2,04871</text:p>
          </table:table-cell>
          <table:table-cell office:value-type="float" office:value="0.000435416" calcext:value-type="float">
            <text:p>0,000435416</text:p>
          </table:table-cell>
          <table:table-cell table:number-columns-repeated="9"/>
          <table:table-cell office:value-type="float" office:value="1.99497" calcext:value-type="float">
            <text:p>1,99497</text:p>
          </table:table-cell>
          <table:table-cell office:value-type="float" office:value="0.000175382" calcext:value-type="float">
            <text:p>0,000175382</text:p>
          </table:table-cell>
          <table:table-cell table:number-columns-repeated="2"/>
        </table:table-row>
        <table:table-row table:style-name="ro1">
          <table:table-cell office:value-type="float" office:value="0.773875" calcext:value-type="float">
            <text:p>0,773875</text:p>
          </table:table-cell>
          <table:table-cell office:value-type="float" office:value="0.0858384" calcext:value-type="float">
            <text:p>0,0858384</text:p>
          </table:table-cell>
          <table:table-cell table:number-columns-repeated="9"/>
          <table:table-cell office:value-type="float" office:value="0.513258" calcext:value-type="float">
            <text:p>0,513258</text:p>
          </table:table-cell>
          <table:table-cell office:value-type="float" office:value="0.0968571" calcext:value-type="float">
            <text:p>0,0968571</text:p>
          </table:table-cell>
          <table:table-cell table:number-columns-repeated="2"/>
        </table:table-row>
        <table:table-row table:style-name="ro1">
          <table:table-cell office:value-type="float" office:value="0.690672" calcext:value-type="float">
            <text:p>0,690672</text:p>
          </table:table-cell>
          <table:table-cell office:value-type="float" office:value="0.0983845" calcext:value-type="float">
            <text:p>0,0983845</text:p>
          </table:table-cell>
          <table:table-cell table:number-columns-repeated="9"/>
          <table:table-cell office:value-type="float" office:value="0.435093" calcext:value-type="float">
            <text:p>0,435093</text:p>
          </table:table-cell>
          <table:table-cell office:value-type="float" office:value="0.107885" calcext:value-type="float">
            <text:p>0,107885</text:p>
          </table:table-cell>
          <table:table-cell table:number-columns-repeated="2"/>
        </table:table-row>
        <table:table-row table:style-name="ro1">
          <table:table-cell office:value-type="float" office:value="0.679263" calcext:value-type="float">
            <text:p>0,679263</text:p>
          </table:table-cell>
          <table:table-cell office:value-type="float" office:value="0.101954" calcext:value-type="float">
            <text:p>0,101954</text:p>
          </table:table-cell>
          <table:table-cell table:number-columns-repeated="9"/>
          <table:table-cell office:value-type="float" office:value="0.418924" calcext:value-type="float">
            <text:p>0,418924</text:p>
          </table:table-cell>
          <table:table-cell office:value-type="float" office:value="0.112506" calcext:value-type="float">
            <text:p>0,112506</text:p>
          </table:table-cell>
          <table:table-cell table:number-columns-repeated="2"/>
        </table:table-row>
        <table:table-row table:style-name="ro1">
          <table:table-cell office:value-type="float" office:value="0.676219" calcext:value-type="float">
            <text:p>0,676219</text:p>
          </table:table-cell>
          <table:table-cell office:value-type="float" office:value="0.103488" calcext:value-type="float">
            <text:p>0,103488</text:p>
          </table:table-cell>
          <table:table-cell table:number-columns-repeated="9"/>
          <table:table-cell office:value-type="float" office:value="0.41887" calcext:value-type="float">
            <text:p>0,41887</text:p>
          </table:table-cell>
          <table:table-cell office:value-type="float" office:value="0.112218" calcext:value-type="float">
            <text:p>0,112218</text:p>
          </table:table-cell>
          <table:table-cell table:number-columns-repeated="2"/>
        </table:table-row>
        <table:table-row table:style-name="ro1">
          <table:table-cell office:value-type="float" office:value="0.67458" calcext:value-type="float">
            <text:p>0,67458</text:p>
          </table:table-cell>
          <table:table-cell office:value-type="float" office:value="0.104742" calcext:value-type="float">
            <text:p>0,104742</text:p>
          </table:table-cell>
          <table:table-cell table:number-columns-repeated="9"/>
          <table:table-cell office:value-type="float" office:value="0.417192" calcext:value-type="float">
            <text:p>0,417192</text:p>
          </table:table-cell>
          <table:table-cell office:value-type="float" office:value="0.113326" calcext:value-type="float">
            <text:p>0,113326</text:p>
          </table:table-cell>
          <table:table-cell table:number-columns-repeated="2"/>
        </table:table-row>
        <table:table-row table:style-name="ro1">
          <table:table-cell office:value-type="float" office:value="0.674029" calcext:value-type="float">
            <text:p>0,674029</text:p>
          </table:table-cell>
          <table:table-cell office:value-type="float" office:value="0.105397" calcext:value-type="float">
            <text:p>0,105397</text:p>
          </table:table-cell>
          <table:table-cell table:number-columns-repeated="9"/>
          <table:table-cell office:value-type="float" office:value="0.41757" calcext:value-type="float">
            <text:p>0,41757</text:p>
          </table:table-cell>
          <table:table-cell office:value-type="float" office:value="0.114522" calcext:value-type="float">
            <text:p>0,114522</text:p>
          </table:table-cell>
          <table:table-cell table:number-columns-repeated="2"/>
        </table:table-row>
        <table:table-row table:style-name="ro1">
          <table:table-cell office:value-type="float" office:value="0.673863" calcext:value-type="float">
            <text:p>0,673863</text:p>
          </table:table-cell>
          <table:table-cell office:value-type="float" office:value="0.105667" calcext:value-type="float">
            <text:p>0,105667</text:p>
          </table:table-cell>
          <table:table-cell table:number-columns-repeated="9"/>
          <table:table-cell office:value-type="float" office:value="0.41728" calcext:value-type="float">
            <text:p>0,41728</text:p>
          </table:table-cell>
          <table:table-cell office:value-type="float" office:value="0.116843" calcext:value-type="float">
            <text:p>0,116843</text:p>
          </table:table-cell>
          <table:table-cell table:number-columns-repeated="2"/>
        </table:table-row>
        <table:table-row table:style-name="ro1">
          <table:table-cell office:value-type="float" office:value="0.673576" calcext:value-type="float">
            <text:p>0,673576</text:p>
          </table:table-cell>
          <table:table-cell office:value-type="float" office:value="0.106505" calcext:value-type="float">
            <text:p>0,106505</text:p>
          </table:table-cell>
          <table:table-cell table:number-columns-repeated="9"/>
          <table:table-cell office:value-type="float" office:value="0.417597" calcext:value-type="float">
            <text:p>0,417597</text:p>
          </table:table-cell>
          <table:table-cell office:value-type="float" office:value="0.113442" calcext:value-type="float">
            <text:p>0,113442</text:p>
          </table:table-cell>
          <table:table-cell table:number-columns-repeated="2"/>
        </table:table-row>
        <table:table-row table:style-name="ro1">
          <table:table-cell office:value-type="float" office:value="0.673558" calcext:value-type="float">
            <text:p>0,673558</text:p>
          </table:table-cell>
          <table:table-cell office:value-type="float" office:value="0.106854" calcext:value-type="float">
            <text:p>0,106854</text:p>
          </table:table-cell>
          <table:table-cell table:number-columns-repeated="9"/>
          <table:table-cell office:value-type="float" office:value="0.416969" calcext:value-type="float">
            <text:p>0,416969</text:p>
          </table:table-cell>
          <table:table-cell office:value-type="float" office:value="0.113529" calcext:value-type="float">
            <text:p>0,113529</text:p>
          </table:table-cell>
          <table:table-cell table:number-columns-repeated="2"/>
        </table:table-row>
        <table:table-row table:style-name="ro1">
          <table:table-cell office:value-type="float" office:value="0.673559" calcext:value-type="float">
            <text:p>0,673559</text:p>
          </table:table-cell>
          <table:table-cell office:value-type="float" office:value="0.106691" calcext:value-type="float">
            <text:p>0,106691</text:p>
          </table:table-cell>
          <table:table-cell table:number-columns-repeated="9"/>
          <table:table-cell office:value-type="float" office:value="0.416688" calcext:value-type="float">
            <text:p>0,416688</text:p>
          </table:table-cell>
          <table:table-cell office:value-type="float" office:value="0.115083" calcext:value-type="float">
            <text:p>0,11508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3:29:20.542016920</meta:creation-date>
    <dc:date>2021-11-22T13:46:03.155933522</dc:date>
    <meta:editing-duration>PT6M36S</meta:editing-duration>
    <meta:editing-cycles>1</meta:editing-cycles>
    <meta:document-statistic meta:table-count="1" meta:cell-count="852" meta:object-count="4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cm" svg:stroke-color="#ff420e" svg:stroke-opacity="75%" draw:fill-color="#ff420e" draw:opacity="75%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54cm" svg:y="0.316cm" chart:style-name="ch2">
          <text:p>r = 3</text:p>
        </chart:title>
        <chart:legend chart:legend-position="end" svg:x="11.746cm" svg:y="3.703cm" style:legend-expansion="high" chart:style-name="ch3"/>
        <chart:plot-area chart:style-name="ch4" table:cell-range-address="Лист1.A1:Лист1.D101" chart:data-source-has-labels="row" svg:x="0.32cm" svg:y="1.275cm" svg:width="11.106cm" svg:height="7.545cm">
          <chartooo:coordinate-region svg:x="1.047cm" svg:y="1.475cm" svg:width="10.139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Лист1.B1:Лист1.B101" loext:label-string="сигнал" chart:class="chart:scatter">
            <chart:domain table:cell-range-address="Лист1.A1:Лист1.A101"/>
            <chart:data-point chart:repeated="101"/>
          </chart:series>
          <chart:series chart:style-name="ch8" chart:values-cell-range-address="Лист1.C1:Лист1.C101" loext:label-string="шум" chart:class="chart:scatter">
            <chart:data-point chart:repeated="101"/>
          </chart:series>
          <chart:series chart:style-name="ch9" chart:values-cell-range-address="Лист1.D1:Лист1.D101" loext:label-string="отфильтрованный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игнал</text:p>
              </table:table-cell>
              <table:table-cell office:value-type="string">
                <text:p>шум</text:p>
              </table:table-cell>
              <table:table-cell office:value-type="string">
                <text:p>отфильтрованный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1:Лист1.A101</svg:desc>
                </draw:g>
              </table:table-cell>
              <table:table-cell office:value-type="float" office:value="0.5">
                <text:p>0.5</text:p>
                <draw:g>
                  <svg:desc>Лист1.B1:Лист1.B101</svg:desc>
                </draw:g>
              </table:table-cell>
              <table:table-cell office:value-type="float" office:value="0.461848">
                <text:p>0.461848</text:p>
                <draw:g>
                  <svg:desc>Лист1.C1:Лист1.C101</svg:desc>
                </draw:g>
              </table:table-cell>
              <table:table-cell office:value-type="float" office:value="0.325102">
                <text:p>0.325102</text:p>
                <draw:g>
                  <svg:desc>Лист1.D1:Лист1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4159">
                <text:p>0.0314159</text:p>
              </table:table-cell>
              <table:table-cell office:value-type="float" office:value="0.531411">
                <text:p>0.531411</text:p>
              </table:table-cell>
              <table:table-cell office:value-type="float" office:value="0.461293">
                <text:p>0.461293</text:p>
              </table:table-cell>
              <table:table-cell office:value-type="float" office:value="0.432139">
                <text:p>0.4321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8319">
                <text:p>0.0628319</text:p>
              </table:table-cell>
              <table:table-cell office:value-type="float" office:value="0.562791">
                <text:p>0.562791</text:p>
              </table:table-cell>
              <table:table-cell office:value-type="float" office:value="0.362154">
                <text:p>0.362154</text:p>
              </table:table-cell>
              <table:table-cell office:value-type="float" office:value="0.457505">
                <text:p>0.457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42478">
                <text:p>0.0942478</text:p>
              </table:table-cell>
              <table:table-cell office:value-type="float" office:value="0.594108">
                <text:p>0.594108</text:p>
              </table:table-cell>
              <table:table-cell office:value-type="float" office:value="0.585444">
                <text:p>0.585444</text:p>
              </table:table-cell>
              <table:table-cell office:value-type="float" office:value="0.566045">
                <text:p>0.566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5664">
                <text:p>0.125664</text:p>
              </table:table-cell>
              <table:table-cell office:value-type="float" office:value="0.625333">
                <text:p>0.625333</text:p>
              </table:table-cell>
              <table:table-cell office:value-type="float" office:value="0.743137">
                <text:p>0.743137</text:p>
              </table:table-cell>
              <table:table-cell office:value-type="float" office:value="0.718571">
                <text:p>0.718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708">
                <text:p>0.15708</text:p>
              </table:table-cell>
              <table:table-cell office:value-type="float" office:value="0.656434">
                <text:p>0.656434</text:p>
              </table:table-cell>
              <table:table-cell office:value-type="float" office:value="0.817758">
                <text:p>0.817758</text:p>
              </table:table-cell>
              <table:table-cell office:value-type="float" office:value="0.693446">
                <text:p>0.6934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8496">
                <text:p>0.188496</text:p>
              </table:table-cell>
              <table:table-cell office:value-type="float" office:value="0.687381">
                <text:p>0.687381</text:p>
              </table:table-cell>
              <table:table-cell office:value-type="float" office:value="0.472019">
                <text:p>0.472019</text:p>
              </table:table-cell>
              <table:table-cell office:value-type="float" office:value="0.662831">
                <text:p>0.6628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9911">
                <text:p>0.219911</text:p>
              </table:table-cell>
              <table:table-cell office:value-type="float" office:value="0.718143">
                <text:p>0.718143</text:p>
              </table:table-cell>
              <table:table-cell office:value-type="float" office:value="0.771506">
                <text:p>0.771506</text:p>
              </table:table-cell>
              <table:table-cell office:value-type="float" office:value="0.670853">
                <text:p>0.6708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1327">
                <text:p>0.251327</text:p>
              </table:table-cell>
              <table:table-cell office:value-type="float" office:value="0.74869">
                <text:p>0.74869</text:p>
              </table:table-cell>
              <table:table-cell office:value-type="float" office:value="0.730637">
                <text:p>0.730637</text:p>
              </table:table-cell>
              <table:table-cell office:value-type="float" office:value="0.74349">
                <text:p>0.743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2743">
                <text:p>0.282743</text:p>
              </table:table-cell>
              <table:table-cell office:value-type="float" office:value="0.778991">
                <text:p>0.778991</text:p>
              </table:table-cell>
              <table:table-cell office:value-type="float" office:value="0.733229">
                <text:p>0.733229</text:p>
              </table:table-cell>
              <table:table-cell office:value-type="float" office:value="0.690451">
                <text:p>0.6904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4159">
                <text:p>0.314159</text:p>
              </table:table-cell>
              <table:table-cell office:value-type="float" office:value="0.809017">
                <text:p>0.809017</text:p>
              </table:table-cell>
              <table:table-cell office:value-type="float" office:value="0.591167">
                <text:p>0.591167</text:p>
              </table:table-cell>
              <table:table-cell office:value-type="float" office:value="0.639481">
                <text:p>0.6394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5575">
                <text:p>0.345575</text:p>
              </table:table-cell>
              <table:table-cell office:value-type="float" office:value="0.838738">
                <text:p>0.838738</text:p>
              </table:table-cell>
              <table:table-cell office:value-type="float" office:value="0.612476">
                <text:p>0.612476</text:p>
              </table:table-cell>
              <table:table-cell office:value-type="float" office:value="0.634492">
                <text:p>0.6344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76991">
                <text:p>0.376991</text:p>
              </table:table-cell>
              <table:table-cell office:value-type="float" office:value="0.868125">
                <text:p>0.868125</text:p>
              </table:table-cell>
              <table:table-cell office:value-type="float" office:value="0.708233">
                <text:p>0.708233</text:p>
              </table:table-cell>
              <table:table-cell office:value-type="float" office:value="0.713823">
                <text:p>0.7138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08407">
                <text:p>0.408407</text:p>
              </table:table-cell>
              <table:table-cell office:value-type="float" office:value="0.897148">
                <text:p>0.897148</text:p>
              </table:table-cell>
              <table:table-cell office:value-type="float" office:value="0.822892">
                <text:p>0.822892</text:p>
              </table:table-cell>
              <table:table-cell office:value-type="float" office:value="0.826127">
                <text:p>0.8261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39823">
                <text:p>0.439823</text:p>
              </table:table-cell>
              <table:table-cell office:value-type="float" office:value="0.925779">
                <text:p>0.925779</text:p>
              </table:table-cell>
              <table:table-cell office:value-type="float" office:value="0.948489">
                <text:p>0.948489</text:p>
              </table:table-cell>
              <table:table-cell office:value-type="float" office:value="0.94275">
                <text:p>0.94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1239">
                <text:p>0.471239</text:p>
              </table:table-cell>
              <table:table-cell office:value-type="float" office:value="0.95399">
                <text:p>0.95399</text:p>
              </table:table-cell>
              <table:table-cell office:value-type="float" office:value="1.05468">
                <text:p>1.05468</text:p>
              </table:table-cell>
              <table:table-cell office:value-type="float" office:value="1.03785">
                <text:p>1.037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02655">
                <text:p>0.502655</text:p>
              </table:table-cell>
              <table:table-cell office:value-type="float" office:value="0.981754">
                <text:p>0.981754</text:p>
              </table:table-cell>
              <table:table-cell office:value-type="float" office:value="1.10398">
                <text:p>1.10398</text:p>
              </table:table-cell>
              <table:table-cell office:value-type="float" office:value="1.10683">
                <text:p>1.106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34071">
                <text:p>0.534071</text:p>
              </table:table-cell>
              <table:table-cell office:value-type="float" office:value="1.00904">
                <text:p>1.00904</text:p>
              </table:table-cell>
              <table:table-cell office:value-type="float" office:value="1.16291">
                <text:p>1.16291</text:p>
              </table:table-cell>
              <table:table-cell office:value-type="float" office:value="1.16079">
                <text:p>1.160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65487">
                <text:p>0.565487</text:p>
              </table:table-cell>
              <table:table-cell office:value-type="float" office:value="1.03583">
                <text:p>1.03583</text:p>
              </table:table-cell>
              <table:table-cell office:value-type="float" office:value="1.21465">
                <text:p>1.21465</text:p>
              </table:table-cell>
              <table:table-cell office:value-type="float" office:value="1.14891">
                <text:p>1.148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96903">
                <text:p>0.596903</text:p>
              </table:table-cell>
              <table:table-cell office:value-type="float" office:value="1.06208">
                <text:p>1.06208</text:p>
              </table:table-cell>
              <table:table-cell office:value-type="float" office:value="1.04407">
                <text:p>1.04407</text:p>
              </table:table-cell>
              <table:table-cell office:value-type="float" office:value="1.11241">
                <text:p>1.112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28319">
                <text:p>0.628319</text:p>
              </table:table-cell>
              <table:table-cell office:value-type="float" office:value="1.08779">
                <text:p>1.08779</text:p>
              </table:table-cell>
              <table:table-cell office:value-type="float" office:value="1.10458">
                <text:p>1.10458</text:p>
              </table:table-cell>
              <table:table-cell office:value-type="float" office:value="1.04433">
                <text:p>1.044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59734">
                <text:p>0.659734</text:p>
              </table:table-cell>
              <table:table-cell office:value-type="float" office:value="1.11291">
                <text:p>1.11291</text:p>
              </table:table-cell>
              <table:table-cell office:value-type="float" office:value="0.961352">
                <text:p>0.961352</text:p>
              </table:table-cell>
              <table:table-cell office:value-type="float" office:value="1.05936">
                <text:p>1.059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9115">
                <text:p>0.69115</text:p>
              </table:table-cell>
              <table:table-cell office:value-type="float" office:value="1.13742">
                <text:p>1.13742</text:p>
              </table:table-cell>
              <table:table-cell office:value-type="float" office:value="1.14954">
                <text:p>1.14954</text:p>
              </table:table-cell>
              <table:table-cell office:value-type="float" office:value="1.06077">
                <text:p>1.060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22566">
                <text:p>0.722566</text:p>
              </table:table-cell>
              <table:table-cell office:value-type="float" office:value="1.16131">
                <text:p>1.16131</text:p>
              </table:table-cell>
              <table:table-cell office:value-type="float" office:value="1.03755">
                <text:p>1.03755</text:p>
              </table:table-cell>
              <table:table-cell office:value-type="float" office:value="1.06533">
                <text:p>1.065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53982">
                <text:p>0.753982</text:p>
              </table:table-cell>
              <table:table-cell office:value-type="float" office:value="1.18455">
                <text:p>1.18455</text:p>
              </table:table-cell>
              <table:table-cell office:value-type="float" office:value="1.01948">
                <text:p>1.01948</text:p>
              </table:table-cell>
              <table:table-cell office:value-type="float" office:value="1.13741">
                <text:p>1.137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85398">
                <text:p>0.785398</text:p>
              </table:table-cell>
              <table:table-cell office:value-type="float" office:value="1.20711">
                <text:p>1.20711</text:p>
              </table:table-cell>
              <table:table-cell office:value-type="float" office:value="1.40019">
                <text:p>1.40019</text:p>
              </table:table-cell>
              <table:table-cell office:value-type="float" office:value="1.30457">
                <text:p>1.304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16814">
                <text:p>0.816814</text:p>
              </table:table-cell>
              <table:table-cell office:value-type="float" office:value="1.22897">
                <text:p>1.22897</text:p>
              </table:table-cell>
              <table:table-cell office:value-type="float" office:value="1.45755">
                <text:p>1.45755</text:p>
              </table:table-cell>
              <table:table-cell office:value-type="float" office:value="1.43289">
                <text:p>1.432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4823">
                <text:p>0.84823</text:p>
              </table:table-cell>
              <table:table-cell office:value-type="float" office:value="1.25011">
                <text:p>1.25011</text:p>
              </table:table-cell>
              <table:table-cell office:value-type="float" office:value="1.43151">
                <text:p>1.43151</text:p>
              </table:table-cell>
              <table:table-cell office:value-type="float" office:value="1.34786">
                <text:p>1.347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79646">
                <text:p>0.879646</text:p>
              </table:table-cell>
              <table:table-cell office:value-type="float" office:value="1.27051">
                <text:p>1.27051</text:p>
              </table:table-cell>
              <table:table-cell office:value-type="float" office:value="1.1226">
                <text:p>1.1226</text:p>
              </table:table-cell>
              <table:table-cell office:value-type="float" office:value="1.21804">
                <text:p>1.218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11062">
                <text:p>0.911062</text:p>
              </table:table-cell>
              <table:table-cell office:value-type="float" office:value="1.29016">
                <text:p>1.29016</text:p>
              </table:table-cell>
              <table:table-cell office:value-type="float" office:value="1.13642">
                <text:p>1.13642</text:p>
              </table:table-cell>
              <table:table-cell office:value-type="float" office:value="1.21387">
                <text:p>1.21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42478">
                <text:p>0.942478</text:p>
              </table:table-cell>
              <table:table-cell office:value-type="float" office:value="1.30902">
                <text:p>1.30902</text:p>
              </table:table-cell>
              <table:table-cell office:value-type="float" office:value="1.41213">
                <text:p>1.41213</text:p>
              </table:table-cell>
              <table:table-cell office:value-type="float" office:value="1.32435">
                <text:p>1.324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73894">
                <text:p>0.973894</text:p>
              </table:table-cell>
              <table:table-cell office:value-type="float" office:value="1.32708">
                <text:p>1.32708</text:p>
              </table:table-cell>
              <table:table-cell office:value-type="float" office:value="1.39101">
                <text:p>1.39101</text:p>
              </table:table-cell>
              <table:table-cell office:value-type="float" office:value="1.39119">
                <text:p>1.391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0531">
                <text:p>1.00531</text:p>
              </table:table-cell>
              <table:table-cell office:value-type="float" office:value="1.34433">
                <text:p>1.34433</text:p>
              </table:table-cell>
              <table:table-cell office:value-type="float" office:value="1.37048">
                <text:p>1.37048</text:p>
              </table:table-cell>
              <table:table-cell office:value-type="float" office:value="1.4236">
                <text:p>1.42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3673">
                <text:p>1.03673</text:p>
              </table:table-cell>
              <table:table-cell office:value-type="float" office:value="1.36074">
                <text:p>1.36074</text:p>
              </table:table-cell>
              <table:table-cell office:value-type="float" office:value="1.52958">
                <text:p>1.52958</text:p>
              </table:table-cell>
              <table:table-cell office:value-type="float" office:value="1.38445">
                <text:p>1.384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6814">
                <text:p>1.06814</text:p>
              </table:table-cell>
              <table:table-cell office:value-type="float" office:value="1.37631">
                <text:p>1.37631</text:p>
              </table:table-cell>
              <table:table-cell office:value-type="float" office:value="1.19793">
                <text:p>1.19793</text:p>
              </table:table-cell>
              <table:table-cell office:value-type="float" office:value="1.32174">
                <text:p>1.321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9956">
                <text:p>1.09956</text:p>
              </table:table-cell>
              <table:table-cell office:value-type="float" office:value="1.39101">
                <text:p>1.39101</text:p>
              </table:table-cell>
              <table:table-cell office:value-type="float" office:value="1.28496">
                <text:p>1.28496</text:p>
              </table:table-cell>
              <table:table-cell office:value-type="float" office:value="1.31838">
                <text:p>1.318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3097">
                <text:p>1.13097</text:p>
              </table:table-cell>
              <table:table-cell office:value-type="float" office:value="1.40483">
                <text:p>1.40483</text:p>
              </table:table-cell>
              <table:table-cell office:value-type="float" office:value="1.48499">
                <text:p>1.48499</text:p>
              </table:table-cell>
              <table:table-cell office:value-type="float" office:value="1.36828">
                <text:p>1.368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6239">
                <text:p>1.16239</text:p>
              </table:table-cell>
              <table:table-cell office:value-type="float" office:value="1.41775">
                <text:p>1.41775</text:p>
              </table:table-cell>
              <table:table-cell office:value-type="float" office:value="1.29037">
                <text:p>1.29037</text:p>
              </table:table-cell>
              <table:table-cell office:value-type="float" office:value="1.4475">
                <text:p>1.4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9381">
                <text:p>1.19381</text:p>
              </table:table-cell>
              <table:table-cell office:value-type="float" office:value="1.42978">
                <text:p>1.42978</text:p>
              </table:table-cell>
              <table:table-cell office:value-type="float" office:value="1.62709">
                <text:p>1.62709</text:p>
              </table:table-cell>
              <table:table-cell office:value-type="float" office:value="1.42172">
                <text:p>1.421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2522">
                <text:p>1.22522</text:p>
              </table:table-cell>
              <table:table-cell office:value-type="float" office:value="1.44088">
                <text:p>1.44088</text:p>
              </table:table-cell>
              <table:table-cell office:value-type="float" office:value="1.26934">
                <text:p>1.26934</text:p>
              </table:table-cell>
              <table:table-cell office:value-type="float" office:value="1.45644">
                <text:p>1.456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5664">
                <text:p>1.25664</text:p>
              </table:table-cell>
              <table:table-cell office:value-type="float" office:value="1.45106">
                <text:p>1.45106</text:p>
              </table:table-cell>
              <table:table-cell office:value-type="float" office:value="1.54426">
                <text:p>1.54426</text:p>
              </table:table-cell>
              <table:table-cell office:value-type="float" office:value="1.51082">
                <text:p>1.510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8805">
                <text:p>1.28805</text:p>
              </table:table-cell>
              <table:table-cell office:value-type="float" office:value="1.46029">
                <text:p>1.46029</text:p>
              </table:table-cell>
              <table:table-cell office:value-type="float" office:value="1.70611">
                <text:p>1.70611</text:p>
              </table:table-cell>
              <table:table-cell office:value-type="float" office:value="1.54913">
                <text:p>1.549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31947">
                <text:p>1.31947</text:p>
              </table:table-cell>
              <table:table-cell office:value-type="float" office:value="1.46858">
                <text:p>1.46858</text:p>
              </table:table-cell>
              <table:table-cell office:value-type="float" office:value="1.33713">
                <text:p>1.33713</text:p>
              </table:table-cell>
              <table:table-cell office:value-type="float" office:value="1.5415">
                <text:p>1.54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5088">
                <text:p>1.35088</text:p>
              </table:table-cell>
              <table:table-cell office:value-type="float" office:value="1.47592">
                <text:p>1.47592</text:p>
              </table:table-cell>
              <table:table-cell office:value-type="float" office:value="1.65923">
                <text:p>1.65923</text:p>
              </table:table-cell>
              <table:table-cell office:value-type="float" office:value="1.48845">
                <text:p>1.488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823">
                <text:p>1.3823</text:p>
              </table:table-cell>
              <table:table-cell office:value-type="float" office:value="1.48229">
                <text:p>1.48229</text:p>
              </table:table-cell>
              <table:table-cell office:value-type="float" office:value="1.40385">
                <text:p>1.40385</text:p>
              </table:table-cell>
              <table:table-cell office:value-type="float" office:value="1.54594">
                <text:p>1.545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41372">
                <text:p>1.41372</text:p>
              </table:table-cell>
              <table:table-cell office:value-type="float" office:value="1.48769">
                <text:p>1.48769</text:p>
              </table:table-cell>
              <table:table-cell office:value-type="float" office:value="1.62895">
                <text:p>1.62895</text:p>
              </table:table-cell>
              <table:table-cell office:value-type="float" office:value="1.53197">
                <text:p>1.531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44513">
                <text:p>1.44513</text:p>
              </table:table-cell>
              <table:table-cell office:value-type="float" office:value="1.49211">
                <text:p>1.49211</text:p>
              </table:table-cell>
              <table:table-cell office:value-type="float" office:value="1.52612">
                <text:p>1.52612</text:p>
              </table:table-cell>
              <table:table-cell office:value-type="float" office:value="1.49134">
                <text:p>1.491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47655">
                <text:p>1.47655</text:p>
              </table:table-cell>
              <table:table-cell office:value-type="float" office:value="1.49556">
                <text:p>1.49556</text:p>
              </table:table-cell>
              <table:table-cell office:value-type="float" office:value="1.3057">
                <text:p>1.3057</text:p>
              </table:table-cell>
              <table:table-cell office:value-type="float" office:value="1.44594">
                <text:p>1.445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0796">
                <text:p>1.50796</text:p>
              </table:table-cell>
              <table:table-cell office:value-type="float" office:value="1.49803">
                <text:p>1.49803</text:p>
              </table:table-cell>
              <table:table-cell office:value-type="float" office:value="1.55951">
                <text:p>1.55951</text:p>
              </table:table-cell>
              <table:table-cell office:value-type="float" office:value="1.45571">
                <text:p>1.455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3938">
                <text:p>1.53938</text:p>
              </table:table-cell>
              <table:table-cell office:value-type="float" office:value="1.49951">
                <text:p>1.49951</text:p>
              </table:table-cell>
              <table:table-cell office:value-type="float" office:value="1.46233">
                <text:p>1.46233</text:p>
              </table:table-cell>
              <table:table-cell office:value-type="float" office:value="1.51467">
                <text:p>1.514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708">
                <text:p>1.5708</text:p>
              </table:table-cell>
              <table:table-cell office:value-type="float" office:value="1.5">
                <text:p>1.5</text:p>
              </table:table-cell>
              <table:table-cell office:value-type="float" office:value="1.54213">
                <text:p>1.54213</text:p>
              </table:table-cell>
              <table:table-cell office:value-type="float" office:value="1.45998">
                <text:p>1.459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0221">
                <text:p>1.60221</text:p>
              </table:table-cell>
              <table:table-cell office:value-type="float" office:value="1.49951">
                <text:p>1.49951</text:p>
              </table:table-cell>
              <table:table-cell office:value-type="float" office:value="1.34414">
                <text:p>1.34414</text:p>
              </table:table-cell>
              <table:table-cell office:value-type="float" office:value="1.46632">
                <text:p>1.466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3363">
                <text:p>1.63363</text:p>
              </table:table-cell>
              <table:table-cell office:value-type="float" office:value="1.49803">
                <text:p>1.49803</text:p>
              </table:table-cell>
              <table:table-cell office:value-type="float" office:value="1.5593">
                <text:p>1.5593</text:p>
              </table:table-cell>
              <table:table-cell office:value-type="float" office:value="1.42377">
                <text:p>1.423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6504">
                <text:p>1.66504</text:p>
              </table:table-cell>
              <table:table-cell office:value-type="float" office:value="1.49556">
                <text:p>1.49556</text:p>
              </table:table-cell>
              <table:table-cell office:value-type="float" office:value="1.31616">
                <text:p>1.31616</text:p>
              </table:table-cell>
              <table:table-cell office:value-type="float" office:value="1.43149">
                <text:p>1.431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69646">
                <text:p>1.69646</text:p>
              </table:table-cell>
              <table:table-cell office:value-type="float" office:value="1.49211">
                <text:p>1.49211</text:p>
              </table:table-cell>
              <table:table-cell office:value-type="float" office:value="1.46298">
                <text:p>1.46298</text:p>
              </table:table-cell>
              <table:table-cell office:value-type="float" office:value="1.47494">
                <text:p>1.474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72788">
                <text:p>1.72788</text:p>
              </table:table-cell>
              <table:table-cell office:value-type="float" office:value="1.48769">
                <text:p>1.48769</text:p>
              </table:table-cell>
              <table:table-cell office:value-type="float" office:value="1.65025">
                <text:p>1.65025</text:p>
              </table:table-cell>
              <table:table-cell office:value-type="float" office:value="1.47531">
                <text:p>1.475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75929">
                <text:p>1.75929</text:p>
              </table:table-cell>
              <table:table-cell office:value-type="float" office:value="1.48229">
                <text:p>1.48229</text:p>
              </table:table-cell>
              <table:table-cell office:value-type="float" office:value="1.24597">
                <text:p>1.24597</text:p>
              </table:table-cell>
              <table:table-cell office:value-type="float" office:value="1.42342">
                <text:p>1.423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79071">
                <text:p>1.79071</text:p>
              </table:table-cell>
              <table:table-cell office:value-type="float" office:value="1.47592">
                <text:p>1.47592</text:p>
              </table:table-cell>
              <table:table-cell office:value-type="float" office:value="1.44172">
                <text:p>1.44172</text:p>
              </table:table-cell>
              <table:table-cell office:value-type="float" office:value="1.41956">
                <text:p>1.419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82212">
                <text:p>1.82212</text:p>
              </table:table-cell>
              <table:table-cell office:value-type="float" office:value="1.46858">
                <text:p>1.46858</text:p>
              </table:table-cell>
              <table:table-cell office:value-type="float" office:value="1.56254">
                <text:p>1.56254</text:p>
              </table:table-cell>
              <table:table-cell office:value-type="float" office:value="1.45688">
                <text:p>1.456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85354">
                <text:p>1.85354</text:p>
              </table:table-cell>
              <table:table-cell office:value-type="float" office:value="1.46029">
                <text:p>1.46029</text:p>
              </table:table-cell>
              <table:table-cell office:value-type="float" office:value="1.32606">
                <text:p>1.32606</text:p>
              </table:table-cell>
              <table:table-cell office:value-type="float" office:value="1.45132">
                <text:p>1.451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88496">
                <text:p>1.88496</text:p>
              </table:table-cell>
              <table:table-cell office:value-type="float" office:value="1.45106">
                <text:p>1.45106</text:p>
              </table:table-cell>
              <table:table-cell office:value-type="float" office:value="1.51313">
                <text:p>1.51313</text:p>
              </table:table-cell>
              <table:table-cell office:value-type="float" office:value="1.42563">
                <text:p>1.425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91637">
                <text:p>1.91637</text:p>
              </table:table-cell>
              <table:table-cell office:value-type="float" office:value="1.44088">
                <text:p>1.44088</text:p>
              </table:table-cell>
              <table:table-cell office:value-type="float" office:value="1.40431">
                <text:p>1.40431</text:p>
              </table:table-cell>
              <table:table-cell office:value-type="float" office:value="1.502">
                <text:p>1.5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94779">
                <text:p>1.94779</text:p>
              </table:table-cell>
              <table:table-cell office:value-type="float" office:value="1.42978">
                <text:p>1.42978</text:p>
              </table:table-cell>
              <table:table-cell office:value-type="float" office:value="1.62583">
                <text:p>1.62583</text:p>
              </table:table-cell>
              <table:table-cell office:value-type="float" office:value="1.45095">
                <text:p>1.450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792">
                <text:p>1.9792</text:p>
              </table:table-cell>
              <table:table-cell office:value-type="float" office:value="1.41775">
                <text:p>1.41775</text:p>
              </table:table-cell>
              <table:table-cell office:value-type="float" office:value="1.25598">
                <text:p>1.25598</text:p>
              </table:table-cell>
              <table:table-cell office:value-type="float" office:value="1.37456">
                <text:p>1.374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01062">
                <text:p>2.01062</text:p>
              </table:table-cell>
              <table:table-cell office:value-type="float" office:value="1.40483">
                <text:p>1.40483</text:p>
              </table:table-cell>
              <table:table-cell office:value-type="float" office:value="1.28709">
                <text:p>1.28709</text:p>
              </table:table-cell>
              <table:table-cell office:value-type="float" office:value="1.23992">
                <text:p>1.239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04204">
                <text:p>2.04204</text:p>
              </table:table-cell>
              <table:table-cell office:value-type="float" office:value="1.39101">
                <text:p>1.39101</text:p>
              </table:table-cell>
              <table:table-cell office:value-type="float" office:value="1.15869">
                <text:p>1.15869</text:p>
              </table:table-cell>
              <table:table-cell office:value-type="float" office:value="1.25574">
                <text:p>1.255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07345">
                <text:p>2.07345</text:p>
              </table:table-cell>
              <table:table-cell office:value-type="float" office:value="1.37631">
                <text:p>1.37631</text:p>
              </table:table-cell>
              <table:table-cell office:value-type="float" office:value="1.35848">
                <text:p>1.35848</text:p>
              </table:table-cell>
              <table:table-cell office:value-type="float" office:value="1.36772">
                <text:p>1.367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10487">
                <text:p>2.10487</text:p>
              </table:table-cell>
              <table:table-cell office:value-type="float" office:value="1.36074">
                <text:p>1.36074</text:p>
              </table:table-cell>
              <table:table-cell office:value-type="float" office:value="1.58951">
                <text:p>1.58951</text:p>
              </table:table-cell>
              <table:table-cell office:value-type="float" office:value="1.42108">
                <text:p>1.421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13628">
                <text:p>2.13628</text:p>
              </table:table-cell>
              <table:table-cell office:value-type="float" office:value="1.34433">
                <text:p>1.34433</text:p>
              </table:table-cell>
              <table:table-cell office:value-type="float" office:value="1.25097">
                <text:p>1.25097</text:p>
              </table:table-cell>
              <table:table-cell office:value-type="float" office:value="1.35758">
                <text:p>1.357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1677">
                <text:p>2.1677</text:p>
              </table:table-cell>
              <table:table-cell office:value-type="float" office:value="1.32708">
                <text:p>1.32708</text:p>
              </table:table-cell>
              <table:table-cell office:value-type="float" office:value="1.27293">
                <text:p>1.27293</text:p>
              </table:table-cell>
              <table:table-cell office:value-type="float" office:value="1.22494">
                <text:p>1.224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19911">
                <text:p>2.19911</text:p>
              </table:table-cell>
              <table:table-cell office:value-type="float" office:value="1.30902">
                <text:p>1.30902</text:p>
              </table:table-cell>
              <table:table-cell office:value-type="float" office:value="1.1326">
                <text:p>1.1326</text:p>
              </table:table-cell>
              <table:table-cell office:value-type="float" office:value="1.29458">
                <text:p>1.294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23053">
                <text:p>2.23053</text:p>
              </table:table-cell>
              <table:table-cell office:value-type="float" office:value="1.29016">
                <text:p>1.29016</text:p>
              </table:table-cell>
              <table:table-cell office:value-type="float" office:value="1.54">
                <text:p>1.54</text:p>
              </table:table-cell>
              <table:table-cell office:value-type="float" office:value="1.32258">
                <text:p>1.322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6195">
                <text:p>2.26195</text:p>
              </table:table-cell>
              <table:table-cell office:value-type="float" office:value="1.27051">
                <text:p>1.27051</text:p>
              </table:table-cell>
              <table:table-cell office:value-type="float" office:value="1.21218">
                <text:p>1.21218</text:p>
              </table:table-cell>
              <table:table-cell office:value-type="float" office:value="1.30323">
                <text:p>1.303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336">
                <text:p>2.29336</text:p>
              </table:table-cell>
              <table:table-cell office:value-type="float" office:value="1.25011">
                <text:p>1.25011</text:p>
              </table:table-cell>
              <table:table-cell office:value-type="float" office:value="1.19224">
                <text:p>1.19224</text:p>
              </table:table-cell>
              <table:table-cell office:value-type="float" office:value="1.26316">
                <text:p>1.263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2478">
                <text:p>2.32478</text:p>
              </table:table-cell>
              <table:table-cell office:value-type="float" office:value="1.22897">
                <text:p>1.22897</text:p>
              </table:table-cell>
              <table:table-cell office:value-type="float" office:value="1.41213">
                <text:p>1.41213</text:p>
              </table:table-cell>
              <table:table-cell office:value-type="float" office:value="1.32479">
                <text:p>1.324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5619">
                <text:p>2.35619</text:p>
              </table:table-cell>
              <table:table-cell office:value-type="float" office:value="1.20711">
                <text:p>1.20711</text:p>
              </table:table-cell>
              <table:table-cell office:value-type="float" office:value="1.33669">
                <text:p>1.33669</text:p>
              </table:table-cell>
              <table:table-cell office:value-type="float" office:value="1.26957">
                <text:p>1.269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38761">
                <text:p>2.38761</text:p>
              </table:table-cell>
              <table:table-cell office:value-type="float" office:value="1.18455">
                <text:p>1.18455</text:p>
              </table:table-cell>
              <table:table-cell office:value-type="float" office:value="1.03429">
                <text:p>1.03429</text:p>
              </table:table-cell>
              <table:table-cell office:value-type="float" office:value="1.15157">
                <text:p>1.151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41903">
                <text:p>2.41903</text:p>
              </table:table-cell>
              <table:table-cell office:value-type="float" office:value="1.16131">
                <text:p>1.16131</text:p>
              </table:table-cell>
              <table:table-cell office:value-type="float" office:value="1.12847">
                <text:p>1.12847</text:p>
              </table:table-cell>
              <table:table-cell office:value-type="float" office:value="1.15937">
                <text:p>1.159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45044">
                <text:p>2.45044</text:p>
              </table:table-cell>
              <table:table-cell office:value-type="float" office:value="1.13742">
                <text:p>1.13742</text:p>
              </table:table-cell>
              <table:table-cell office:value-type="float" office:value="1.32715">
                <text:p>1.32715</text:p>
              </table:table-cell>
              <table:table-cell office:value-type="float" office:value="1.25755">
                <text:p>1.257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48186">
                <text:p>2.48186</text:p>
              </table:table-cell>
              <table:table-cell office:value-type="float" office:value="1.11291">
                <text:p>1.11291</text:p>
              </table:table-cell>
              <table:table-cell office:value-type="float" office:value="1.29048">
                <text:p>1.29048</text:p>
              </table:table-cell>
              <table:table-cell office:value-type="float" office:value="1.29944">
                <text:p>1.299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51327">
                <text:p>2.51327</text:p>
              </table:table-cell>
              <table:table-cell office:value-type="float" office:value="1.08779">
                <text:p>1.08779</text:p>
              </table:table-cell>
              <table:table-cell office:value-type="float" office:value="1.28413">
                <text:p>1.28413</text:p>
              </table:table-cell>
              <table:table-cell office:value-type="float" office:value="1.21981">
                <text:p>1.219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54469">
                <text:p>2.54469</text:p>
              </table:table-cell>
              <table:table-cell office:value-type="float" office:value="1.06208">
                <text:p>1.06208</text:p>
              </table:table-cell>
              <table:table-cell office:value-type="float" office:value="1.06029">
                <text:p>1.06029</text:p>
              </table:table-cell>
              <table:table-cell office:value-type="float" office:value="1.05188">
                <text:p>1.051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57611">
                <text:p>2.57611</text:p>
              </table:table-cell>
              <table:table-cell office:value-type="float" office:value="1.03583">
                <text:p>1.03583</text:p>
              </table:table-cell>
              <table:table-cell office:value-type="float" office:value="0.808027">
                <text:p>0.808027</text:p>
              </table:table-cell>
              <table:table-cell office:value-type="float" office:value="0.949161">
                <text:p>0.9491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60752">
                <text:p>2.60752</text:p>
              </table:table-cell>
              <table:table-cell office:value-type="float" office:value="1.00904">
                <text:p>1.00904</text:p>
              </table:table-cell>
              <table:table-cell office:value-type="float" office:value="1.03301">
                <text:p>1.03301</text:p>
              </table:table-cell>
              <table:table-cell office:value-type="float" office:value="0.971665">
                <text:p>0.9716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63894">
                <text:p>2.63894</text:p>
              </table:table-cell>
              <table:table-cell office:value-type="float" office:value="0.981754">
                <text:p>0.981754</text:p>
              </table:table-cell>
              <table:table-cell office:value-type="float" office:value="1.05056">
                <text:p>1.05056</text:p>
              </table:table-cell>
              <table:table-cell office:value-type="float" office:value="1.0196">
                <text:p>1.01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67035">
                <text:p>2.67035</text:p>
              </table:table-cell>
              <table:table-cell office:value-type="float" office:value="0.95399">
                <text:p>0.95399</text:p>
              </table:table-cell>
              <table:table-cell office:value-type="float" office:value="0.963413">
                <text:p>0.963413</text:p>
              </table:table-cell>
              <table:table-cell office:value-type="float" office:value="0.959284">
                <text:p>0.9592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70177">
                <text:p>2.70177</text:p>
              </table:table-cell>
              <table:table-cell office:value-type="float" office:value="0.925779">
                <text:p>0.925779</text:p>
              </table:table-cell>
              <table:table-cell office:value-type="float" office:value="0.862304">
                <text:p>0.862304</text:p>
              </table:table-cell>
              <table:table-cell office:value-type="float" office:value="0.93174">
                <text:p>0.931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73319">
                <text:p>2.73319</text:p>
              </table:table-cell>
              <table:table-cell office:value-type="float" office:value="0.897148">
                <text:p>0.897148</text:p>
              </table:table-cell>
              <table:table-cell office:value-type="float" office:value="0.995991">
                <text:p>0.995991</text:p>
              </table:table-cell>
              <table:table-cell office:value-type="float" office:value="0.985249">
                <text:p>0.9852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7646">
                <text:p>2.7646</text:p>
              </table:table-cell>
              <table:table-cell office:value-type="float" office:value="0.868125">
                <text:p>0.868125</text:p>
              </table:table-cell>
              <table:table-cell office:value-type="float" office:value="1.09335">
                <text:p>1.09335</text:p>
              </table:table-cell>
              <table:table-cell office:value-type="float" office:value="0.929181">
                <text:p>0.9291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79602">
                <text:p>2.79602</text:p>
              </table:table-cell>
              <table:table-cell office:value-type="float" office:value="0.838738">
                <text:p>0.838738</text:p>
              </table:table-cell>
              <table:table-cell office:value-type="float" office:value="0.635573">
                <text:p>0.635573</text:p>
              </table:table-cell>
              <table:table-cell office:value-type="float" office:value="0.885711">
                <text:p>0.8857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82743">
                <text:p>2.82743</text:p>
              </table:table-cell>
              <table:table-cell office:value-type="float" office:value="0.809017">
                <text:p>0.809017</text:p>
              </table:table-cell>
              <table:table-cell office:value-type="float" office:value="1.02363">
                <text:p>1.02363</text:p>
              </table:table-cell>
              <table:table-cell office:value-type="float" office:value="0.847554">
                <text:p>0.8475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85885">
                <text:p>2.85885</text:p>
              </table:table-cell>
              <table:table-cell office:value-type="float" office:value="0.778991">
                <text:p>0.778991</text:p>
              </table:table-cell>
              <table:table-cell office:value-type="float" office:value="0.816292">
                <text:p>0.816292</text:p>
              </table:table-cell>
              <table:table-cell office:value-type="float" office:value="0.865487">
                <text:p>0.8654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89027">
                <text:p>2.89027</text:p>
              </table:table-cell>
              <table:table-cell office:value-type="float" office:value="0.74869">
                <text:p>0.74869</text:p>
              </table:table-cell>
              <table:table-cell office:value-type="float" office:value="0.775306">
                <text:p>0.775306</text:p>
              </table:table-cell>
              <table:table-cell office:value-type="float" office:value="0.818037">
                <text:p>0.8180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92168">
                <text:p>2.92168</text:p>
              </table:table-cell>
              <table:table-cell office:value-type="float" office:value="0.718143">
                <text:p>0.718143</text:p>
              </table:table-cell>
              <table:table-cell office:value-type="float" office:value="0.878813">
                <text:p>0.878813</text:p>
              </table:table-cell>
              <table:table-cell office:value-type="float" office:value="0.828712">
                <text:p>0.8287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9531">
                <text:p>2.9531</text:p>
              </table:table-cell>
              <table:table-cell office:value-type="float" office:value="0.687381">
                <text:p>0.687381</text:p>
              </table:table-cell>
              <table:table-cell office:value-type="float" office:value="0.812905">
                <text:p>0.812905</text:p>
              </table:table-cell>
              <table:table-cell office:value-type="float" office:value="0.833108">
                <text:p>0.8331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98451">
                <text:p>2.98451</text:p>
              </table:table-cell>
              <table:table-cell office:value-type="float" office:value="0.656434">
                <text:p>0.656434</text:p>
              </table:table-cell>
              <table:table-cell office:value-type="float" office:value="0.815312">
                <text:p>0.815312</text:p>
              </table:table-cell>
              <table:table-cell office:value-type="float" office:value="0.815997">
                <text:p>0.8159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01593">
                <text:p>3.01593</text:p>
              </table:table-cell>
              <table:table-cell office:value-type="float" office:value="0.625333">
                <text:p>0.625333</text:p>
              </table:table-cell>
              <table:table-cell office:value-type="float" office:value="0.820035">
                <text:p>0.820035</text:p>
              </table:table-cell>
              <table:table-cell office:value-type="float" office:value="0.71458">
                <text:p>0.714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04734">
                <text:p>3.04734</text:p>
              </table:table-cell>
              <table:table-cell office:value-type="float" office:value="0.594108">
                <text:p>0.594108</text:p>
              </table:table-cell>
              <table:table-cell office:value-type="float" office:value="0.468162">
                <text:p>0.468162</text:p>
              </table:table-cell>
              <table:table-cell office:value-type="float" office:value="0.645749">
                <text:p>0.6457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07876">
                <text:p>3.07876</text:p>
              </table:table-cell>
              <table:table-cell office:value-type="float" office:value="0.562791">
                <text:p>0.562791</text:p>
              </table:table-cell>
              <table:table-cell office:value-type="float" office:value="0.716794">
                <text:p>0.716794</text:p>
              </table:table-cell>
              <table:table-cell office:value-type="float" office:value="0.549318">
                <text:p>0.5493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11018">
                <text:p>3.11018</text:p>
              </table:table-cell>
              <table:table-cell office:value-type="float" office:value="0.531411">
                <text:p>0.531411</text:p>
              </table:table-cell>
              <table:table-cell office:value-type="float" office:value="0.399111">
                <text:p>0.399111</text:p>
              </table:table-cell>
              <table:table-cell office:value-type="float" office:value="0.543566">
                <text:p>0.5435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14159">
                <text:p>3.14159</text:p>
              </table:table-cell>
              <table:table-cell office:value-type="float" office:value="0.5">
                <text:p>0.5</text:p>
              </table:table-cell>
              <table:table-cell office:value-type="float" office:value="0.569901">
                <text:p>0.569901</text:p>
              </table:table-cell>
              <table:table-cell office:value-type="float" office:value="0.489433">
                <text:p>0.4894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cm" svg:stroke-color="#ff420e" svg:stroke-opacity="75%" draw:fill-color="#ff420e" draw:opacity="75%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7.453cm" svg:y="0.316cm" chart:style-name="ch2">
          <text:p>r = 5</text:p>
        </chart:title>
        <chart:legend chart:legend-position="end" svg:x="11.744cm" svg:y="3.705cm" style:legend-expansion="high" chart:style-name="ch3"/>
        <chart:plot-area chart:style-name="ch4" table:cell-range-address="Лист1.L1:Лист1.O101" chart:data-source-has-labels="row" svg:x="0.319cm" svg:y="1.275cm" svg:width="11.106cm" svg:height="7.55cm">
          <chartooo:coordinate-region svg:x="1.046cm" svg:y="1.474cm" svg:width="10.139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Лист1.M1:Лист1.M101" loext:label-string="сигнал" chart:class="chart:scatter">
            <chart:domain table:cell-range-address="Лист1.L1:Лист1.L101"/>
            <chart:data-point chart:repeated="101"/>
          </chart:series>
          <chart:series chart:style-name="ch8" chart:values-cell-range-address="Лист1.N1:Лист1.N101" loext:label-string="шум" chart:class="chart:scatter">
            <chart:data-point chart:repeated="101"/>
          </chart:series>
          <chart:series chart:style-name="ch9" chart:values-cell-range-address="Лист1.O1:Лист1.O101" loext:label-string="отфильтрованный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L</text:p>
              </table:table-cell>
              <table:table-cell office:value-type="string">
                <text:p>сигнал</text:p>
              </table:table-cell>
              <table:table-cell office:value-type="string">
                <text:p>шум</text:p>
              </table:table-cell>
              <table:table-cell office:value-type="string">
                <text:p>отфильтрованный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L1:Лист1.L101</svg:desc>
                </draw:g>
              </table:table-cell>
              <table:table-cell office:value-type="float" office:value="0.5">
                <text:p>0.5</text:p>
                <draw:g>
                  <svg:desc>Лист1.M1:Лист1.M101</svg:desc>
                </draw:g>
              </table:table-cell>
              <table:table-cell office:value-type="float" office:value="0.265341">
                <text:p>0.265341</text:p>
                <draw:g>
                  <svg:desc>Лист1.N1:Лист1.N101</svg:desc>
                </draw:g>
              </table:table-cell>
              <table:table-cell office:value-type="float" office:value="0.255629">
                <text:p>0.255629</text:p>
                <draw:g>
                  <svg:desc>Лист1.O1:Лист1.O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4159">
                <text:p>0.0314159</text:p>
              </table:table-cell>
              <table:table-cell office:value-type="float" office:value="0.531411">
                <text:p>0.531411</text:p>
              </table:table-cell>
              <table:table-cell office:value-type="float" office:value="0.43678">
                <text:p>0.43678</text:p>
              </table:table-cell>
              <table:table-cell office:value-type="float" office:value="0.39635">
                <text:p>0.396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8319">
                <text:p>0.0628319</text:p>
              </table:table-cell>
              <table:table-cell office:value-type="float" office:value="0.562791">
                <text:p>0.562791</text:p>
              </table:table-cell>
              <table:table-cell office:value-type="float" office:value="0.617395">
                <text:p>0.617395</text:p>
              </table:table-cell>
              <table:table-cell office:value-type="float" office:value="0.493681">
                <text:p>0.493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42478">
                <text:p>0.0942478</text:p>
              </table:table-cell>
              <table:table-cell office:value-type="float" office:value="0.594108">
                <text:p>0.594108</text:p>
              </table:table-cell>
              <table:table-cell office:value-type="float" office:value="0.558582">
                <text:p>0.558582</text:p>
              </table:table-cell>
              <table:table-cell office:value-type="float" office:value="0.568635">
                <text:p>0.5686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5664">
                <text:p>0.125664</text:p>
              </table:table-cell>
              <table:table-cell office:value-type="float" office:value="0.625333">
                <text:p>0.625333</text:p>
              </table:table-cell>
              <table:table-cell office:value-type="float" office:value="0.457589">
                <text:p>0.457589</text:p>
              </table:table-cell>
              <table:table-cell office:value-type="float" office:value="0.588865">
                <text:p>0.5888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708">
                <text:p>0.15708</text:p>
              </table:table-cell>
              <table:table-cell office:value-type="float" office:value="0.656434">
                <text:p>0.656434</text:p>
              </table:table-cell>
              <table:table-cell office:value-type="float" office:value="0.826113">
                <text:p>0.826113</text:p>
              </table:table-cell>
              <table:table-cell office:value-type="float" office:value="0.609061">
                <text:p>0.6090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8496">
                <text:p>0.188496</text:p>
              </table:table-cell>
              <table:table-cell office:value-type="float" office:value="0.687381">
                <text:p>0.687381</text:p>
              </table:table-cell>
              <table:table-cell office:value-type="float" office:value="0.476917">
                <text:p>0.476917</text:p>
              </table:table-cell>
              <table:table-cell office:value-type="float" office:value="0.657021">
                <text:p>0.657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9911">
                <text:p>0.219911</text:p>
              </table:table-cell>
              <table:table-cell office:value-type="float" office:value="0.718143">
                <text:p>0.718143</text:p>
              </table:table-cell>
              <table:table-cell office:value-type="float" office:value="0.698483">
                <text:p>0.698483</text:p>
              </table:table-cell>
              <table:table-cell office:value-type="float" office:value="0.71451">
                <text:p>0.714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1327">
                <text:p>0.251327</text:p>
              </table:table-cell>
              <table:table-cell office:value-type="float" office:value="0.74869">
                <text:p>0.74869</text:p>
              </table:table-cell>
              <table:table-cell office:value-type="float" office:value="0.866005">
                <text:p>0.866005</text:p>
              </table:table-cell>
              <table:table-cell office:value-type="float" office:value="0.781746">
                <text:p>0.7817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2743">
                <text:p>0.282743</text:p>
              </table:table-cell>
              <table:table-cell office:value-type="float" office:value="0.778991">
                <text:p>0.778991</text:p>
              </table:table-cell>
              <table:table-cell office:value-type="float" office:value="0.780876">
                <text:p>0.780876</text:p>
              </table:table-cell>
              <table:table-cell office:value-type="float" office:value="0.841586">
                <text:p>0.8415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4159">
                <text:p>0.314159</text:p>
              </table:table-cell>
              <table:table-cell office:value-type="float" office:value="0.809017">
                <text:p>0.809017</text:p>
              </table:table-cell>
              <table:table-cell office:value-type="float" office:value="1.05782">
                <text:p>1.05782</text:p>
              </table:table-cell>
              <table:table-cell office:value-type="float" office:value="0.873652">
                <text:p>0.8736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5575">
                <text:p>0.345575</text:p>
              </table:table-cell>
              <table:table-cell office:value-type="float" office:value="0.838738">
                <text:p>0.838738</text:p>
              </table:table-cell>
              <table:table-cell office:value-type="float" office:value="0.701227">
                <text:p>0.701227</text:p>
              </table:table-cell>
              <table:table-cell office:value-type="float" office:value="0.878372">
                <text:p>0.8783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76991">
                <text:p>0.376991</text:p>
              </table:table-cell>
              <table:table-cell office:value-type="float" office:value="0.868125">
                <text:p>0.868125</text:p>
              </table:table-cell>
              <table:table-cell office:value-type="float" office:value="0.955818">
                <text:p>0.955818</text:p>
              </table:table-cell>
              <table:table-cell office:value-type="float" office:value="0.870936">
                <text:p>0.8709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08407">
                <text:p>0.408407</text:p>
              </table:table-cell>
              <table:table-cell office:value-type="float" office:value="0.897148">
                <text:p>0.897148</text:p>
              </table:table-cell>
              <table:table-cell office:value-type="float" office:value="0.901123">
                <text:p>0.901123</text:p>
              </table:table-cell>
              <table:table-cell office:value-type="float" office:value="0.869925">
                <text:p>0.8699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39823">
                <text:p>0.439823</text:p>
              </table:table-cell>
              <table:table-cell office:value-type="float" office:value="0.925779">
                <text:p>0.925779</text:p>
              </table:table-cell>
              <table:table-cell office:value-type="float" office:value="0.747612">
                <text:p>0.747612</text:p>
              </table:table-cell>
              <table:table-cell office:value-type="float" office:value="0.901981">
                <text:p>0.9019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1239">
                <text:p>0.471239</text:p>
              </table:table-cell>
              <table:table-cell office:value-type="float" office:value="0.95399">
                <text:p>0.95399</text:p>
              </table:table-cell>
              <table:table-cell office:value-type="float" office:value="1.03688">
                <text:p>1.03688</text:p>
              </table:table-cell>
              <table:table-cell office:value-type="float" office:value="0.925307">
                <text:p>0.9253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02655">
                <text:p>0.502655</text:p>
              </table:table-cell>
              <table:table-cell office:value-type="float" office:value="0.981754">
                <text:p>0.981754</text:p>
              </table:table-cell>
              <table:table-cell office:value-type="float" office:value="0.934783">
                <text:p>0.934783</text:p>
              </table:table-cell>
              <table:table-cell office:value-type="float" office:value="0.941858">
                <text:p>0.9418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34071">
                <text:p>0.534071</text:p>
              </table:table-cell>
              <table:table-cell office:value-type="float" office:value="1.00904">
                <text:p>1.00904</text:p>
              </table:table-cell>
              <table:table-cell office:value-type="float" office:value="1.00741">
                <text:p>1.00741</text:p>
              </table:table-cell>
              <table:table-cell office:value-type="float" office:value="0.93964">
                <text:p>0.939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65487">
                <text:p>0.565487</text:p>
              </table:table-cell>
              <table:table-cell office:value-type="float" office:value="1.03583">
                <text:p>1.03583</text:p>
              </table:table-cell>
              <table:table-cell office:value-type="float" office:value="0.879175">
                <text:p>0.879175</text:p>
              </table:table-cell>
              <table:table-cell office:value-type="float" office:value="0.953415">
                <text:p>0.9534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96903">
                <text:p>0.596903</text:p>
              </table:table-cell>
              <table:table-cell office:value-type="float" office:value="1.06208">
                <text:p>1.06208</text:p>
              </table:table-cell>
              <table:table-cell office:value-type="float" office:value="0.815321">
                <text:p>0.815321</text:p>
              </table:table-cell>
              <table:table-cell office:value-type="float" office:value="0.998133">
                <text:p>0.9981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28319">
                <text:p>0.628319</text:p>
              </table:table-cell>
              <table:table-cell office:value-type="float" office:value="1.08779">
                <text:p>1.08779</text:p>
              </table:table-cell>
              <table:table-cell office:value-type="float" office:value="1.26471">
                <text:p>1.26471</text:p>
              </table:table-cell>
              <table:table-cell office:value-type="float" office:value="1.08824">
                <text:p>1.088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59734">
                <text:p>0.659734</text:p>
              </table:table-cell>
              <table:table-cell office:value-type="float" office:value="1.11291">
                <text:p>1.11291</text:p>
              </table:table-cell>
              <table:table-cell office:value-type="float" office:value="1.11024">
                <text:p>1.11024</text:p>
              </table:table-cell>
              <table:table-cell office:value-type="float" office:value="1.17975">
                <text:p>1.179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9115">
                <text:p>0.69115</text:p>
              </table:table-cell>
              <table:table-cell office:value-type="float" office:value="1.13742">
                <text:p>1.13742</text:p>
              </table:table-cell>
              <table:table-cell office:value-type="float" office:value="1.36328">
                <text:p>1.36328</text:p>
              </table:table-cell>
              <table:table-cell office:value-type="float" office:value="1.24343">
                <text:p>1.243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22566">
                <text:p>0.722566</text:p>
              </table:table-cell>
              <table:table-cell office:value-type="float" office:value="1.16131">
                <text:p>1.16131</text:p>
              </table:table-cell>
              <table:table-cell office:value-type="float" office:value="1.23154">
                <text:p>1.23154</text:p>
              </table:table-cell>
              <table:table-cell office:value-type="float" office:value="1.21652">
                <text:p>1.216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53982">
                <text:p>0.753982</text:p>
              </table:table-cell>
              <table:table-cell office:value-type="float" office:value="1.18455">
                <text:p>1.18455</text:p>
              </table:table-cell>
              <table:table-cell office:value-type="float" office:value="1.2242">
                <text:p>1.2242</text:p>
              </table:table-cell>
              <table:table-cell office:value-type="float" office:value="1.22858">
                <text:p>1.228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85398">
                <text:p>0.785398</text:p>
              </table:table-cell>
              <table:table-cell office:value-type="float" office:value="1.20711">
                <text:p>1.20711</text:p>
              </table:table-cell>
              <table:table-cell office:value-type="float" office:value="1.03141">
                <text:p>1.03141</text:p>
              </table:table-cell>
              <table:table-cell office:value-type="float" office:value="1.24041">
                <text:p>1.240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16814">
                <text:p>0.816814</text:p>
              </table:table-cell>
              <table:table-cell office:value-type="float" office:value="1.22897">
                <text:p>1.22897</text:p>
              </table:table-cell>
              <table:table-cell office:value-type="float" office:value="1.43092">
                <text:p>1.43092</text:p>
              </table:table-cell>
              <table:table-cell office:value-type="float" office:value="1.29998">
                <text:p>1.299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4823">
                <text:p>0.84823</text:p>
              </table:table-cell>
              <table:table-cell office:value-type="float" office:value="1.25011">
                <text:p>1.25011</text:p>
              </table:table-cell>
              <table:table-cell office:value-type="float" office:value="1.37869">
                <text:p>1.37869</text:p>
              </table:table-cell>
              <table:table-cell office:value-type="float" office:value="1.32833">
                <text:p>1.328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79646">
                <text:p>0.879646</text:p>
              </table:table-cell>
              <table:table-cell office:value-type="float" office:value="1.27051">
                <text:p>1.27051</text:p>
              </table:table-cell>
              <table:table-cell office:value-type="float" office:value="1.43095">
                <text:p>1.43095</text:p>
              </table:table-cell>
              <table:table-cell office:value-type="float" office:value="1.36403">
                <text:p>1.364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11062">
                <text:p>0.911062</text:p>
              </table:table-cell>
              <table:table-cell office:value-type="float" office:value="1.29016">
                <text:p>1.29016</text:p>
              </table:table-cell>
              <table:table-cell office:value-type="float" office:value="1.17636">
                <text:p>1.17636</text:p>
              </table:table-cell>
              <table:table-cell office:value-type="float" office:value="1.37129">
                <text:p>1.371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42478">
                <text:p>0.942478</text:p>
              </table:table-cell>
              <table:table-cell office:value-type="float" office:value="1.30902">
                <text:p>1.30902</text:p>
              </table:table-cell>
              <table:table-cell office:value-type="float" office:value="1.45369">
                <text:p>1.45369</text:p>
              </table:table-cell>
              <table:table-cell office:value-type="float" office:value="1.39316">
                <text:p>1.393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73894">
                <text:p>0.973894</text:p>
              </table:table-cell>
              <table:table-cell office:value-type="float" office:value="1.32708">
                <text:p>1.32708</text:p>
              </table:table-cell>
              <table:table-cell office:value-type="float" office:value="1.51921">
                <text:p>1.51921</text:p>
              </table:table-cell>
              <table:table-cell office:value-type="float" office:value="1.39933">
                <text:p>1.399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0531">
                <text:p>1.00531</text:p>
              </table:table-cell>
              <table:table-cell office:value-type="float" office:value="1.34433">
                <text:p>1.34433</text:p>
              </table:table-cell>
              <table:table-cell office:value-type="float" office:value="1.3859">
                <text:p>1.3859</text:p>
              </table:table-cell>
              <table:table-cell office:value-type="float" office:value="1.39425">
                <text:p>1.394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3673">
                <text:p>1.03673</text:p>
              </table:table-cell>
              <table:table-cell office:value-type="float" office:value="1.36074">
                <text:p>1.36074</text:p>
              </table:table-cell>
              <table:table-cell office:value-type="float" office:value="1.31002">
                <text:p>1.31002</text:p>
              </table:table-cell>
              <table:table-cell office:value-type="float" office:value="1.37925">
                <text:p>1.379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6814">
                <text:p>1.06814</text:p>
              </table:table-cell>
              <table:table-cell office:value-type="float" office:value="1.37631">
                <text:p>1.37631</text:p>
              </table:table-cell>
              <table:table-cell office:value-type="float" office:value="1.28291">
                <text:p>1.28291</text:p>
              </table:table-cell>
              <table:table-cell office:value-type="float" office:value="1.3606">
                <text:p>1.36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9956">
                <text:p>1.09956</text:p>
              </table:table-cell>
              <table:table-cell office:value-type="float" office:value="1.39101">
                <text:p>1.39101</text:p>
              </table:table-cell>
              <table:table-cell office:value-type="float" office:value="1.53119">
                <text:p>1.53119</text:p>
              </table:table-cell>
              <table:table-cell office:value-type="float" office:value="1.36934">
                <text:p>1.369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3097">
                <text:p>1.13097</text:p>
              </table:table-cell>
              <table:table-cell office:value-type="float" office:value="1.40483">
                <text:p>1.40483</text:p>
              </table:table-cell>
              <table:table-cell office:value-type="float" office:value="1.29013">
                <text:p>1.29013</text:p>
              </table:table-cell>
              <table:table-cell office:value-type="float" office:value="1.36607">
                <text:p>1.366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6239">
                <text:p>1.16239</text:p>
              </table:table-cell>
              <table:table-cell office:value-type="float" office:value="1.41775">
                <text:p>1.41775</text:p>
              </table:table-cell>
              <table:table-cell office:value-type="float" office:value="1.38025">
                <text:p>1.38025</text:p>
              </table:table-cell>
              <table:table-cell office:value-type="float" office:value="1.33883">
                <text:p>1.338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9381">
                <text:p>1.19381</text:p>
              </table:table-cell>
              <table:table-cell office:value-type="float" office:value="1.42978">
                <text:p>1.42978</text:p>
              </table:table-cell>
              <table:table-cell office:value-type="float" office:value="1.3003">
                <text:p>1.3003</text:p>
              </table:table-cell>
              <table:table-cell office:value-type="float" office:value="1.34583">
                <text:p>1.345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2522">
                <text:p>1.22522</text:p>
              </table:table-cell>
              <table:table-cell office:value-type="float" office:value="1.44088">
                <text:p>1.44088</text:p>
              </table:table-cell>
              <table:table-cell office:value-type="float" office:value="1.20985">
                <text:p>1.20985</text:p>
              </table:table-cell>
              <table:table-cell office:value-type="float" office:value="1.37578">
                <text:p>1.375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5664">
                <text:p>1.25664</text:p>
              </table:table-cell>
              <table:table-cell office:value-type="float" office:value="1.45106">
                <text:p>1.45106</text:p>
              </table:table-cell>
              <table:table-cell office:value-type="float" office:value="1.66544">
                <text:p>1.66544</text:p>
              </table:table-cell>
              <table:table-cell office:value-type="float" office:value="1.39679">
                <text:p>1.396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8805">
                <text:p>1.28805</text:p>
              </table:table-cell>
              <table:table-cell office:value-type="float" office:value="1.46029">
                <text:p>1.46029</text:p>
              </table:table-cell>
              <table:table-cell office:value-type="float" office:value="1.34598">
                <text:p>1.34598</text:p>
              </table:table-cell>
              <table:table-cell office:value-type="float" office:value="1.42817">
                <text:p>1.428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31947">
                <text:p>1.31947</text:p>
              </table:table-cell>
              <table:table-cell office:value-type="float" office:value="1.46858">
                <text:p>1.46858</text:p>
              </table:table-cell>
              <table:table-cell office:value-type="float" office:value="1.35005">
                <text:p>1.35005</text:p>
              </table:table-cell>
              <table:table-cell office:value-type="float" office:value="1.47272">
                <text:p>1.472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5088">
                <text:p>1.35088</text:p>
              </table:table-cell>
              <table:table-cell office:value-type="float" office:value="1.47592">
                <text:p>1.47592</text:p>
              </table:table-cell>
              <table:table-cell office:value-type="float" office:value="1.54434">
                <text:p>1.54434</text:p>
              </table:table-cell>
              <table:table-cell office:value-type="float" office:value="1.4792">
                <text:p>1.47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823">
                <text:p>1.3823</text:p>
              </table:table-cell>
              <table:table-cell office:value-type="float" office:value="1.48229">
                <text:p>1.48229</text:p>
              </table:table-cell>
              <table:table-cell office:value-type="float" office:value="1.62195">
                <text:p>1.62195</text:p>
              </table:table-cell>
              <table:table-cell office:value-type="float" office:value="1.49914">
                <text:p>1.499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41372">
                <text:p>1.41372</text:p>
              </table:table-cell>
              <table:table-cell office:value-type="float" office:value="1.48769">
                <text:p>1.48769</text:p>
              </table:table-cell>
              <table:table-cell office:value-type="float" office:value="1.45734">
                <text:p>1.45734</text:p>
              </table:table-cell>
              <table:table-cell office:value-type="float" office:value="1.47597">
                <text:p>1.475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44513">
                <text:p>1.44513</text:p>
              </table:table-cell>
              <table:table-cell office:value-type="float" office:value="1.49211">
                <text:p>1.49211</text:p>
              </table:table-cell>
              <table:table-cell office:value-type="float" office:value="1.39343">
                <text:p>1.39343</text:p>
              </table:table-cell>
              <table:table-cell office:value-type="float" office:value="1.46982">
                <text:p>1.469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47655">
                <text:p>1.47655</text:p>
              </table:table-cell>
              <table:table-cell office:value-type="float" office:value="1.49556">
                <text:p>1.49556</text:p>
              </table:table-cell>
              <table:table-cell office:value-type="float" office:value="1.33825">
                <text:p>1.33825</text:p>
              </table:table-cell>
              <table:table-cell office:value-type="float" office:value="1.47413">
                <text:p>1.474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0796">
                <text:p>1.50796</text:p>
              </table:table-cell>
              <table:table-cell office:value-type="float" office:value="1.49803">
                <text:p>1.49803</text:p>
              </table:table-cell>
              <table:table-cell office:value-type="float" office:value="1.71604">
                <text:p>1.71604</text:p>
              </table:table-cell>
              <table:table-cell office:value-type="float" office:value="1.48795">
                <text:p>1.487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3938">
                <text:p>1.53938</text:p>
              </table:table-cell>
              <table:table-cell office:value-type="float" office:value="1.49951">
                <text:p>1.49951</text:p>
              </table:table-cell>
              <table:table-cell office:value-type="float" office:value="1.49417">
                <text:p>1.49417</text:p>
              </table:table-cell>
              <table:table-cell office:value-type="float" office:value="1.51393">
                <text:p>1.513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708">
                <text:p>1.5708</text:p>
              </table:table-cell>
              <table:table-cell office:value-type="float" office:value="1.5">
                <text:p>1.5</text:p>
              </table:table-cell>
              <table:table-cell office:value-type="float" office:value="1.36228">
                <text:p>1.36228</text:p>
              </table:table-cell>
              <table:table-cell office:value-type="float" office:value="1.49018">
                <text:p>1.490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0221">
                <text:p>1.60221</text:p>
              </table:table-cell>
              <table:table-cell office:value-type="float" office:value="1.49951">
                <text:p>1.49951</text:p>
              </table:table-cell>
              <table:table-cell office:value-type="float" office:value="1.64445">
                <text:p>1.64445</text:p>
              </table:table-cell>
              <table:table-cell office:value-type="float" office:value="1.42933">
                <text:p>1.429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3363">
                <text:p>1.63363</text:p>
              </table:table-cell>
              <table:table-cell office:value-type="float" office:value="1.49803">
                <text:p>1.49803</text:p>
              </table:table-cell>
              <table:table-cell office:value-type="float" office:value="1.25637">
                <text:p>1.25637</text:p>
              </table:table-cell>
              <table:table-cell office:value-type="float" office:value="1.40395">
                <text:p>1.403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6504">
                <text:p>1.66504</text:p>
              </table:table-cell>
              <table:table-cell office:value-type="float" office:value="1.49556">
                <text:p>1.49556</text:p>
              </table:table-cell>
              <table:table-cell office:value-type="float" office:value="1.3337">
                <text:p>1.3337</text:p>
              </table:table-cell>
              <table:table-cell office:value-type="float" office:value="1.41347">
                <text:p>1.413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69646">
                <text:p>1.69646</text:p>
              </table:table-cell>
              <table:table-cell office:value-type="float" office:value="1.49211">
                <text:p>1.49211</text:p>
              </table:table-cell>
              <table:table-cell office:value-type="float" office:value="1.45728">
                <text:p>1.45728</text:p>
              </table:table-cell>
              <table:table-cell office:value-type="float" office:value="1.41362">
                <text:p>1.413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72788">
                <text:p>1.72788</text:p>
              </table:table-cell>
              <table:table-cell office:value-type="float" office:value="1.48769">
                <text:p>1.48769</text:p>
              </table:table-cell>
              <table:table-cell office:value-type="float" office:value="1.53569">
                <text:p>1.53569</text:p>
              </table:table-cell>
              <table:table-cell office:value-type="float" office:value="1.44506">
                <text:p>1.445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75929">
                <text:p>1.75929</text:p>
              </table:table-cell>
              <table:table-cell office:value-type="float" office:value="1.48229">
                <text:p>1.48229</text:p>
              </table:table-cell>
              <table:table-cell office:value-type="float" office:value="1.41107">
                <text:p>1.41107</text:p>
              </table:table-cell>
              <table:table-cell office:value-type="float" office:value="1.44541">
                <text:p>1.445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79071">
                <text:p>1.79071</text:p>
              </table:table-cell>
              <table:table-cell office:value-type="float" office:value="1.47592">
                <text:p>1.47592</text:p>
              </table:table-cell>
              <table:table-cell office:value-type="float" office:value="1.40939">
                <text:p>1.40939</text:p>
              </table:table-cell>
              <table:table-cell office:value-type="float" office:value="1.41468">
                <text:p>1.414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82212">
                <text:p>1.82212</text:p>
              </table:table-cell>
              <table:table-cell office:value-type="float" office:value="1.46858">
                <text:p>1.46858</text:p>
              </table:table-cell>
              <table:table-cell office:value-type="float" office:value="1.41152">
                <text:p>1.41152</text:p>
              </table:table-cell>
              <table:table-cell office:value-type="float" office:value="1.4039">
                <text:p>1.40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85354">
                <text:p>1.85354</text:p>
              </table:table-cell>
              <table:table-cell office:value-type="float" office:value="1.46029">
                <text:p>1.46029</text:p>
              </table:table-cell>
              <table:table-cell office:value-type="float" office:value="1.31587">
                <text:p>1.31587</text:p>
              </table:table-cell>
              <table:table-cell office:value-type="float" office:value="1.3942">
                <text:p>1.39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88496">
                <text:p>1.88496</text:p>
              </table:table-cell>
              <table:table-cell office:value-type="float" office:value="1.45106">
                <text:p>1.45106</text:p>
              </table:table-cell>
              <table:table-cell office:value-type="float" office:value="1.52074">
                <text:p>1.52074</text:p>
              </table:table-cell>
              <table:table-cell office:value-type="float" office:value="1.36815">
                <text:p>1.368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91637">
                <text:p>1.91637</text:p>
              </table:table-cell>
              <table:table-cell office:value-type="float" office:value="1.44088">
                <text:p>1.44088</text:p>
              </table:table-cell>
              <table:table-cell office:value-type="float" office:value="1.29484">
                <text:p>1.29484</text:p>
              </table:table-cell>
              <table:table-cell office:value-type="float" office:value="1.33391">
                <text:p>1.333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94779">
                <text:p>1.94779</text:p>
              </table:table-cell>
              <table:table-cell office:value-type="float" office:value="1.42978">
                <text:p>1.42978</text:p>
              </table:table-cell>
              <table:table-cell office:value-type="float" office:value="1.22749">
                <text:p>1.22749</text:p>
              </table:table-cell>
              <table:table-cell office:value-type="float" office:value="1.33126">
                <text:p>1.331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792">
                <text:p>1.9792</text:p>
              </table:table-cell>
              <table:table-cell office:value-type="float" office:value="1.41775">
                <text:p>1.41775</text:p>
              </table:table-cell>
              <table:table-cell office:value-type="float" office:value="1.29536">
                <text:p>1.29536</text:p>
              </table:table-cell>
              <table:table-cell office:value-type="float" office:value="1.3296">
                <text:p>1.32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01062">
                <text:p>2.01062</text:p>
              </table:table-cell>
              <table:table-cell office:value-type="float" office:value="1.40483">
                <text:p>1.40483</text:p>
              </table:table-cell>
              <table:table-cell office:value-type="float" office:value="1.47441">
                <text:p>1.47441</text:p>
              </table:table-cell>
              <table:table-cell office:value-type="float" office:value="1.33214">
                <text:p>1.332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04204">
                <text:p>2.04204</text:p>
              </table:table-cell>
              <table:table-cell office:value-type="float" office:value="1.39101">
                <text:p>1.39101</text:p>
              </table:table-cell>
              <table:table-cell office:value-type="float" office:value="1.36168">
                <text:p>1.36168</text:p>
              </table:table-cell>
              <table:table-cell office:value-type="float" office:value="1.36008">
                <text:p>1.360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07345">
                <text:p>2.07345</text:p>
              </table:table-cell>
              <table:table-cell office:value-type="float" office:value="1.37631">
                <text:p>1.37631</text:p>
              </table:table-cell>
              <table:table-cell office:value-type="float" office:value="1.16045">
                <text:p>1.16045</text:p>
              </table:table-cell>
              <table:table-cell office:value-type="float" office:value="1.39291">
                <text:p>1.392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10487">
                <text:p>2.10487</text:p>
              </table:table-cell>
              <table:table-cell office:value-type="float" office:value="1.36074">
                <text:p>1.36074</text:p>
              </table:table-cell>
              <table:table-cell office:value-type="float" office:value="1.56563">
                <text:p>1.56563</text:p>
              </table:table-cell>
              <table:table-cell office:value-type="float" office:value="1.39564">
                <text:p>1.395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13628">
                <text:p>2.13628</text:p>
              </table:table-cell>
              <table:table-cell office:value-type="float" office:value="1.34433">
                <text:p>1.34433</text:p>
              </table:table-cell>
              <table:table-cell office:value-type="float" office:value="1.54385">
                <text:p>1.54385</text:p>
              </table:table-cell>
              <table:table-cell office:value-type="float" office:value="1.42439">
                <text:p>1.424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1677">
                <text:p>2.1677</text:p>
              </table:table-cell>
              <table:table-cell office:value-type="float" office:value="1.32708">
                <text:p>1.32708</text:p>
              </table:table-cell>
              <table:table-cell office:value-type="float" office:value="1.23175">
                <text:p>1.23175</text:p>
              </table:table-cell>
              <table:table-cell office:value-type="float" office:value="1.44892">
                <text:p>1.448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19911">
                <text:p>2.19911</text:p>
              </table:table-cell>
              <table:table-cell office:value-type="float" office:value="1.30902">
                <text:p>1.30902</text:p>
              </table:table-cell>
              <table:table-cell office:value-type="float" office:value="1.53288">
                <text:p>1.53288</text:p>
              </table:table-cell>
              <table:table-cell office:value-type="float" office:value="1.42366">
                <text:p>1.423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23053">
                <text:p>2.23053</text:p>
              </table:table-cell>
              <table:table-cell office:value-type="float" office:value="1.29016">
                <text:p>1.29016</text:p>
              </table:table-cell>
              <table:table-cell office:value-type="float" office:value="1.47041">
                <text:p>1.47041</text:p>
              </table:table-cell>
              <table:table-cell office:value-type="float" office:value="1.37272">
                <text:p>1.372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6195">
                <text:p>2.26195</text:p>
              </table:table-cell>
              <table:table-cell office:value-type="float" office:value="1.27051">
                <text:p>1.27051</text:p>
              </table:table-cell>
              <table:table-cell office:value-type="float" office:value="1.32722">
                <text:p>1.32722</text:p>
              </table:table-cell>
              <table:table-cell office:value-type="float" office:value="1.32735">
                <text:p>1.327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336">
                <text:p>2.29336</text:p>
              </table:table-cell>
              <table:table-cell office:value-type="float" office:value="1.25011">
                <text:p>1.25011</text:p>
              </table:table-cell>
              <table:table-cell office:value-type="float" office:value="1.12179">
                <text:p>1.12179</text:p>
              </table:table-cell>
              <table:table-cell office:value-type="float" office:value="1.24414">
                <text:p>1.244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2478">
                <text:p>2.32478</text:p>
              </table:table-cell>
              <table:table-cell office:value-type="float" office:value="1.22897">
                <text:p>1.22897</text:p>
              </table:table-cell>
              <table:table-cell office:value-type="float" office:value="1.22765">
                <text:p>1.22765</text:p>
              </table:table-cell>
              <table:table-cell office:value-type="float" office:value="1.20654">
                <text:p>1.206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5619">
                <text:p>2.35619</text:p>
              </table:table-cell>
              <table:table-cell office:value-type="float" office:value="1.20711">
                <text:p>1.20711</text:p>
              </table:table-cell>
              <table:table-cell office:value-type="float" office:value="1.15348">
                <text:p>1.15348</text:p>
              </table:table-cell>
              <table:table-cell office:value-type="float" office:value="1.21755">
                <text:p>1.217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38761">
                <text:p>2.38761</text:p>
              </table:table-cell>
              <table:table-cell office:value-type="float" office:value="1.18455">
                <text:p>1.18455</text:p>
              </table:table-cell>
              <table:table-cell office:value-type="float" office:value="1.27587">
                <text:p>1.27587</text:p>
              </table:table-cell>
              <table:table-cell office:value-type="float" office:value="1.24205">
                <text:p>1.242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41903">
                <text:p>2.41903</text:p>
              </table:table-cell>
              <table:table-cell office:value-type="float" office:value="1.16131">
                <text:p>1.16131</text:p>
              </table:table-cell>
              <table:table-cell office:value-type="float" office:value="1.32766">
                <text:p>1.32766</text:p>
              </table:table-cell>
              <table:table-cell office:value-type="float" office:value="1.2406">
                <text:p>1.24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45044">
                <text:p>2.45044</text:p>
              </table:table-cell>
              <table:table-cell office:value-type="float" office:value="1.13742">
                <text:p>1.13742</text:p>
              </table:table-cell>
              <table:table-cell office:value-type="float" office:value="1.19284">
                <text:p>1.19284</text:p>
              </table:table-cell>
              <table:table-cell office:value-type="float" office:value="1.20611">
                <text:p>1.206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48186">
                <text:p>2.48186</text:p>
              </table:table-cell>
              <table:table-cell office:value-type="float" office:value="1.11291">
                <text:p>1.11291</text:p>
              </table:table-cell>
              <table:table-cell office:value-type="float" office:value="1.17224">
                <text:p>1.17224</text:p>
              </table:table-cell>
              <table:table-cell office:value-type="float" office:value="1.16986">
                <text:p>1.169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51327">
                <text:p>2.51327</text:p>
              </table:table-cell>
              <table:table-cell office:value-type="float" office:value="1.08779">
                <text:p>1.08779</text:p>
              </table:table-cell>
              <table:table-cell office:value-type="float" office:value="1.01515">
                <text:p>1.01515</text:p>
              </table:table-cell>
              <table:table-cell office:value-type="float" office:value="1.12054">
                <text:p>1.120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54469">
                <text:p>2.54469</text:p>
              </table:table-cell>
              <table:table-cell office:value-type="float" office:value="1.06208">
                <text:p>1.06208</text:p>
              </table:table-cell>
              <table:table-cell office:value-type="float" office:value="1.22978">
                <text:p>1.22978</text:p>
              </table:table-cell>
              <table:table-cell office:value-type="float" office:value="1.08212">
                <text:p>1.082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57611">
                <text:p>2.57611</text:p>
              </table:table-cell>
              <table:table-cell office:value-type="float" office:value="1.03583">
                <text:p>1.03583</text:p>
              </table:table-cell>
              <table:table-cell office:value-type="float" office:value="0.990103">
                <text:p>0.990103</text:p>
              </table:table-cell>
              <table:table-cell office:value-type="float" office:value="1.00965">
                <text:p>1.009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60752">
                <text:p>2.60752</text:p>
              </table:table-cell>
              <table:table-cell office:value-type="float" office:value="1.00904">
                <text:p>1.00904</text:p>
              </table:table-cell>
              <table:table-cell office:value-type="float" office:value="0.961104">
                <text:p>0.961104</text:p>
              </table:table-cell>
              <table:table-cell office:value-type="float" office:value="0.98086">
                <text:p>0.980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63894">
                <text:p>2.63894</text:p>
              </table:table-cell>
              <table:table-cell office:value-type="float" office:value="0.981754">
                <text:p>0.981754</text:p>
              </table:table-cell>
              <table:table-cell office:value-type="float" office:value="0.753936">
                <text:p>0.753936</text:p>
              </table:table-cell>
              <table:table-cell office:value-type="float" office:value="0.910537">
                <text:p>0.9105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67035">
                <text:p>2.67035</text:p>
              </table:table-cell>
              <table:table-cell office:value-type="float" office:value="0.95399">
                <text:p>0.95399</text:p>
              </table:table-cell>
              <table:table-cell office:value-type="float" office:value="1.13978">
                <text:p>1.13978</text:p>
              </table:table-cell>
              <table:table-cell office:value-type="float" office:value="0.884666">
                <text:p>0.8846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70177">
                <text:p>2.70177</text:p>
              </table:table-cell>
              <table:table-cell office:value-type="float" office:value="0.925779">
                <text:p>0.925779</text:p>
              </table:table-cell>
              <table:table-cell office:value-type="float" office:value="0.675844">
                <text:p>0.675844</text:p>
              </table:table-cell>
              <table:table-cell office:value-type="float" office:value="0.843539">
                <text:p>0.8435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73319">
                <text:p>2.73319</text:p>
              </table:table-cell>
              <table:table-cell office:value-type="float" office:value="0.897148">
                <text:p>0.897148</text:p>
              </table:table-cell>
              <table:table-cell office:value-type="float" office:value="0.864469">
                <text:p>0.864469</text:p>
              </table:table-cell>
              <table:table-cell office:value-type="float" office:value="0.820667">
                <text:p>0.820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7646">
                <text:p>2.7646</text:p>
              </table:table-cell>
              <table:table-cell office:value-type="float" office:value="0.868125">
                <text:p>0.868125</text:p>
              </table:table-cell>
              <table:table-cell office:value-type="float" office:value="0.737391">
                <text:p>0.737391</text:p>
              </table:table-cell>
              <table:table-cell office:value-type="float" office:value="0.791423">
                <text:p>0.7914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79602">
                <text:p>2.79602</text:p>
              </table:table-cell>
              <table:table-cell office:value-type="float" office:value="0.838738">
                <text:p>0.838738</text:p>
              </table:table-cell>
              <table:table-cell office:value-type="float" office:value="0.798089">
                <text:p>0.798089</text:p>
              </table:table-cell>
              <table:table-cell office:value-type="float" office:value="0.837464">
                <text:p>0.8374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82743">
                <text:p>2.82743</text:p>
              </table:table-cell>
              <table:table-cell office:value-type="float" office:value="0.809017">
                <text:p>0.809017</text:p>
              </table:table-cell>
              <table:table-cell office:value-type="float" office:value="0.881918">
                <text:p>0.881918</text:p>
              </table:table-cell>
              <table:table-cell office:value-type="float" office:value="0.857196">
                <text:p>0.8571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85885">
                <text:p>2.85885</text:p>
              </table:table-cell>
              <table:table-cell office:value-type="float" office:value="0.778991">
                <text:p>0.778991</text:p>
              </table:table-cell>
              <table:table-cell office:value-type="float" office:value="0.984289">
                <text:p>0.984289</text:p>
              </table:table-cell>
              <table:table-cell office:value-type="float" office:value="0.879064">
                <text:p>0.8790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89027">
                <text:p>2.89027</text:p>
              </table:table-cell>
              <table:table-cell office:value-type="float" office:value="0.74869">
                <text:p>0.74869</text:p>
              </table:table-cell>
              <table:table-cell office:value-type="float" office:value="0.811997">
                <text:p>0.811997</text:p>
              </table:table-cell>
              <table:table-cell office:value-type="float" office:value="0.831187">
                <text:p>0.8311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92168">
                <text:p>2.92168</text:p>
              </table:table-cell>
              <table:table-cell office:value-type="float" office:value="0.718143">
                <text:p>0.718143</text:p>
              </table:table-cell>
              <table:table-cell office:value-type="float" office:value="0.85511">
                <text:p>0.85511</text:p>
              </table:table-cell>
              <table:table-cell office:value-type="float" office:value="0.745923">
                <text:p>0.7459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9531">
                <text:p>2.9531</text:p>
              </table:table-cell>
              <table:table-cell office:value-type="float" office:value="0.687381">
                <text:p>0.687381</text:p>
              </table:table-cell>
              <table:table-cell office:value-type="float" office:value="0.520289">
                <text:p>0.520289</text:p>
              </table:table-cell>
              <table:table-cell office:value-type="float" office:value="0.641281">
                <text:p>0.6412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98451">
                <text:p>2.98451</text:p>
              </table:table-cell>
              <table:table-cell office:value-type="float" office:value="0.656434">
                <text:p>0.656434</text:p>
              </table:table-cell>
              <table:table-cell office:value-type="float" office:value="0.555675">
                <text:p>0.555675</text:p>
              </table:table-cell>
              <table:table-cell office:value-type="float" office:value="0.562417">
                <text:p>0.5624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01593">
                <text:p>3.01593</text:p>
              </table:table-cell>
              <table:table-cell office:value-type="float" office:value="0.625333">
                <text:p>0.625333</text:p>
              </table:table-cell>
              <table:table-cell office:value-type="float" office:value="0.499327">
                <text:p>0.499327</text:p>
              </table:table-cell>
              <table:table-cell office:value-type="float" office:value="0.49518">
                <text:p>0.495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04734">
                <text:p>3.04734</text:p>
              </table:table-cell>
              <table:table-cell office:value-type="float" office:value="0.594108">
                <text:p>0.594108</text:p>
              </table:table-cell>
              <table:table-cell office:value-type="float" office:value="0.461163">
                <text:p>0.461163</text:p>
              </table:table-cell>
              <table:table-cell office:value-type="float" office:value="0.458194">
                <text:p>0.4581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07876">
                <text:p>3.07876</text:p>
              </table:table-cell>
              <table:table-cell office:value-type="float" office:value="0.562791">
                <text:p>0.562791</text:p>
              </table:table-cell>
              <table:table-cell office:value-type="float" office:value="0.416921">
                <text:p>0.416921</text:p>
              </table:table-cell>
              <table:table-cell office:value-type="float" office:value="0.440354">
                <text:p>0.4403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11018">
                <text:p>3.11018</text:p>
              </table:table-cell>
              <table:table-cell office:value-type="float" office:value="0.531411">
                <text:p>0.531411</text:p>
              </table:table-cell>
              <table:table-cell office:value-type="float" office:value="0.354928">
                <text:p>0.354928</text:p>
              </table:table-cell>
              <table:table-cell office:value-type="float" office:value="0.44053">
                <text:p>0.440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14159">
                <text:p>3.14159</text:p>
              </table:table-cell>
              <table:table-cell office:value-type="float" office:value="0.5">
                <text:p>0.5</text:p>
              </table:table-cell>
              <table:table-cell office:value-type="float" office:value="0.538081">
                <text:p>0.538081</text:p>
              </table:table-cell>
              <table:table-cell office:value-type="float" office:value="0.450489">
                <text:p>0.4504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DB16D684671DD303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729fcf" draw:fill-color="#729fc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7.453cm" svg:y="0.316cm" chart:style-name="ch2">
          <text:p>r = 3</text:p>
        </chart:title>
        <chart:plot-area chart:style-name="ch3" table:cell-range-address="Лист1.A103:Лист1.B113" svg:x="1.33cm" svg:y="1.275cm" svg:width="14.349cm" svg:height="6.569cm">
          <chartooo:coordinate-region svg:x="2.242cm" svg:y="1.474cm" svg:width="13.197cm" svg:height="5.723cm"/>
          <chart:axis chart:dimension="x" chart:name="primary-x" chart:style-name="ch4">
            <chart:title svg:x="8.328cm" svg:y="8.024cm" chart:style-name="ch5">
              <text:p>w</text:p>
            </chart:title>
            <chart:grid chart:style-name="ch6" chart:class="major"/>
          </chart:axis>
          <chart:axis chart:dimension="y" chart:name="primary-y" chart:style-name="ch4">
            <chart:title svg:x="0.451cm" svg:y="4.709cm" chart:style-name="ch7">
              <text:p>d</text:p>
            </chart:title>
            <chart:grid chart:style-name="ch6" chart:class="major"/>
          </chart:axis>
          <chart:series chart:style-name="ch8" chart:values-cell-range-address="Лист1.B103:Лист1.B113" chart:class="chart:scatter">
            <chart:domain table:cell-range-address="Лист1.A103:Лист1.A113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871">
                <text:p>2.04871</text:p>
                <draw:g>
                  <svg:desc>Лист1.A103:Лист1.A113</svg:desc>
                </draw:g>
              </table:table-cell>
              <table:table-cell office:value-type="float" office:value="0.000435416">
                <text:p>0.000435416</text:p>
                <draw:g>
                  <svg:desc>Лист1.B103:Лист1.B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73875">
                <text:p>0.773875</text:p>
              </table:table-cell>
              <table:table-cell office:value-type="float" office:value="0.0858384">
                <text:p>0.08583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90672">
                <text:p>0.690672</text:p>
              </table:table-cell>
              <table:table-cell office:value-type="float" office:value="0.0983845">
                <text:p>0.09838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9263">
                <text:p>0.679263</text:p>
              </table:table-cell>
              <table:table-cell office:value-type="float" office:value="0.101954">
                <text:p>0.1019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76219">
                <text:p>0.676219</text:p>
              </table:table-cell>
              <table:table-cell office:value-type="float" office:value="0.103488">
                <text:p>0.103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458">
                <text:p>0.67458</text:p>
              </table:table-cell>
              <table:table-cell office:value-type="float" office:value="0.104742">
                <text:p>0.1047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74029">
                <text:p>0.674029</text:p>
              </table:table-cell>
              <table:table-cell office:value-type="float" office:value="0.105397">
                <text:p>0.105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73863">
                <text:p>0.673863</text:p>
              </table:table-cell>
              <table:table-cell office:value-type="float" office:value="0.105667">
                <text:p>0.105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3576">
                <text:p>0.673576</text:p>
              </table:table-cell>
              <table:table-cell office:value-type="float" office:value="0.106505">
                <text:p>0.106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73558">
                <text:p>0.673558</text:p>
              </table:table-cell>
              <table:table-cell office:value-type="float" office:value="0.106854">
                <text:p>0.1068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73559">
                <text:p>0.673559</text:p>
              </table:table-cell>
              <table:table-cell office:value-type="float" office:value="0.106691">
                <text:p>0.1066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DB16D684671DD303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972f" draw:fill-color="#ff972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54cm" svg:y="0.316cm" chart:style-name="ch2">
          <text:p>r = 5</text:p>
        </chart:title>
        <chart:plot-area chart:style-name="ch3" table:cell-range-address="Лист1.L103:Лист1.M113" svg:x="1.331cm" svg:y="1.275cm" svg:width="14.349cm" svg:height="6.564cm">
          <chartooo:coordinate-region svg:x="2.243cm" svg:y="1.474cm" svg:width="13.197cm" svg:height="5.718cm"/>
          <chart:axis chart:dimension="x" chart:name="primary-x" chart:style-name="ch4">
            <chart:title svg:x="8.329cm" svg:y="8.019cm" chart:style-name="ch5">
              <text:p>w</text:p>
            </chart:title>
            <chart:grid chart:style-name="ch6" chart:class="major"/>
          </chart:axis>
          <chart:axis chart:dimension="y" chart:name="primary-y" chart:style-name="ch4">
            <chart:title svg:x="0.451cm" svg:y="4.707cm" chart:style-name="ch7">
              <text:p>d</text:p>
            </chart:title>
            <chart:grid chart:style-name="ch6" chart:class="major"/>
          </chart:axis>
          <chart:series chart:style-name="ch8" chart:values-cell-range-address="Лист1.M103:Лист1.M113" chart:class="chart:scatter">
            <chart:domain table:cell-range-address="Лист1.L103:Лист1.L113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L</text:p>
              </table:table-cell>
              <table:table-cell office:value-type="string">
                <text:p>Столбец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9497">
                <text:p>1.99497</text:p>
                <draw:g>
                  <svg:desc>Лист1.L103:Лист1.L113</svg:desc>
                </draw:g>
              </table:table-cell>
              <table:table-cell office:value-type="float" office:value="0.000175382">
                <text:p>0.000175382</text:p>
                <draw:g>
                  <svg:desc>Лист1.M103:Лист1.M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13258">
                <text:p>0.513258</text:p>
              </table:table-cell>
              <table:table-cell office:value-type="float" office:value="0.0968571">
                <text:p>0.0968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5093">
                <text:p>0.435093</text:p>
              </table:table-cell>
              <table:table-cell office:value-type="float" office:value="0.107885">
                <text:p>0.1078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18924">
                <text:p>0.418924</text:p>
              </table:table-cell>
              <table:table-cell office:value-type="float" office:value="0.112506">
                <text:p>0.112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887">
                <text:p>0.41887</text:p>
              </table:table-cell>
              <table:table-cell office:value-type="float" office:value="0.112218">
                <text:p>0.1122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7192">
                <text:p>0.417192</text:p>
              </table:table-cell>
              <table:table-cell office:value-type="float" office:value="0.113326">
                <text:p>0.1133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757">
                <text:p>0.41757</text:p>
              </table:table-cell>
              <table:table-cell office:value-type="float" office:value="0.114522">
                <text:p>0.1145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728">
                <text:p>0.41728</text:p>
              </table:table-cell>
              <table:table-cell office:value-type="float" office:value="0.116843">
                <text:p>0.1168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17597">
                <text:p>0.417597</text:p>
              </table:table-cell>
              <table:table-cell office:value-type="float" office:value="0.113442">
                <text:p>0.1134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6969">
                <text:p>0.416969</text:p>
              </table:table-cell>
              <table:table-cell office:value-type="float" office:value="0.113529">
                <text:p>0.1135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16688">
                <text:p>0.416688</text:p>
              </table:table-cell>
              <table:table-cell office:value-type="float" office:value="0.115083">
                <text:p>0.1150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